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2.748cm"/>
    </style:style>
    <style:style style:name="co5" style:family="table-column">
      <style:table-column-properties fo:break-before="auto" style:column-width="2.459cm"/>
    </style:style>
    <style:style style:name="co6" style:family="table-column">
      <style:table-column-properties fo:break-before="auto" style:column-width="3.059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3.431cm"/>
    </style:style>
    <style:style style:name="co9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41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43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45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46" style:family="table-cell" style:parent-style-name="Default">
      <style:table-cell-properties fo:background-color="#b2b2b2"/>
      <style:text-properties fo:color="#000000"/>
    </style:style>
    <style:style style:name="ce47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48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4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table-cell-properties fo:background-color="#666666"/>
      <style:text-properties fo:color="#ffffff"/>
    </style:style>
    <style:style style:name="ce51" style:family="table-cell" style:parent-style-name="Default">
      <style:table-cell-properties fo:background-color="transparent"/>
      <style:text-properties fo:color="#ffffff"/>
    </style:style>
    <style:style style:name="ce52" style:family="table-cell" style:parent-style-name="Default">
      <style:text-properties style:font-name="DejaVu Sans Mono"/>
    </style:style>
    <style:style style:name="ce53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333333"/>
      <style:text-properties fo:color="#ffffff"/>
    </style:style>
    <style:style style:name="ce56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57" style:family="table-cell" style:parent-style-name="Default" style:data-style-name="N11"/>
    <style:style style:name="ce17" style:family="table-cell" style:parent-style-name="Default">
      <style:table-cell-properties fo:background-color="#333333"/>
      <style:text-properties fo:color="#ffffff" fo:font-size="8pt" style:font-size-asian="8pt" style:font-size-complex="8pt"/>
    </style:style>
    <style:style style:name="ce18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19" style:family="table-cell" style:parent-style-name="Default">
      <style:table-cell-properties fo:background-color="#666666"/>
      <style:text-properties fo:color="#ffffff" fo:font-size="9pt" style:font-size-asian="9pt" style:font-size-complex="9pt"/>
    </style:style>
    <style:style style:name="ce21" style:family="table-cell" style:parent-style-name="Default">
      <style:table-cell-properties fo:background-color="transparent"/>
      <style:text-properties fo:color="#ffffff" fo:font-size="9pt" style:font-size-asian="9pt" style:font-size-complex="9pt"/>
    </style:style>
    <style:style style:name="ce23" style:family="table-cell" style:parent-style-name="Default">
      <style:table-cell-properties fo:background-color="#b2b2b2"/>
      <style:text-properties fo:color="#000000"/>
    </style:style>
    <style:style style:name="ce26" style:family="table-cell" style:parent-style-name="Default">
      <style:table-cell-properties fo:background-color="#b2b2b2"/>
      <style:text-properties fo:color="#000000" fo:font-size="7pt" style:font-size-asian="7pt" style:font-size-complex="7pt"/>
    </style:style>
    <style:style style:name="ce27" style:family="table-cell" style:parent-style-name="Default">
      <style:table-cell-properties fo:background-color="#b2b2b2"/>
      <style:text-properties fo:color="#000000" fo:font-size="9pt" style:font-size-asian="9pt" style:font-size-complex="9pt"/>
    </style:style>
    <style:style style:name="ce28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666666"/>
      <style:text-properties fo:color="#ffffff"/>
    </style:style>
    <style:style style:name="ce31" style:family="table-cell" style:parent-style-name="Default">
      <style:table-cell-properties fo:background-color="transparent"/>
      <style:text-properties fo:color="#ffffff"/>
    </style:style>
    <style:style style:name="ce32" style:family="table-cell" style:parent-style-name="Default">
      <style:text-properties style:font-name="DejaVu Sans Mono"/>
    </style:style>
    <style:style style:name="ce35" style:family="table-cell" style:parent-style-name="Default">
      <style:text-properties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333333"/>
      <style:text-properties fo:color="#ffffff"/>
    </style:style>
    <style:style style:name="ce39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0" style:family="table-cell" style:parent-style-name="Default" style:data-style-name="N11"/>
    <style:style style:name="ce72" style:family="table-cell" style:parent-style-name="Default">
      <style:table-cell-properties fo:background-color="#333333"/>
      <style:text-properties fo:color="#ffffff" fo:font-size="11pt" fo:font-weight="normal" style:font-size-asian="11pt" style:font-weight-asian="normal" style:font-size-complex="11pt" style:font-weight-complex="normal"/>
    </style:style>
    <style:style style:name="ce73" style:family="table-cell" style:parent-style-name="Default">
      <style:text-properties fo:font-size="11pt" style:font-size-asian="11pt" style:font-size-complex="11pt"/>
    </style:style>
    <style:style style:name="ce74" style:family="table-cell" style:parent-style-name="Default">
      <style:table-cell-properties fo:background-color="#666666"/>
      <style:text-properties fo:color="#ffffff" fo:font-size="11pt" style:font-size-asian="11pt" style:font-size-complex="11pt"/>
    </style:style>
    <style:style style:name="ce75" style:family="table-cell" style:parent-style-name="Default">
      <style:text-properties fo:color="#000000" fo:font-size="11pt" style:font-size-asian="11pt" style:font-size-complex="11pt"/>
    </style:style>
    <style:style style:name="ce20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fo:color="#ffffff" fo:font-size="10pt" style:font-size-asian="10pt" style:font-size-complex="10pt"/>
    </style:style>
    <style:style style:name="ce24" style:family="table-cell" style:parent-style-name="Default" style:data-style-name="N118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lt;=10%" style:apply-style-name="AlmostThere" style:base-cell-address="Porcentagem.B2"/>
      <style:map style:condition="cell-content()&lt;=&lt;15%" style:apply-style-name="Untitled2" style:base-cell-address="Porcentagem.B2"/>
      <style:map style:condition="cell-content()&gt;15%" style:apply-style-name="Cold" style:base-cell-address="Porcentagem.B2"/>
    </style:style>
    <style:style style:name="ce25" style:family="table-cell" style:parent-style-name="Default" style:data-style-name="N118">
      <style:text-properties fo:font-size="8pt" style:font-size-asian="8pt" style:font-size-complex="8pt"/>
      <style:map style:condition="cell-content()&lt;=5%" style:apply-style-name="Untitled1" style:base-cell-address="Porcentagem.B2"/>
      <style:map style:condition="cell-content()&gt;15%" style:apply-style-name="Cold" style:base-cell-address="Porcentagem.B2"/>
      <style:map style:condition="cell-content()&lt;=10%" style:apply-style-name="AlmostThere" style:base-cell-address="Porcentagem.B2"/>
      <style:map style:condition="cell-content()&lt;=15%" style:apply-style-name="Untitled2" style:base-cell-address="Porcentagem.B2"/>
    </style:style>
    <style:style style:name="ce77" style:family="table-cell" style:parent-style-name="Default"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666666" style:text-align-source="fix" style:repeat-content="false"/>
      <style:paragraph-properties fo:text-align="end" fo:margin-left="0cm"/>
      <style:text-properties fo:color="#ffffff" fo:font-size="8pt" style:font-size-asian="8pt" style:font-size-complex="8pt"/>
    </style:style>
    <style:style style:name="ce29" style:family="table-cell" style:parent-style-name="Default" style:data-style-name="N11">
      <style:text-properties fo:color="#000000" fo:font-size="10pt" style:font-size-asian="10pt" style:font-size-complex="10pt"/>
    </style:style>
    <style:style style:name="ce79" style:family="table-cell" style:parent-style-name="Default" style:data-style-name="N11">
      <style:text-properties fo:color="#000000" fo:font-size="8pt" style:font-size-asian="8pt" style:font-size-complex="8pt"/>
    </style:style>
    <style:style style:name="ce80" style:family="table-cell" style:parent-style-name="Default">
      <style:text-properties fo:color="#1c1c1c" fo:font-size="10pt" style:font-size-asian="10pt" style:font-size-complex="10pt"/>
    </style:style>
    <style:style style:name="ce81" style:family="table-cell" style:parent-style-name="Default">
      <style:text-properties fo:color="#1c1c1c"/>
    </style:style>
    <style:style style:name="ce34" style:family="table-cell" style:parent-style-name="Default" style:data-style-name="N11">
      <style:table-cell-properties fo:background-color="#b2b2b2"/>
      <style:text-properties fo:color="#000000"/>
    </style:style>
    <style:style style:name="ce22" style:family="table-cell" style:parent-style-name="Default" style:data-style-name="N118"/>
    <style:style style:name="ce33" style:family="table-cell" style:parent-style-name="Default" style:data-style-name="N118"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3" style:family="table-cell" style:parent-style-name="Default">
      <style:text-properties fo:color="#000000"/>
    </style:style>
    <style:style style:name="ce84" style:family="table-cell" style:parent-style-name="Default">
      <style:table-cell-properties fo:background-color="transparent"/>
    </style:style>
    <style:style style:name="ce88" style:family="table-cell" style:parent-style-name="Default" style:data-style-name="N118">
      <style:text-properties fo:font-size="8pt" style:font-size-asian="8pt" style:font-size-complex="8pt"/>
      <style:map style:condition="cell-content()&lt;=5%" style:apply-style-name="Untitled1" style:base-cell-address="Experimental.B2"/>
      <style:map style:condition="cell-content()&lt;=10%" style:apply-style-name="AlmostThere" style:base-cell-address="Experimental.B2"/>
      <style:map style:condition="cell-content()&lt;=&lt;15%" style:apply-style-name="Untitled2" style:base-cell-address="Experimental.B2"/>
      <style:map style:condition="cell-content()&gt;15%" style:apply-style-name="Cold" style:base-cell-address="Experimental.B2"/>
    </style:style>
    <style:style style:name="ce42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Registrado" table:style-name="ta1">
        <table:table-column table:style-name="co1" table:default-cell-style-name="ce18"/>
        <table:table-column table:style-name="co2" table:number-columns-repeated="3" table:default-cell-style-name="ce28"/>
        <table:table-column table:style-name="co2" table:number-columns-repeated="3" table:default-cell-style-name="Default"/>
        <table:table-column table:style-name="co2" table:number-columns-repeated="4" table:default-cell-style-name="ce28"/>
        <table:table-column table:style-name="co2" table:number-columns-repeated="7" table:default-cell-style-name="Default"/>
        <table:table-row table:style-name="ro1">
          <table:table-cell table:style-name="ce17" office:value-type="string" calcext:value-type="string">
            <text:p>Alvo – SNIC (*) (**)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3.494" calcext:value-type="float">
            <text:p>173,494</text:p>
          </table:table-cell>
          <table:table-cell office:value-type="float" office:value="193.672" calcext:value-type="float">
            <text:p>193,672</text:p>
          </table:table-cell>
          <table:table-cell office:value-type="float" office:value="171.709" calcext:value-type="float">
            <text:p>171,709</text:p>
          </table:table-cell>
          <table:table-cell table:style-name="ce28" office:value-type="float" office:value="151.486" calcext:value-type="float">
            <text:p>151,486</text:p>
          </table:table-cell>
          <table:table-cell table:style-name="ce28" office:value-type="float" office:value="134.223" calcext:value-type="float">
            <text:p>134,223</text:p>
          </table:table-cell>
          <table:table-cell table:style-name="ce28" office:value-type="float" office:value="150.491" calcext:value-type="float">
            <text:p>150,491</text:p>
          </table:table-cell>
          <table:table-cell office:value-type="float" office:value="148.696" calcext:value-type="float">
            <text:p>148,696</text:p>
          </table:table-cell>
          <table:table-cell office:value-type="float" office:value="153.805" calcext:value-type="float">
            <text:p>153,805</text:p>
          </table:table-cell>
          <table:table-cell office:value-type="float" office:value="178.033" calcext:value-type="float">
            <text:p>178,033</text:p>
          </table:table-cell>
          <table:table-cell office:value-type="float" office:value="189.357" calcext:value-type="float">
            <text:p>189,357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844.864" calcext:value-type="float">
            <text:p>844,864</text:p>
          </table:table-cell>
          <table:table-cell office:value-type="float" office:value="791.375" calcext:value-type="float">
            <text:p>791,375</text:p>
          </table:table-cell>
          <table:table-cell office:value-type="float" office:value="818.645" calcext:value-type="float">
            <text:p>818,645</text:p>
          </table:table-cell>
          <table:table-cell table:style-name="ce28" office:value-type="float" office:value="676.3" calcext:value-type="float">
            <text:p>676,3</text:p>
          </table:table-cell>
          <table:table-cell table:style-name="ce28" office:value-type="float" office:value="538.586" calcext:value-type="float">
            <text:p>538,586</text:p>
          </table:table-cell>
          <table:table-cell table:style-name="ce28" office:value-type="float" office:value="362.791" calcext:value-type="float">
            <text:p>362,791</text:p>
          </table:table-cell>
          <table:table-cell office:value-type="float" office:value="340.278" calcext:value-type="float">
            <text:p>340,278</text:p>
          </table:table-cell>
          <table:table-cell office:value-type="float" office:value="395.359" calcext:value-type="float">
            <text:p>395,359</text:p>
          </table:table-cell>
          <table:table-cell office:value-type="float" office:value="581.479" calcext:value-type="float">
            <text:p>581,479</text:p>
          </table:table-cell>
          <table:table-cell office:value-type="float" office:value="576.578" calcext:value-type="float">
            <text:p>576,578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61.12" calcext:value-type="float">
            <text:p>261,12</text:p>
          </table:table-cell>
          <table:table-cell office:value-type="float" office:value="250.519" calcext:value-type="float">
            <text:p>250,519</text:p>
          </table:table-cell>
          <table:table-cell office:value-type="float" office:value="227.243" calcext:value-type="float">
            <text:p>227,243</text:p>
          </table:table-cell>
          <table:table-cell table:style-name="ce28" office:value-type="float" office:value="198.069" calcext:value-type="float">
            <text:p>198,069</text:p>
          </table:table-cell>
          <table:table-cell table:style-name="ce28" office:value-type="float" office:value="166.85" calcext:value-type="float">
            <text:p>166,85</text:p>
          </table:table-cell>
          <table:table-cell table:style-name="ce28" office:value-type="float" office:value="135.021" calcext:value-type="float">
            <text:p>135,021</text:p>
          </table:table-cell>
          <table:table-cell office:value-type="float" office:value="123.347" calcext:value-type="float">
            <text:p>123,347</text:p>
          </table:table-cell>
          <table:table-cell office:value-type="float" office:value="120.153" calcext:value-type="float">
            <text:p>120,153</text:p>
          </table:table-cell>
          <table:table-cell office:value-type="float" office:value="133.523" calcext:value-type="float">
            <text:p>133,523</text:p>
          </table:table-cell>
          <table:table-cell office:value-type="float" office:value="157.621" calcext:value-type="float">
            <text:p>157,621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94.932" calcext:value-type="float">
            <text:p>994,932</text:p>
          </table:table-cell>
          <table:table-cell office:value-type="float" office:value="1036.606" calcext:value-type="float">
            <text:p>1036,606</text:p>
          </table:table-cell>
          <table:table-cell office:value-type="float" office:value="771.567" calcext:value-type="float">
            <text:p>771,567</text:p>
          </table:table-cell>
          <table:table-cell table:style-name="ce28" office:value-type="float" office:value="746.867" calcext:value-type="float">
            <text:p>746,867</text:p>
          </table:table-cell>
          <table:table-cell table:style-name="ce28" office:value-type="float" office:value="739.457" calcext:value-type="float">
            <text:p>739,457</text:p>
          </table:table-cell>
          <table:table-cell table:style-name="ce28" office:value-type="float" office:value="687.211" calcext:value-type="float">
            <text:p>687,211</text:p>
          </table:table-cell>
          <table:table-cell office:value-type="float" office:value="350.177" calcext:value-type="float">
            <text:p>350,177</text:p>
          </table:table-cell>
          <table:table-cell office:value-type="float" office:value="533.444" calcext:value-type="float">
            <text:p>533,444</text:p>
          </table:table-cell>
          <table:table-cell office:value-type="float" office:value="595.32" calcext:value-type="float">
            <text:p>595,32</text:p>
          </table:table-cell>
          <table:table-cell office:value-type="float" office:value="610.155" calcext:value-type="float">
            <text:p>610,155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744.322" calcext:value-type="float">
            <text:p>3744,322</text:p>
          </table:table-cell>
          <table:table-cell office:value-type="float" office:value="3932.905" calcext:value-type="float">
            <text:p>3932,905</text:p>
          </table:table-cell>
          <table:table-cell office:value-type="float" office:value="4055.14" calcext:value-type="float">
            <text:p>4055,14</text:p>
          </table:table-cell>
          <table:table-cell table:style-name="ce28" office:value-type="float" office:value="3732.551" calcext:value-type="float">
            <text:p>3732,551</text:p>
          </table:table-cell>
          <table:table-cell table:style-name="ce28" office:value-type="float" office:value="3424.967" calcext:value-type="float">
            <text:p>3424,967</text:p>
          </table:table-cell>
          <table:table-cell table:style-name="ce28" office:value-type="float" office:value="3063.3" calcext:value-type="float">
            <text:p>3063,3</text:p>
          </table:table-cell>
          <table:table-cell office:value-type="float" office:value="2990.152" calcext:value-type="float">
            <text:p>2990,152</text:p>
          </table:table-cell>
          <table:table-cell office:value-type="float" office:value="3245.585" calcext:value-type="float">
            <text:p>3245,585</text:p>
          </table:table-cell>
          <table:table-cell office:value-type="float" office:value="3803.9" calcext:value-type="float">
            <text:p>3803,9</text:p>
          </table:table-cell>
          <table:table-cell office:value-type="float" office:value="3862.535" calcext:value-type="float">
            <text:p>3862,535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903.741" calcext:value-type="float">
            <text:p>1903,741</text:p>
          </table:table-cell>
          <table:table-cell office:value-type="float" office:value="2065.389" calcext:value-type="float">
            <text:p>2065,389</text:p>
          </table:table-cell>
          <table:table-cell office:value-type="float" office:value="1964.413" calcext:value-type="float">
            <text:p>1964,413</text:p>
          </table:table-cell>
          <table:table-cell table:style-name="ce28" office:value-type="float" office:value="2037.703" calcext:value-type="float">
            <text:p>2037,703</text:p>
          </table:table-cell>
          <table:table-cell table:style-name="ce28" office:value-type="float" office:value="2146.547" calcext:value-type="float">
            <text:p>2146,547</text:p>
          </table:table-cell>
          <table:table-cell table:style-name="ce28" office:value-type="float" office:value="2035.158" calcext:value-type="float">
            <text:p>2035,158</text:p>
          </table:table-cell>
          <table:table-cell office:value-type="float" office:value="1758.9" calcext:value-type="float">
            <text:p>1758,9</text:p>
          </table:table-cell>
          <table:table-cell office:value-type="float" office:value="1701.23" calcext:value-type="float">
            <text:p>1701,23</text:p>
          </table:table-cell>
          <table:table-cell office:value-type="float" office:value="1864.364" calcext:value-type="float">
            <text:p>1864,364</text:p>
          </table:table-cell>
          <table:table-cell office:value-type="float" office:value="2127.104" calcext:value-type="float">
            <text:p>2127,104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61.667" calcext:value-type="float">
            <text:p>1261,667</text:p>
          </table:table-cell>
          <table:table-cell office:value-type="float" office:value="1152.069" calcext:value-type="float">
            <text:p>1152,069</text:p>
          </table:table-cell>
          <table:table-cell office:value-type="float" office:value="979.998" calcext:value-type="float">
            <text:p>979,998</text:p>
          </table:table-cell>
          <table:table-cell table:style-name="ce28" office:value-type="float" office:value="811.194" calcext:value-type="float">
            <text:p>811,194</text:p>
          </table:table-cell>
          <table:table-cell table:style-name="ce28" office:value-type="float" office:value="638.818" calcext:value-type="float">
            <text:p>638,818</text:p>
          </table:table-cell>
          <table:table-cell table:style-name="ce28" office:value-type="float" office:value="584.646" calcext:value-type="float">
            <text:p>584,646</text:p>
          </table:table-cell>
          <table:table-cell office:value-type="float" office:value="571.13" calcext:value-type="float">
            <text:p>571,13</text:p>
          </table:table-cell>
          <table:table-cell office:value-type="float" office:value="637.028" calcext:value-type="float">
            <text:p>637,028</text:p>
          </table:table-cell>
          <table:table-cell office:value-type="float" office:value="662.625" calcext:value-type="float">
            <text:p>662,625</text:p>
          </table:table-cell>
          <table:table-cell office:value-type="float" office:value="789.947" calcext:value-type="float">
            <text:p>789,947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354.74" calcext:value-type="float">
            <text:p>1354,74</text:p>
          </table:table-cell>
          <table:table-cell office:value-type="float" office:value="1378.303" calcext:value-type="float">
            <text:p>1378,303</text:p>
          </table:table-cell>
          <table:table-cell office:value-type="float" office:value="1296.041" calcext:value-type="float">
            <text:p>1296,041</text:p>
          </table:table-cell>
          <table:table-cell table:style-name="ce28" office:value-type="float" office:value="1250.323" calcext:value-type="float">
            <text:p>1250,323</text:p>
          </table:table-cell>
          <table:table-cell table:style-name="ce28" office:value-type="float" office:value="1210.917" calcext:value-type="float">
            <text:p>1210,917</text:p>
          </table:table-cell>
          <table:table-cell table:style-name="ce28" office:value-type="float" office:value="1097.369" calcext:value-type="float">
            <text:p>1097,369</text:p>
          </table:table-cell>
          <table:table-cell office:value-type="float" office:value="1146.39" calcext:value-type="float">
            <text:p>1146,39</text:p>
          </table:table-cell>
          <table:table-cell office:value-type="float" office:value="1139.906" calcext:value-type="float">
            <text:p>1139,906</text:p>
          </table:table-cell>
          <table:table-cell office:value-type="float" office:value="1138.655" calcext:value-type="float">
            <text:p>1138,655</text:p>
          </table:table-cell>
          <table:table-cell office:value-type="float" office:value="1135.022" calcext:value-type="float">
            <text:p>1135,022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3061.533" calcext:value-type="float">
            <text:p>3061,533</text:p>
          </table:table-cell>
          <table:table-cell office:value-type="float" office:value="3181.778" calcext:value-type="float">
            <text:p>3181,778</text:p>
          </table:table-cell>
          <table:table-cell office:value-type="float" office:value="2861.897" calcext:value-type="float">
            <text:p>2861,897</text:p>
          </table:table-cell>
          <table:table-cell table:style-name="ce28" office:value-type="float" office:value="2517.29" calcext:value-type="float">
            <text:p>2517,29</text:p>
          </table:table-cell>
          <table:table-cell table:style-name="ce28" office:value-type="float" office:value="2193.545" calcext:value-type="float">
            <text:p>2193,545</text:p>
          </table:table-cell>
          <table:table-cell table:style-name="ce28" office:value-type="float" office:value="2270.346" calcext:value-type="float">
            <text:p>2270,346</text:p>
          </table:table-cell>
          <table:table-cell office:value-type="float" office:value="2282.903" calcext:value-type="float">
            <text:p>2282,903</text:p>
          </table:table-cell>
          <table:table-cell office:value-type="float" office:value="2367.716" calcext:value-type="float">
            <text:p>2367,716</text:p>
          </table:table-cell>
          <table:table-cell office:value-type="float" office:value="2438.585" calcext:value-type="float">
            <text:p>2438,585</text:p>
          </table:table-cell>
          <table:table-cell office:value-type="float" office:value="2782.135" calcext:value-type="float">
            <text:p>2782,135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528.77" calcext:value-type="float">
            <text:p>1528,77</text:p>
          </table:table-cell>
          <table:table-cell office:value-type="float" office:value="1563.125" calcext:value-type="float">
            <text:p>1563,125</text:p>
          </table:table-cell>
          <table:table-cell office:value-type="float" office:value="1303.411" calcext:value-type="float">
            <text:p>1303,411</text:p>
          </table:table-cell>
          <table:table-cell table:style-name="ce28" office:value-type="float" office:value="1191.509" calcext:value-type="float">
            <text:p>1191,509</text:p>
          </table:table-cell>
          <table:table-cell table:style-name="ce28" office:value-type="float" office:value="1100.217" calcext:value-type="float">
            <text:p>1100,217</text:p>
          </table:table-cell>
          <table:table-cell table:style-name="ce28" office:value-type="float" office:value="971.921" calcext:value-type="float">
            <text:p>971,921</text:p>
          </table:table-cell>
          <table:table-cell office:value-type="float" office:value="750.012" calcext:value-type="float">
            <text:p>750,012</text:p>
          </table:table-cell>
          <table:table-cell office:value-type="float" office:value="774.045" calcext:value-type="float">
            <text:p>774,045</text:p>
          </table:table-cell>
          <table:table-cell office:value-type="float" office:value="1038.249" calcext:value-type="float">
            <text:p>1038,249</text:p>
          </table:table-cell>
          <table:table-cell office:value-type="float" office:value="1059.129" calcext:value-type="float">
            <text:p>1059,129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381.539" calcext:value-type="float">
            <text:p>1381,539</text:p>
          </table:table-cell>
          <table:table-cell office:value-type="float" office:value="1618.657" calcext:value-type="float">
            <text:p>1618,657</text:p>
          </table:table-cell>
          <table:table-cell office:value-type="float" office:value="1411.234" calcext:value-type="float">
            <text:p>1411,234</text:p>
          </table:table-cell>
          <table:table-cell table:style-name="ce28" office:value-type="float" office:value="1241.1" calcext:value-type="float">
            <text:p>1241,1</text:p>
          </table:table-cell>
          <table:table-cell table:style-name="ce28" office:value-type="float" office:value="1083.128" calcext:value-type="float">
            <text:p>1083,128</text:p>
          </table:table-cell>
          <table:table-cell table:style-name="ce28" office:value-type="float" office:value="1220.058" calcext:value-type="float">
            <text:p>1220,058</text:p>
          </table:table-cell>
          <table:table-cell office:value-type="float" office:value="1316.386" calcext:value-type="float">
            <text:p>1316,386</text:p>
          </table:table-cell>
          <table:table-cell office:value-type="float" office:value="1446.064" calcext:value-type="float">
            <text:p>1446,064</text:p>
          </table:table-cell>
          <table:table-cell office:value-type="float" office:value="1555.266" calcext:value-type="float">
            <text:p>1555,266</text:p>
          </table:table-cell>
          <table:table-cell office:value-type="float" office:value="1788.146" calcext:value-type="float">
            <text:p>1788,146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1008.624" calcext:value-type="float">
            <text:p>1008,624</text:p>
          </table:table-cell>
          <table:table-cell office:value-type="float" office:value="1028.608" calcext:value-type="float">
            <text:p>1028,608</text:p>
          </table:table-cell>
          <table:table-cell office:value-type="float" office:value="995.222" calcext:value-type="float">
            <text:p>995,222</text:p>
          </table:table-cell>
          <table:table-cell table:style-name="ce28" office:value-type="float" office:value="951.041" calcext:value-type="float">
            <text:p>951,041</text:p>
          </table:table-cell>
          <table:table-cell table:style-name="ce28" office:value-type="float" office:value="904.537" calcext:value-type="float">
            <text:p>904,537</text:p>
          </table:table-cell>
          <table:table-cell table:style-name="ce28" office:value-type="float" office:value="870.341" calcext:value-type="float">
            <text:p>870,341</text:p>
          </table:table-cell>
          <table:table-cell office:value-type="float" office:value="869.68" calcext:value-type="float">
            <text:p>869,68</text:p>
          </table:table-cell>
          <table:table-cell office:value-type="float" office:value="902.144" calcext:value-type="float">
            <text:p>902,144</text:p>
          </table:table-cell>
          <table:table-cell office:value-type="float" office:value="1038.045" calcext:value-type="float">
            <text:p>1038,045</text:p>
          </table:table-cell>
          <table:table-cell office:value-type="float" office:value="1092.056" calcext:value-type="float">
            <text:p>1092,056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44.026" calcext:value-type="float">
            <text:p>7144,026</text:p>
          </table:table-cell>
          <table:table-cell office:value-type="float" office:value="7225.971" calcext:value-type="float">
            <text:p>7225,971</text:p>
          </table:table-cell>
          <table:table-cell office:value-type="float" office:value="6631.735" calcext:value-type="float">
            <text:p>6631,735</text:p>
          </table:table-cell>
          <table:table-cell table:style-name="ce28" office:value-type="float" office:value="5836.891" calcext:value-type="float">
            <text:p>5836,891</text:p>
          </table:table-cell>
          <table:table-cell table:style-name="ce28" office:value-type="float" office:value="5091.098" calcext:value-type="float">
            <text:p>5091,098</text:p>
          </table:table-cell>
          <table:table-cell table:style-name="ce28" office:value-type="float" office:value="4898.01" calcext:value-type="float">
            <text:p>4898,01</text:p>
          </table:table-cell>
          <table:table-cell office:value-type="float" office:value="5509.999" calcext:value-type="float">
            <text:p>5509,999</text:p>
          </table:table-cell>
          <table:table-cell office:value-type="float" office:value="6256.45" calcext:value-type="float">
            <text:p>6256,45</text:p>
          </table:table-cell>
          <table:table-cell office:value-type="float" office:value="6954.53" calcext:value-type="float">
            <text:p>6954,53</text:p>
          </table:table-cell>
          <table:table-cell office:value-type="float" office:value="6975.675" calcext:value-type="float">
            <text:p>6975,675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2042.91" calcext:value-type="float">
            <text:p>2042,91</text:p>
          </table:table-cell>
          <table:table-cell office:value-type="float" office:value="2318.608" calcext:value-type="float">
            <text:p>2318,608</text:p>
          </table:table-cell>
          <table:table-cell office:value-type="float" office:value="2041.73" calcext:value-type="float">
            <text:p>2041,73</text:p>
          </table:table-cell>
          <table:table-cell table:style-name="ce28" office:value-type="float" office:value="1863.549" calcext:value-type="float">
            <text:p>1863,549</text:p>
          </table:table-cell>
          <table:table-cell table:style-name="ce28" office:value-type="float" office:value="1705.68" calcext:value-type="float">
            <text:p>1705,68</text:p>
          </table:table-cell>
          <table:table-cell table:style-name="ce28" office:value-type="float" office:value="1564.94" calcext:value-type="float">
            <text:p>1564,94</text:p>
          </table:table-cell>
          <table:table-cell office:value-type="float" office:value="1375.281" calcext:value-type="float">
            <text:p>1375,281</text:p>
          </table:table-cell>
          <table:table-cell office:value-type="float" office:value="1290.928" calcext:value-type="float">
            <text:p>1290,928</text:p>
          </table:table-cell>
          <table:table-cell office:value-type="float" office:value="1444.547" calcext:value-type="float">
            <text:p>1444,547</text:p>
          </table:table-cell>
          <table:table-cell office:value-type="float" office:value="1529.052" calcext:value-type="float">
            <text:p>1529,052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1103.437" calcext:value-type="float">
            <text:p>1103,437</text:p>
          </table:table-cell>
          <table:table-cell office:value-type="float" office:value="1223.444" calcext:value-type="float">
            <text:p>1223,444</text:p>
          </table:table-cell>
          <table:table-cell office:value-type="float" office:value="1240.232" calcext:value-type="float">
            <text:p>1240,232</text:p>
          </table:table-cell>
          <table:table-cell table:style-name="ce28" office:value-type="float" office:value="1076.248" calcext:value-type="float">
            <text:p>1076,248</text:p>
          </table:table-cell>
          <table:table-cell table:style-name="ce28" office:value-type="float" office:value="928.236" calcext:value-type="float">
            <text:p>928,236</text:p>
          </table:table-cell>
          <table:table-cell table:style-name="ce28" office:value-type="float" office:value="786.338" calcext:value-type="float">
            <text:p>786,338</text:p>
          </table:table-cell>
          <table:table-cell office:value-type="float" office:value="707.565" calcext:value-type="float">
            <text:p>707,565</text:p>
          </table:table-cell>
          <table:table-cell office:value-type="float" office:value="769.08" calcext:value-type="float">
            <text:p>769,08</text:p>
          </table:table-cell>
          <table:table-cell office:value-type="float" office:value="1051.694" calcext:value-type="float">
            <text:p>1051,694</text:p>
          </table:table-cell>
          <table:table-cell office:value-type="float" office:value="1112.087" calcext:value-type="float">
            <text:p>1112,087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522.969" calcext:value-type="float">
            <text:p>4522,969</text:p>
          </table:table-cell>
          <table:table-cell office:value-type="float" office:value="4578.716" calcext:value-type="float">
            <text:p>4578,716</text:p>
          </table:table-cell>
          <table:table-cell office:value-type="float" office:value="4341.821" calcext:value-type="float">
            <text:p>4341,821</text:p>
          </table:table-cell>
          <table:table-cell table:style-name="ce28" office:value-type="float" office:value="4108.786" calcext:value-type="float">
            <text:p>4108,786</text:p>
          </table:table-cell>
          <table:table-cell table:style-name="ce28" office:value-type="float" office:value="3869.334" calcext:value-type="float">
            <text:p>3869,334</text:p>
          </table:table-cell>
          <table:table-cell table:style-name="ce28" office:value-type="float" office:value="3764.518" calcext:value-type="float">
            <text:p>3764,518</text:p>
          </table:table-cell>
          <table:table-cell office:value-type="float" office:value="3773.354" calcext:value-type="float">
            <text:p>3773,354</text:p>
          </table:table-cell>
          <table:table-cell office:value-type="float" office:value="3786.974" calcext:value-type="float">
            <text:p>3786,974</text:p>
          </table:table-cell>
          <table:table-cell office:value-type="float" office:value="4235.532" calcext:value-type="float">
            <text:p>4235,532</text:p>
          </table:table-cell>
          <table:table-cell office:value-type="float" office:value="4784.413" calcext:value-type="float">
            <text:p>4784,413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728.23" calcext:value-type="float">
            <text:p>2728,23</text:p>
          </table:table-cell>
          <table:table-cell office:value-type="float" office:value="2982.021" calcext:value-type="float">
            <text:p>2982,021</text:p>
          </table:table-cell>
          <table:table-cell office:value-type="float" office:value="2983.632" calcext:value-type="float">
            <text:p>2983,632</text:p>
          </table:table-cell>
          <table:table-cell table:style-name="ce28" office:value-type="float" office:value="2632.837" calcext:value-type="float">
            <text:p>2632,837</text:p>
          </table:table-cell>
          <table:table-cell table:style-name="ce28" office:value-type="float" office:value="2308.455" calcext:value-type="float">
            <text:p>2308,455</text:p>
          </table:table-cell>
          <table:table-cell table:style-name="ce28" office:value-type="float" office:value="1813.941" calcext:value-type="float">
            <text:p>1813,941</text:p>
          </table:table-cell>
          <table:table-cell office:value-type="float" office:value="1645.004" calcext:value-type="float">
            <text:p>1645,004</text:p>
          </table:table-cell>
          <table:table-cell office:value-type="float" office:value="1690.846" calcext:value-type="float">
            <text:p>1690,846</text:p>
          </table:table-cell>
          <table:table-cell office:value-type="float" office:value="2018.834" calcext:value-type="float">
            <text:p>2018,834</text:p>
          </table:table-cell>
          <table:table-cell office:value-type="float" office:value="2022.411" calcext:value-type="float">
            <text:p>2022,411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87.536" calcext:value-type="float">
            <text:p>687,536</text:p>
          </table:table-cell>
          <table:table-cell office:value-type="float" office:value="778.779" calcext:value-type="float">
            <text:p>778,779</text:p>
          </table:table-cell>
          <table:table-cell office:value-type="float" office:value="755.713" calcext:value-type="float">
            <text:p>755,713</text:p>
          </table:table-cell>
          <table:table-cell table:style-name="ce28" office:value-type="float" office:value="794.945" calcext:value-type="float">
            <text:p>794,945</text:p>
          </table:table-cell>
          <table:table-cell table:style-name="ce28" office:value-type="float" office:value="842.687" calcext:value-type="float">
            <text:p>842,687</text:p>
          </table:table-cell>
          <table:table-cell table:style-name="ce28" office:value-type="float" office:value="831.356" calcext:value-type="float">
            <text:p>831,356</text:p>
          </table:table-cell>
          <table:table-cell office:value-type="float" office:value="626.223" calcext:value-type="float">
            <text:p>626,223</text:p>
          </table:table-cell>
          <table:table-cell office:value-type="float" office:value="702.437" calcext:value-type="float">
            <text:p>702,437</text:p>
          </table:table-cell>
          <table:table-cell office:value-type="float" office:value="788.164" calcext:value-type="float">
            <text:p>788,164</text:p>
          </table:table-cell>
          <table:table-cell office:value-type="float" office:value="826.368" calcext:value-type="float">
            <text:p>826,368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87.789" calcext:value-type="float">
            <text:p>3487,789</text:p>
          </table:table-cell>
          <table:table-cell office:value-type="float" office:value="3505.72" calcext:value-type="float">
            <text:p>3505,72</text:p>
          </table:table-cell>
          <table:table-cell office:value-type="float" office:value="3226.786" calcext:value-type="float">
            <text:p>3226,786</text:p>
          </table:table-cell>
          <table:table-cell table:style-name="ce28" office:value-type="float" office:value="2978.617" calcext:value-type="float">
            <text:p>2978,617</text:p>
          </table:table-cell>
          <table:table-cell table:style-name="ce28" office:value-type="float" office:value="2744.168" calcext:value-type="float">
            <text:p>2744,168</text:p>
          </table:table-cell>
          <table:table-cell table:style-name="ce28" office:value-type="float" office:value="2703.746" calcext:value-type="float">
            <text:p>2703,746</text:p>
          </table:table-cell>
          <table:table-cell office:value-type="float" office:value="2665.575" calcext:value-type="float">
            <text:p>2665,575</text:p>
          </table:table-cell>
          <table:table-cell office:value-type="float" office:value="2753.564" calcext:value-type="float">
            <text:p>2753,564</text:p>
          </table:table-cell>
          <table:table-cell office:value-type="float" office:value="2993.25" calcext:value-type="float">
            <text:p>2993,25</text:p>
          </table:table-cell>
          <table:table-cell office:value-type="float" office:value="3222.295" calcext:value-type="float">
            <text:p>3222,295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733.632" calcext:value-type="float">
            <text:p>4733,632</text:p>
          </table:table-cell>
          <table:table-cell office:value-type="float" office:value="4864.477" calcext:value-type="float">
            <text:p>4864,477</text:p>
          </table:table-cell>
          <table:table-cell office:value-type="float" office:value="4454.468" calcext:value-type="float">
            <text:p>4454,468</text:p>
          </table:table-cell>
          <table:table-cell table:style-name="ce28" office:value-type="float" office:value="3639.072" calcext:value-type="float">
            <text:p>3639,072</text:p>
          </table:table-cell>
          <table:table-cell table:style-name="ce28" office:value-type="float" office:value="2811.648" calcext:value-type="float">
            <text:p>2811,648</text:p>
          </table:table-cell>
          <table:table-cell table:style-name="ce28" office:value-type="float" office:value="2284.918" calcext:value-type="float">
            <text:p>2284,918</text:p>
          </table:table-cell>
          <table:table-cell office:value-type="float" office:value="2391.212" calcext:value-type="float">
            <text:p>2391,212</text:p>
          </table:table-cell>
          <table:table-cell office:value-type="float" office:value="2715.843" calcext:value-type="float">
            <text:p>2715,843</text:p>
          </table:table-cell>
          <table:table-cell office:value-type="float" office:value="2935.607" calcext:value-type="float">
            <text:p>2935,607</text:p>
          </table:table-cell>
          <table:table-cell office:value-type="float" office:value="2829.682" calcext:value-type="float">
            <text:p>2829,682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961.431" calcext:value-type="float">
            <text:p>961,431</text:p>
          </table:table-cell>
          <table:table-cell office:value-type="float" office:value="954.17" calcext:value-type="float">
            <text:p>954,17</text:p>
          </table:table-cell>
          <table:table-cell office:value-type="float" office:value="886.165" calcext:value-type="float">
            <text:p>886,165</text:p>
          </table:table-cell>
          <table:table-cell table:style-name="ce28" office:value-type="float" office:value="802.508" calcext:value-type="float">
            <text:p>802,508</text:p>
          </table:table-cell>
          <table:table-cell table:style-name="ce28" office:value-type="float" office:value="730.261" calcext:value-type="float">
            <text:p>730,261</text:p>
          </table:table-cell>
          <table:table-cell table:style-name="ce28" office:value-type="float" office:value="646.482" calcext:value-type="float">
            <text:p>646,482</text:p>
          </table:table-cell>
          <table:table-cell office:value-type="float" office:value="485.012" calcext:value-type="float">
            <text:p>485,012</text:p>
          </table:table-cell>
          <table:table-cell office:value-type="float" office:value="563.293" calcext:value-type="float">
            <text:p>563,293</text:p>
          </table:table-cell>
          <table:table-cell office:value-type="float" office:value="744.863" calcext:value-type="float">
            <text:p>744,863</text:p>
          </table:table-cell>
          <table:table-cell office:value-type="float" office:value="811.86" calcext:value-type="float">
            <text:p>811,86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933.501" calcext:value-type="float">
            <text:p>933,501</text:p>
          </table:table-cell>
          <table:table-cell office:value-type="float" office:value="826.67" calcext:value-type="float">
            <text:p>826,67</text:p>
          </table:table-cell>
          <table:table-cell office:value-type="float" office:value="614.394" calcext:value-type="float">
            <text:p>614,394</text:p>
          </table:table-cell>
          <table:table-cell table:style-name="ce28" office:value-type="float" office:value="510.273" calcext:value-type="float">
            <text:p>510,273</text:p>
          </table:table-cell>
          <table:table-cell table:style-name="ce28" office:value-type="float" office:value="410.58" calcext:value-type="float">
            <text:p>410,58</text:p>
          </table:table-cell>
          <table:table-cell table:style-name="ce28" office:value-type="float" office:value="406.814" calcext:value-type="float">
            <text:p>406,814</text:p>
          </table:table-cell>
          <table:table-cell office:value-type="float" office:value="376.138" calcext:value-type="float">
            <text:p>376,138</text:p>
          </table:table-cell>
          <table:table-cell office:value-type="float" office:value="399.441" calcext:value-type="float">
            <text:p>399,441</text:p>
          </table:table-cell>
          <table:table-cell office:value-type="float" office:value="488.194" calcext:value-type="float">
            <text:p>488,194</text:p>
          </table:table-cell>
          <table:table-cell office:value-type="float" office:value="502.824" calcext:value-type="float">
            <text:p>502,824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0.066" calcext:value-type="float">
            <text:p>100,066</text:p>
          </table:table-cell>
          <table:table-cell office:value-type="float" office:value="121.914" calcext:value-type="float">
            <text:p>121,914</text:p>
          </table:table-cell>
          <table:table-cell office:value-type="float" office:value="120.417" calcext:value-type="float">
            <text:p>120,417</text:p>
          </table:table-cell>
          <table:table-cell table:style-name="ce28" office:value-type="float" office:value="113.282" calcext:value-type="float">
            <text:p>113,282</text:p>
          </table:table-cell>
          <table:table-cell table:style-name="ce28" office:value-type="float" office:value="105.481" calcext:value-type="float">
            <text:p>105,481</text:p>
          </table:table-cell>
          <table:table-cell table:style-name="ce28" office:value-type="float" office:value="99.723" calcext:value-type="float">
            <text:p>99,723</text:p>
          </table:table-cell>
          <table:table-cell office:value-type="float" office:value="83.012" calcext:value-type="float">
            <text:p>83,012</text:p>
          </table:table-cell>
          <table:table-cell office:value-type="float" office:value="121.12" calcext:value-type="float">
            <text:p>121,12</text:p>
          </table:table-cell>
          <table:table-cell office:value-type="float" office:value="151.571" calcext:value-type="float">
            <text:p>151,571</text:p>
          </table:table-cell>
          <table:table-cell office:value-type="float" office:value="144.989" calcext:value-type="float">
            <text:p>144,989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268.31" calcext:value-type="float">
            <text:p>3268,31</text:p>
          </table:table-cell>
          <table:table-cell office:value-type="float" office:value="3466.227" calcext:value-type="float">
            <text:p>3466,227</text:p>
          </table:table-cell>
          <table:table-cell office:value-type="float" office:value="3246.749" calcext:value-type="float">
            <text:p>3246,749</text:p>
          </table:table-cell>
          <table:table-cell table:style-name="ce28" office:value-type="float" office:value="3017.084" calcext:value-type="float">
            <text:p>3017,084</text:p>
          </table:table-cell>
          <table:table-cell table:style-name="ce28" office:value-type="float" office:value="2776.217" calcext:value-type="float">
            <text:p>2776,217</text:p>
          </table:table-cell>
          <table:table-cell table:style-name="ce28" office:value-type="float" office:value="2891.489" calcext:value-type="float">
            <text:p>2891,489</text:p>
          </table:table-cell>
          <table:table-cell office:value-type="float" office:value="2976.485" calcext:value-type="float">
            <text:p>2976,485</text:p>
          </table:table-cell>
          <table:table-cell office:value-type="float" office:value="3258.027" calcext:value-type="float">
            <text:p>3258,027</text:p>
          </table:table-cell>
          <table:table-cell office:value-type="float" office:value="3537.032" calcext:value-type="float">
            <text:p>3537,032</text:p>
          </table:table-cell>
          <table:table-cell office:value-type="float" office:value="4089.333" calcext:value-type="float">
            <text:p>4089,333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159.683" calcext:value-type="float">
            <text:p>15159,683</text:p>
          </table:table-cell>
          <table:table-cell office:value-type="float" office:value="15089.297" calcext:value-type="float">
            <text:p>15089,297</text:p>
          </table:table-cell>
          <table:table-cell office:value-type="float" office:value="13714.511" calcext:value-type="float">
            <text:p>13714,511</text:p>
          </table:table-cell>
          <table:table-cell table:style-name="ce28" office:value-type="float" office:value="11767.653" calcext:value-type="float">
            <text:p>11767,653</text:p>
          </table:table-cell>
          <table:table-cell table:style-name="ce28" office:value-type="float" office:value="9811.084" calcext:value-type="float">
            <text:p>9811,084</text:p>
          </table:table-cell>
          <table:table-cell table:style-name="ce28" office:value-type="float" office:value="9918.501" calcext:value-type="float">
            <text:p>9918,501</text:p>
          </table:table-cell>
          <table:table-cell office:value-type="float" office:value="10001.077" calcext:value-type="float">
            <text:p>10001,077</text:p>
          </table:table-cell>
          <table:table-cell office:value-type="float" office:value="10458.276" calcext:value-type="float">
            <text:p>10458,276</text:p>
          </table:table-cell>
          <table:table-cell office:value-type="float" office:value="11181.809" calcext:value-type="float">
            <text:p>11181,809</text:p>
          </table:table-cell>
          <table:table-cell office:value-type="float" office:value="12113.838" calcext:value-type="float">
            <text:p>12113,838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646.084" calcext:value-type="float">
            <text:p>646,084</text:p>
          </table:table-cell>
          <table:table-cell office:value-type="float" office:value="590.339" calcext:value-type="float">
            <text:p>590,339</text:p>
          </table:table-cell>
          <table:table-cell office:value-type="float" office:value="633.19" calcext:value-type="float">
            <text:p>633,19</text:p>
          </table:table-cell>
          <table:table-cell table:style-name="ce28" office:value-type="float" office:value="592.014" calcext:value-type="float">
            <text:p>592,014</text:p>
          </table:table-cell>
          <table:table-cell table:style-name="ce28" office:value-type="float" office:value="552.624" calcext:value-type="float">
            <text:p>552,624</text:p>
          </table:table-cell>
          <table:table-cell table:style-name="ce28" office:value-type="float" office:value="473.789" calcext:value-type="float">
            <text:p>473,789</text:p>
          </table:table-cell>
          <table:table-cell office:value-type="float" office:value="372.21" calcext:value-type="float">
            <text:p>372,21</text:p>
          </table:table-cell>
          <table:table-cell office:value-type="float" office:value="409.903" calcext:value-type="float">
            <text:p>409,903</text:p>
          </table:table-cell>
          <table:table-cell office:value-type="float" office:value="526.396" calcext:value-type="float">
            <text:p>526,396</text:p>
          </table:table-cell>
          <table:table-cell office:value-type="float" office:value="511.494" calcext:value-type="float">
            <text:p>511,494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508.683" calcext:value-type="float">
            <text:p>508,683</text:p>
          </table:table-cell>
          <table:table-cell office:value-type="float" office:value="525.234" calcext:value-type="float">
            <text:p>525,234</text:p>
          </table:table-cell>
          <table:table-cell office:value-type="float" office:value="426.767" calcext:value-type="float">
            <text:p>426,767</text:p>
          </table:table-cell>
          <table:table-cell table:style-name="ce28" office:value-type="float" office:value="454.929" calcext:value-type="float">
            <text:p>454,929</text:p>
          </table:table-cell>
          <table:table-cell table:style-name="ce28" office:value-type="float" office:value="489.016" calcext:value-type="float">
            <text:p>489,016</text:p>
          </table:table-cell>
          <table:table-cell table:style-name="ce28" office:value-type="float" office:value="500.27" calcext:value-type="float">
            <text:p>500,27</text:p>
          </table:table-cell>
          <table:table-cell office:value-type="float" office:value="396.438" calcext:value-type="float">
            <text:p>396,438</text:p>
          </table:table-cell>
          <table:table-cell office:value-type="float" office:value="402.932" calcext:value-type="float">
            <text:p>402,932</text:p>
          </table:table-cell>
          <table:table-cell office:value-type="float" office:value="500.126" calcext:value-type="float">
            <text:p>500,126</text:p>
          </table:table-cell>
          <table:table-cell office:value-type="float" office:value="542.03" calcext:value-type="float">
            <text:p>542,03</text:p>
          </table:table-cell>
          <table:table-cell table:number-columns-repeated="4"/>
          <table:table-cell table:style-name="ce28" table:number-columns-repeated="3"/>
        </table:table-row>
        <table:table-row table:style-name="ro1">
          <table:table-cell table:style-name="ce17" table:number-columns-repeated="11"/>
          <table:table-cell table:number-columns-repeated="7"/>
        </table:table-row>
        <table:table-row table:style-name="ro2">
          <table:table-cell table:style-name="ce19" office:value-type="string" calcext:value-type="string">
            <text:p>( *  ) Valores em mil toneladas - Dados do SNIC</text:p>
            <text:p>( ** ) Retirado de http://www.cbicdados.com.br/menu/materiais-de-construcao/cimento</text:p>
          </table:table-cell>
          <table:table-cell table:style-name="ce30" table:number-columns-repeated="10"/>
          <table:table-cell table:number-columns-repeated="7"/>
        </table:table-row>
        <table:table-row table:style-name="ro1">
          <table:table-cell table:style-name="ce21"/>
          <table:table-cell table:style-name="ce31" table:number-columns-repeated="3"/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23" office:value-type="string" calcext:value-type="string">
            <text:p>Trabalho Final de Graduação - MAC0499 - Pedro Fernandes</text:p>
          </table:table-cell>
          <table:table-cell table:style-name="ce23" table:number-columns-repeated="10"/>
          <table:table-cell table:style-name="ce32"/>
          <table:table-cell table:number-columns-repeated="6"/>
        </table:table-row>
        <table:table-row table:style-name="ro1">
          <table:table-cell table:style-name="ce26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0"/>
          <table:table-cell table:style-name="ce32"/>
          <table:table-cell table:number-columns-repeated="6"/>
        </table:table-row>
        <table:table-row table:style-name="ro1">
          <table:table-cell table:style-name="ce27" office:value-type="string" calcext:value-type="string">
            <text:p><text:span text:style-name="T1">Orientador:</text:span> Dr. Marcelo Finger</text:p>
          </table:table-cell>
          <table:table-cell table:style-name="ce23" table:number-columns-repeated="10"/>
          <table:table-cell table:style-name="ce32"/>
          <table:table-cell table:number-columns-repeated="6"/>
        </table:table-row>
        <table:table-row table:style-name="ro1" table:number-rows-repeated="6">
          <table:table-cell table:style-name="Default" table:number-columns-repeated="4"/>
          <table:table-cell table:number-columns-repeated="3"/>
          <table:table-cell table:style-name="ce32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2"/>
          <table:table-cell table:style-name="ce37" table:number-columns-repeated="4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2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2"/>
          <table:table-cell table:style-name="ce37"/>
          <table:table-cell table:style-name="ce32" table:number-columns-repeated="2"/>
          <table:table-cell table:style-name="ce37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2"/>
          <table:table-cell table:style-name="ce37"/>
          <table:table-cell table:style-name="ce32" table:number-columns-repeated="3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2"/>
          <table:table-cell table:style-name="ce37" table:number-columns-repeated="4"/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3"/>
          <table:table-cell table:style-name="ce32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2"/>
          <table:table-cell table:style-name="ce37" table:number-columns-repeated="2"/>
          <table:table-cell table:style-name="ce32"/>
          <table:table-cell table:style-name="ce37"/>
          <table:table-cell table:number-columns-repeated="6"/>
        </table:table-row>
        <table:table-row table:style-name="ro1" table:number-rows-repeated="9">
          <table:table-cell table:style-name="Default" table:number-columns-repeated="4"/>
          <table:table-cell table:number-columns-repeated="3"/>
          <table:table-cell table:style-name="ce32" table:number-columns-repeated="5"/>
          <table:table-cell table:number-columns-repeated="6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5"/>
          <table:table-cell table:style-name="ce32" table:number-columns-repeated="4"/>
          <table:table-cell table:number-columns-repeated="6"/>
        </table:table-row>
      </table:table>
      <table:table table:name="Previsto" table:style-name="ta1">
        <table:table-column table:style-name="co1" table:default-cell-style-name="ce18"/>
        <table:table-column table:style-name="co2" table:number-columns-repeated="10" table:default-cell-style-name="ce28"/>
        <table:table-column table:style-name="co2" table:default-cell-style-name="Default"/>
        <table:table-column table:style-name="co2" table:default-cell-style-name="ce40"/>
        <table:table-column table:style-name="co2" table:number-columns-repeated="12" table:default-cell-style-name="Default"/>
        <table:table-row table:style-name="ro1">
          <table:table-cell table:style-name="ce38" office:value-type="string" calcext:value-type="string">
            <text:p>Previsão (*)(**)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17" office:value-type="float" office:value="2017" calcext:value-type="float">
            <text:p>2017</text:p>
          </table:table-cell>
          <table:table-cell table:style-name="ce17" office:value-type="float" office:value="2018" calcext:value-type="float">
            <text:p>2018</text:p>
          </table:table-cell>
          <table:table-cell table:style-name="ce17" office:value-type="float" office:value="2019" calcext:value-type="float">
            <text:p>2019</text:p>
          </table:table-cell>
          <table:table-cell table:style-name="ce17" office:value-type="float" office:value="2020" calcext:value-type="float">
            <text:p>2020</text:p>
          </table:table-cell>
          <table:table-cell table:style-name="ce17" office:value-type="float" office:value="2021" calcext:value-type="float">
            <text:p>202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cre</text:p>
          </table:table-cell>
          <table:table-cell office:value-type="float" office:value="178.343" calcext:value-type="float">
            <text:p>178,343</text:p>
          </table:table-cell>
          <table:table-cell office:value-type="float" office:value="175.659" calcext:value-type="float">
            <text:p>175,659</text:p>
          </table:table-cell>
          <table:table-cell office:value-type="float" office:value="193.685" calcext:value-type="float">
            <text:p>193,685</text:p>
          </table:table-cell>
          <table:table-cell office:value-type="float" office:value="172.772" calcext:value-type="float">
            <text:p>172,772</text:p>
          </table:table-cell>
          <table:table-cell office:value-type="float" office:value="151.504" calcext:value-type="float">
            <text:p>151,504</text:p>
          </table:table-cell>
          <table:table-cell office:value-type="float" office:value="134.168" calcext:value-type="float">
            <text:p>134,168</text:p>
          </table:table-cell>
          <table:table-cell office:value-type="float" office:value="150.417" calcext:value-type="float">
            <text:p>150,417</text:p>
          </table:table-cell>
          <table:table-cell office:value-type="float" office:value="148.808" calcext:value-type="float">
            <text:p>148,808</text:p>
          </table:table-cell>
          <table:table-cell office:value-type="float" office:value="150.791" calcext:value-type="float">
            <text:p>150,791</text:p>
          </table:table-cell>
          <table:table-cell office:value-type="float" office:value="178.001" calcext:value-type="float">
            <text:p>178,001</text:p>
          </table:table-cell>
          <table:table-cell/>
          <table:table-cell table:formula="of:=AVERAGE([$Porcentagem.B2:.J2])" office:value-type="percentage" office:value="0.0915276185648217" calcext:value-type="percentage">
            <text:p>9,15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747.124" calcext:value-type="float">
            <text:p>747,124</text:p>
          </table:table-cell>
          <table:table-cell office:value-type="float" office:value="836.076" calcext:value-type="float">
            <text:p>836,076</text:p>
          </table:table-cell>
          <table:table-cell office:value-type="float" office:value="599.311" calcext:value-type="float">
            <text:p>599,311</text:p>
          </table:table-cell>
          <table:table-cell office:value-type="float" office:value="800.322" calcext:value-type="float">
            <text:p>800,322</text:p>
          </table:table-cell>
          <table:table-cell office:value-type="float" office:value="660.796" calcext:value-type="float">
            <text:p>660,796</text:p>
          </table:table-cell>
          <table:table-cell office:value-type="float" office:value="548.296" calcext:value-type="float">
            <text:p>548,296</text:p>
          </table:table-cell>
          <table:table-cell office:value-type="float" office:value="377.911" calcext:value-type="float">
            <text:p>377,911</text:p>
          </table:table-cell>
          <table:table-cell office:value-type="float" office:value="336.822" calcext:value-type="float">
            <text:p>336,822</text:p>
          </table:table-cell>
          <table:table-cell office:value-type="float" office:value="388.028" calcext:value-type="float">
            <text:p>388,028</text:p>
          </table:table-cell>
          <table:table-cell office:value-type="float" office:value="586.975" calcext:value-type="float">
            <text:p>586,975</text:p>
          </table:table-cell>
          <table:table-cell/>
          <table:table-cell table:formula="of:=AVERAGE([$Porcentagem.B3:.J3])" office:value-type="percentage" office:value="0.217006483009518" calcext:value-type="percentage">
            <text:p>21,7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162.316" calcext:value-type="float">
            <text:p>162,316</text:p>
          </table:table-cell>
          <table:table-cell office:value-type="float" office:value="254.811" calcext:value-type="float">
            <text:p>254,811</text:p>
          </table:table-cell>
          <table:table-cell office:value-type="float" office:value="230.345" calcext:value-type="float">
            <text:p>230,345</text:p>
          </table:table-cell>
          <table:table-cell office:value-type="float" office:value="206.014" calcext:value-type="float">
            <text:p>206,014</text:p>
          </table:table-cell>
          <table:table-cell office:value-type="float" office:value="194.971" calcext:value-type="float">
            <text:p>194,971</text:p>
          </table:table-cell>
          <table:table-cell office:value-type="float" office:value="166.105" calcext:value-type="float">
            <text:p>166,105</text:p>
          </table:table-cell>
          <table:table-cell office:value-type="float" office:value="136.115" calcext:value-type="float">
            <text:p>136,115</text:p>
          </table:table-cell>
          <table:table-cell office:value-type="float" office:value="122.046" calcext:value-type="float">
            <text:p>122,046</text:p>
          </table:table-cell>
          <table:table-cell office:value-type="float" office:value="118.929" calcext:value-type="float">
            <text:p>118,929</text:p>
          </table:table-cell>
          <table:table-cell office:value-type="float" office:value="137.539" calcext:value-type="float">
            <text:p>137,539</text:p>
          </table:table-cell>
          <table:table-cell/>
          <table:table-cell table:formula="of:=AVERAGE([$Porcentagem.B4:.J4])" office:value-type="percentage" office:value="0.119622739226168" calcext:value-type="percentage">
            <text:p>11,9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961.481" calcext:value-type="float">
            <text:p>961,481</text:p>
          </table:table-cell>
          <table:table-cell office:value-type="float" office:value="985.584" calcext:value-type="float">
            <text:p>985,584</text:p>
          </table:table-cell>
          <table:table-cell office:value-type="float" office:value="763.048" calcext:value-type="float">
            <text:p>763,048</text:p>
          </table:table-cell>
          <table:table-cell office:value-type="float" office:value="695.801" calcext:value-type="float">
            <text:p>695,801</text:p>
          </table:table-cell>
          <table:table-cell office:value-type="float" office:value="756.909" calcext:value-type="float">
            <text:p>756,909</text:p>
          </table:table-cell>
          <table:table-cell office:value-type="float" office:value="735.348" calcext:value-type="float">
            <text:p>735,348</text:p>
          </table:table-cell>
          <table:table-cell office:value-type="float" office:value="691.461" calcext:value-type="float">
            <text:p>691,461</text:p>
          </table:table-cell>
          <table:table-cell office:value-type="float" office:value="358.738" calcext:value-type="float">
            <text:p>358,738</text:p>
          </table:table-cell>
          <table:table-cell office:value-type="float" office:value="528.004" calcext:value-type="float">
            <text:p>528,004</text:p>
          </table:table-cell>
          <table:table-cell office:value-type="float" office:value="590.857" calcext:value-type="float">
            <text:p>590,857</text:p>
          </table:table-cell>
          <table:table-cell/>
          <table:table-cell table:formula="of:=AVERAGE([$Porcentagem.B5:.J5])" office:value-type="percentage" office:value="0.185676645532441" calcext:value-type="percentage">
            <text:p>18,5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520.937" calcext:value-type="float">
            <text:p>3520,937</text:p>
          </table:table-cell>
          <table:table-cell office:value-type="float" office:value="3747.161" calcext:value-type="float">
            <text:p>3747,161</text:p>
          </table:table-cell>
          <table:table-cell office:value-type="float" office:value="3689.286" calcext:value-type="float">
            <text:p>3689,286</text:p>
          </table:table-cell>
          <table:table-cell office:value-type="float" office:value="3946.788" calcext:value-type="float">
            <text:p>3946,788</text:p>
          </table:table-cell>
          <table:table-cell office:value-type="float" office:value="3727.887" calcext:value-type="float">
            <text:p>3727,887</text:p>
          </table:table-cell>
          <table:table-cell office:value-type="float" office:value="3502.623" calcext:value-type="float">
            <text:p>3502,623</text:p>
          </table:table-cell>
          <table:table-cell office:value-type="float" office:value="3231.027" calcext:value-type="float">
            <text:p>3231,027</text:p>
          </table:table-cell>
          <table:table-cell office:value-type="float" office:value="3072.316" calcext:value-type="float">
            <text:p>3072,316</text:p>
          </table:table-cell>
          <table:table-cell office:value-type="float" office:value="3184.463" calcext:value-type="float">
            <text:p>3184,463</text:p>
          </table:table-cell>
          <table:table-cell office:value-type="float" office:value="3748.22" calcext:value-type="float">
            <text:p>3748,22</text:p>
          </table:table-cell>
          <table:table-cell/>
          <table:table-cell table:formula="of:=AVERAGE([$Porcentagem.B6:.J6])" office:value-type="percentage" office:value="0.0870165540456017" calcext:value-type="percentage">
            <text:p>8,7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ara</text:p>
          </table:table-cell>
          <table:table-cell office:value-type="float" office:value="1697.734" calcext:value-type="float">
            <text:p>1697,734</text:p>
          </table:table-cell>
          <table:table-cell office:value-type="float" office:value="1824.41" calcext:value-type="float">
            <text:p>1824,41</text:p>
          </table:table-cell>
          <table:table-cell office:value-type="float" office:value="1892.735" calcext:value-type="float">
            <text:p>1892,735</text:p>
          </table:table-cell>
          <table:table-cell office:value-type="float" office:value="2030.46" calcext:value-type="float">
            <text:p>2030,46</text:p>
          </table:table-cell>
          <table:table-cell office:value-type="float" office:value="2049.403" calcext:value-type="float">
            <text:p>2049,403</text:p>
          </table:table-cell>
          <table:table-cell office:value-type="float" office:value="2080.89" calcext:value-type="float">
            <text:p>2080,89</text:p>
          </table:table-cell>
          <table:table-cell office:value-type="float" office:value="1984.475" calcext:value-type="float">
            <text:p>1984,475</text:p>
          </table:table-cell>
          <table:table-cell office:value-type="float" office:value="1888.088" calcext:value-type="float">
            <text:p>1888,088</text:p>
          </table:table-cell>
          <table:table-cell office:value-type="float" office:value="1791.36" calcext:value-type="float">
            <text:p>1791,36</text:p>
          </table:table-cell>
          <table:table-cell office:value-type="float" office:value="1827.44" calcext:value-type="float">
            <text:p>1827,44</text:p>
          </table:table-cell>
          <table:table-cell/>
          <table:table-cell table:formula="of:=AVERAGE([$Porcentagem.B7:.J7])" office:value-type="percentage" office:value="0.0677665081182379" calcext:value-type="percentage">
            <text:p>6,7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1273.434" calcext:value-type="float">
            <text:p>1273,434</text:p>
          </table:table-cell>
          <table:table-cell office:value-type="float" office:value="1234.513" calcext:value-type="float">
            <text:p>1234,513</text:p>
          </table:table-cell>
          <table:table-cell office:value-type="float" office:value="1091.263" calcext:value-type="float">
            <text:p>1091,263</text:p>
          </table:table-cell>
          <table:table-cell office:value-type="float" office:value="915.085" calcext:value-type="float">
            <text:p>915,085</text:p>
          </table:table-cell>
          <table:table-cell office:value-type="float" office:value="787.063" calcext:value-type="float">
            <text:p>787,063</text:p>
          </table:table-cell>
          <table:table-cell office:value-type="float" office:value="632.588" calcext:value-type="float">
            <text:p>632,588</text:p>
          </table:table-cell>
          <table:table-cell office:value-type="float" office:value="588.429" calcext:value-type="float">
            <text:p>588,429</text:p>
          </table:table-cell>
          <table:table-cell office:value-type="float" office:value="591.742" calcext:value-type="float">
            <text:p>591,742</text:p>
          </table:table-cell>
          <table:table-cell office:value-type="float" office:value="645.732" calcext:value-type="float">
            <text:p>645,732</text:p>
          </table:table-cell>
          <table:table-cell office:value-type="float" office:value="633.833" calcext:value-type="float">
            <text:p>633,833</text:p>
          </table:table-cell>
          <table:table-cell/>
          <table:table-cell table:formula="of:=AVERAGE([$Porcentagem.B8:.J8])" office:value-type="percentage" office:value="0.0848257420193811" calcext:value-type="percentage">
            <text:p>8,4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spirito Santo</text:p>
          </table:table-cell>
          <table:table-cell office:value-type="float" office:value="1238.15" calcext:value-type="float">
            <text:p>1238,15</text:p>
          </table:table-cell>
          <table:table-cell office:value-type="float" office:value="1320.086" calcext:value-type="float">
            <text:p>1320,086</text:p>
          </table:table-cell>
          <table:table-cell office:value-type="float" office:value="1148.917" calcext:value-type="float">
            <text:p>1148,917</text:p>
          </table:table-cell>
          <table:table-cell office:value-type="float" office:value="1162.886" calcext:value-type="float">
            <text:p>1162,886</text:p>
          </table:table-cell>
          <table:table-cell office:value-type="float" office:value="1204.556" calcext:value-type="float">
            <text:p>1204,556</text:p>
          </table:table-cell>
          <table:table-cell office:value-type="float" office:value="1236.251" calcext:value-type="float">
            <text:p>1236,251</text:p>
          </table:table-cell>
          <table:table-cell office:value-type="float" office:value="1112.457" calcext:value-type="float">
            <text:p>1112,457</text:p>
          </table:table-cell>
          <table:table-cell office:value-type="float" office:value="1135.941" calcext:value-type="float">
            <text:p>1135,941</text:p>
          </table:table-cell>
          <table:table-cell office:value-type="float" office:value="1135.378" calcext:value-type="float">
            <text:p>1135,378</text:p>
          </table:table-cell>
          <table:table-cell office:value-type="float" office:value="1136.903" calcext:value-type="float">
            <text:p>1136,903</text:p>
          </table:table-cell>
          <table:table-cell/>
          <table:table-cell table:formula="of:=AVERAGE([$Porcentagem.B9:.J9])" office:value-type="percentage" office:value="0.0532796457662126" calcext:value-type="percentage">
            <text:p>5,3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oiais</text:p>
          </table:table-cell>
          <table:table-cell office:value-type="float" office:value="2940.812" calcext:value-type="float">
            <text:p>2940,812</text:p>
          </table:table-cell>
          <table:table-cell office:value-type="float" office:value="2985.573" calcext:value-type="float">
            <text:p>2985,573</text:p>
          </table:table-cell>
          <table:table-cell office:value-type="float" office:value="2968.128" calcext:value-type="float">
            <text:p>2968,128</text:p>
          </table:table-cell>
          <table:table-cell office:value-type="float" office:value="2814.72" calcext:value-type="float">
            <text:p>2814,72</text:p>
          </table:table-cell>
          <table:table-cell office:value-type="float" office:value="2450.299" calcext:value-type="float">
            <text:p>2450,299</text:p>
          </table:table-cell>
          <table:table-cell office:value-type="float" office:value="2195.109" calcext:value-type="float">
            <text:p>2195,109</text:p>
          </table:table-cell>
          <table:table-cell office:value-type="float" office:value="2253.054" calcext:value-type="float">
            <text:p>2253,054</text:p>
          </table:table-cell>
          <table:table-cell office:value-type="float" office:value="2270.617" calcext:value-type="float">
            <text:p>2270,617</text:p>
          </table:table-cell>
          <table:table-cell office:value-type="float" office:value="2265.968" calcext:value-type="float">
            <text:p>2265,968</text:p>
          </table:table-cell>
          <table:table-cell office:value-type="float" office:value="2405.488" calcext:value-type="float">
            <text:p>2405,488</text:p>
          </table:table-cell>
          <table:table-cell/>
          <table:table-cell table:formula="of:=AVERAGE([$Porcentagem.B10:.J10])" office:value-type="percentage" office:value="0.0590477546269962" calcext:value-type="percentage">
            <text:p>5,9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1259.79" calcext:value-type="float">
            <text:p>1259,79</text:p>
          </table:table-cell>
          <table:table-cell office:value-type="float" office:value="1457.58" calcext:value-type="float">
            <text:p>1457,58</text:p>
          </table:table-cell>
          <table:table-cell office:value-type="float" office:value="1057.672" calcext:value-type="float">
            <text:p>1057,672</text:p>
          </table:table-cell>
          <table:table-cell office:value-type="float" office:value="1195.002" calcext:value-type="float">
            <text:p>1195,002</text:p>
          </table:table-cell>
          <table:table-cell office:value-type="float" office:value="1198.633" calcext:value-type="float">
            <text:p>1198,633</text:p>
          </table:table-cell>
          <table:table-cell office:value-type="float" office:value="1109.367" calcext:value-type="float">
            <text:p>1109,367</text:p>
          </table:table-cell>
          <table:table-cell office:value-type="float" office:value="994.674" calcext:value-type="float">
            <text:p>994,674</text:p>
          </table:table-cell>
          <table:table-cell office:value-type="float" office:value="809.256" calcext:value-type="float">
            <text:p>809,256</text:p>
          </table:table-cell>
          <table:table-cell office:value-type="float" office:value="743.808" calcext:value-type="float">
            <text:p>743,808</text:p>
          </table:table-cell>
          <table:table-cell office:value-type="float" office:value="1029.62" calcext:value-type="float">
            <text:p>1029,62</text:p>
          </table:table-cell>
          <table:table-cell/>
          <table:table-cell table:formula="of:=AVERAGE([$Porcentagem.B11:.J11])" office:value-type="percentage" office:value="0.146788504467649" calcext:value-type="percentage">
            <text:p>14,6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1175.202" calcext:value-type="float">
            <text:p>1175,202</text:p>
          </table:table-cell>
          <table:table-cell office:value-type="float" office:value="1360.884" calcext:value-type="float">
            <text:p>1360,884</text:p>
          </table:table-cell>
          <table:table-cell office:value-type="float" office:value="1348.244" calcext:value-type="float">
            <text:p>1348,244</text:p>
          </table:table-cell>
          <table:table-cell office:value-type="float" office:value="1407.713" calcext:value-type="float">
            <text:p>1407,713</text:p>
          </table:table-cell>
          <table:table-cell office:value-type="float" office:value="1255.148" calcext:value-type="float">
            <text:p>1255,148</text:p>
          </table:table-cell>
          <table:table-cell office:value-type="float" office:value="1114.989" calcext:value-type="float">
            <text:p>1114,989</text:p>
          </table:table-cell>
          <table:table-cell office:value-type="float" office:value="1155.801" calcext:value-type="float">
            <text:p>1155,801</text:p>
          </table:table-cell>
          <table:table-cell office:value-type="float" office:value="1232.102" calcext:value-type="float">
            <text:p>1232,102</text:p>
          </table:table-cell>
          <table:table-cell office:value-type="float" office:value="1425.595" calcext:value-type="float">
            <text:p>1425,595</text:p>
          </table:table-cell>
          <table:table-cell office:value-type="float" office:value="1532.368" calcext:value-type="float">
            <text:p>1532,368</text:p>
          </table:table-cell>
          <table:table-cell/>
          <table:table-cell table:formula="of:=AVERAGE([$Porcentagem.B12:.J12])" office:value-type="percentage" office:value="0.120638589318606" calcext:value-type="percentage">
            <text:p>12,0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to Grosso do Sul</text:p>
          </table:table-cell>
          <table:table-cell office:value-type="float" office:value="916.117" calcext:value-type="float">
            <text:p>916,117</text:p>
          </table:table-cell>
          <table:table-cell office:value-type="float" office:value="992.212" calcext:value-type="float">
            <text:p>992,212</text:p>
          </table:table-cell>
          <table:table-cell office:value-type="float" office:value="429.834" calcext:value-type="float">
            <text:p>429,834</text:p>
          </table:table-cell>
          <table:table-cell office:value-type="float" office:value="989.525" calcext:value-type="float">
            <text:p>989,525</text:p>
          </table:table-cell>
          <table:table-cell office:value-type="float" office:value="951.973" calcext:value-type="float">
            <text:p>951,973</text:p>
          </table:table-cell>
          <table:table-cell office:value-type="float" office:value="915.954" calcext:value-type="float">
            <text:p>915,954</text:p>
          </table:table-cell>
          <table:table-cell office:value-type="float" office:value="872.872" calcext:value-type="float">
            <text:p>872,872</text:p>
          </table:table-cell>
          <table:table-cell office:value-type="float" office:value="875.766" calcext:value-type="float">
            <text:p>875,766</text:p>
          </table:table-cell>
          <table:table-cell office:value-type="float" office:value="887.161" calcext:value-type="float">
            <text:p>887,161</text:p>
          </table:table-cell>
          <table:table-cell office:value-type="float" office:value="1039.935" calcext:value-type="float">
            <text:p>1039,935</text:p>
          </table:table-cell>
          <table:table-cell/>
          <table:table-cell table:formula="of:=AVERAGE([$Porcentagem.B13:.J13])" office:value-type="percentage" office:value="0.113197928725656" calcext:value-type="percentage">
            <text:p>11,3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7134.962" calcext:value-type="float">
            <text:p>7134,962</text:p>
          </table:table-cell>
          <table:table-cell office:value-type="float" office:value="7161.949" calcext:value-type="float">
            <text:p>7161,949</text:p>
          </table:table-cell>
          <table:table-cell office:value-type="float" office:value="6671.928" calcext:value-type="float">
            <text:p>6671,928</text:p>
          </table:table-cell>
          <table:table-cell office:value-type="float" office:value="6295.464" calcext:value-type="float">
            <text:p>6295,464</text:p>
          </table:table-cell>
          <table:table-cell office:value-type="float" office:value="5560.986" calcext:value-type="float">
            <text:p>5560,986</text:p>
          </table:table-cell>
          <table:table-cell office:value-type="float" office:value="5319.439" calcext:value-type="float">
            <text:p>5319,439</text:p>
          </table:table-cell>
          <table:table-cell office:value-type="float" office:value="4932.84" calcext:value-type="float">
            <text:p>4932,84</text:p>
          </table:table-cell>
          <table:table-cell office:value-type="float" office:value="5112.836" calcext:value-type="float">
            <text:p>5112,836</text:p>
          </table:table-cell>
          <table:table-cell office:value-type="float" office:value="5868.875" calcext:value-type="float">
            <text:p>5868,875</text:p>
          </table:table-cell>
          <table:table-cell office:value-type="float" office:value="6425.662" calcext:value-type="float">
            <text:p>6425,662</text:p>
          </table:table-cell>
          <table:table-cell/>
          <table:table-cell table:formula="of:=AVERAGE([$Porcentagem.B14:.J14])" office:value-type="percentage" office:value="0.0796372978497467" calcext:value-type="percentage">
            <text:p>7,9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1828.567" calcext:value-type="float">
            <text:p>1828,567</text:p>
          </table:table-cell>
          <table:table-cell office:value-type="float" office:value="1996.323" calcext:value-type="float">
            <text:p>1996,323</text:p>
          </table:table-cell>
          <table:table-cell office:value-type="float" office:value="2152.001" calcext:value-type="float">
            <text:p>2152,001</text:p>
          </table:table-cell>
          <table:table-cell office:value-type="float" office:value="1940.995" calcext:value-type="float">
            <text:p>1940,995</text:p>
          </table:table-cell>
          <table:table-cell office:value-type="float" office:value="1902.817" calcext:value-type="float">
            <text:p>1902,817</text:p>
          </table:table-cell>
          <table:table-cell office:value-type="float" office:value="1740.92" calcext:value-type="float">
            <text:p>1740,92</text:p>
          </table:table-cell>
          <table:table-cell office:value-type="float" office:value="1593.683" calcext:value-type="float">
            <text:p>1593,683</text:p>
          </table:table-cell>
          <table:table-cell office:value-type="float" office:value="1409.637" calcext:value-type="float">
            <text:p>1409,637</text:p>
          </table:table-cell>
          <table:table-cell office:value-type="float" office:value="1340.4" calcext:value-type="float">
            <text:p>1340,4</text:p>
          </table:table-cell>
          <table:table-cell office:value-type="float" office:value="1360.307" calcext:value-type="float">
            <text:p>1360,307</text:p>
          </table:table-cell>
          <table:table-cell/>
          <table:table-cell table:formula="of:=AVERAGE([$Porcentagem.B15:.J15])" office:value-type="percentage" office:value="0.098930382969589" calcext:value-type="percentage">
            <text:p>9,8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941.839" calcext:value-type="float">
            <text:p>941,839</text:p>
          </table:table-cell>
          <table:table-cell office:value-type="float" office:value="1023.042" calcext:value-type="float">
            <text:p>1023,042</text:p>
          </table:table-cell>
          <table:table-cell office:value-type="float" office:value="1223.804" calcext:value-type="float">
            <text:p>1223,804</text:p>
          </table:table-cell>
          <table:table-cell office:value-type="float" office:value="1227.079" calcext:value-type="float">
            <text:p>1227,079</text:p>
          </table:table-cell>
          <table:table-cell office:value-type="float" office:value="1052.683" calcext:value-type="float">
            <text:p>1052,683</text:p>
          </table:table-cell>
          <table:table-cell office:value-type="float" office:value="976.409" calcext:value-type="float">
            <text:p>976,409</text:p>
          </table:table-cell>
          <table:table-cell office:value-type="float" office:value="794.759" calcext:value-type="float">
            <text:p>794,759</text:p>
          </table:table-cell>
          <table:table-cell office:value-type="float" office:value="738.33" calcext:value-type="float">
            <text:p>738,33</text:p>
          </table:table-cell>
          <table:table-cell office:value-type="float" office:value="765.788" calcext:value-type="float">
            <text:p>765,788</text:p>
          </table:table-cell>
          <table:table-cell office:value-type="float" office:value="958.53" calcext:value-type="float">
            <text:p>958,53</text:p>
          </table:table-cell>
          <table:table-cell/>
          <table:table-cell table:formula="of:=AVERAGE([$Porcentagem.B16:.J16])" office:value-type="percentage" office:value="0.141610447900505" calcext:value-type="percentage">
            <text:p>14,1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4067.547" calcext:value-type="float">
            <text:p>4067,547</text:p>
          </table:table-cell>
          <table:table-cell office:value-type="float" office:value="4308.029" calcext:value-type="float">
            <text:p>4308,029</text:p>
          </table:table-cell>
          <table:table-cell office:value-type="float" office:value="3628.832" calcext:value-type="float">
            <text:p>3628,832</text:p>
          </table:table-cell>
          <table:table-cell office:value-type="float" office:value="4215.176" calcext:value-type="float">
            <text:p>4215,176</text:p>
          </table:table-cell>
          <table:table-cell office:value-type="float" office:value="3783.094" calcext:value-type="float">
            <text:p>3783,094</text:p>
          </table:table-cell>
          <table:table-cell office:value-type="float" office:value="3896.319" calcext:value-type="float">
            <text:p>3896,319</text:p>
          </table:table-cell>
          <table:table-cell office:value-type="float" office:value="3719.881" calcext:value-type="float">
            <text:p>3719,881</text:p>
          </table:table-cell>
          <table:table-cell office:value-type="float" office:value="3958.106" calcext:value-type="float">
            <text:p>3958,106</text:p>
          </table:table-cell>
          <table:table-cell office:value-type="float" office:value="3817.267" calcext:value-type="float">
            <text:p>3817,267</text:p>
          </table:table-cell>
          <table:table-cell office:value-type="float" office:value="3880.365" calcext:value-type="float">
            <text:p>3880,365</text:p>
          </table:table-cell>
          <table:table-cell table:style-name="ce28"/>
          <table:table-cell table:formula="of:=AVERAGE([$Porcentagem.B17:.J17])" office:value-type="percentage" office:value="0.0628143147419653" calcext:value-type="percentage">
            <text:p>6,28%</text:p>
          </table:table-cell>
          <table:table-cell table:style-name="ce28" table:number-columns-repeated="12"/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2456.133" calcext:value-type="float">
            <text:p>2456,133</text:p>
          </table:table-cell>
          <table:table-cell office:value-type="float" office:value="2589.572" calcext:value-type="float">
            <text:p>2589,572</text:p>
          </table:table-cell>
          <table:table-cell office:value-type="float" office:value="2988.653" calcext:value-type="float">
            <text:p>2988,653</text:p>
          </table:table-cell>
          <table:table-cell office:value-type="float" office:value="2853.645" calcext:value-type="float">
            <text:p>2853,645</text:p>
          </table:table-cell>
          <table:table-cell office:value-type="float" office:value="2562.23" calcext:value-type="float">
            <text:p>2562,23</text:p>
          </table:table-cell>
          <table:table-cell office:value-type="float" office:value="2283.48" calcext:value-type="float">
            <text:p>2283,48</text:p>
          </table:table-cell>
          <table:table-cell office:value-type="float" office:value="1982.594" calcext:value-type="float">
            <text:p>1982,594</text:p>
          </table:table-cell>
          <table:table-cell office:value-type="float" office:value="1960.252" calcext:value-type="float">
            <text:p>1960,252</text:p>
          </table:table-cell>
          <table:table-cell office:value-type="float" office:value="1794.759" calcext:value-type="float">
            <text:p>1794,759</text:p>
          </table:table-cell>
          <table:table-cell office:value-type="float" office:value="1934.038" calcext:value-type="float">
            <text:p>1934,038</text:p>
          </table:table-cell>
          <table:table-cell/>
          <table:table-cell table:formula="of:=AVERAGE([$Porcentagem.B18:.J18])" office:value-type="percentage" office:value="0.129024168307254" calcext:value-type="percentage">
            <text:p>12,9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621.436" calcext:value-type="float">
            <text:p>621,436</text:p>
          </table:table-cell>
          <table:table-cell office:value-type="float" office:value="679.161" calcext:value-type="float">
            <text:p>679,161</text:p>
          </table:table-cell>
          <table:table-cell office:value-type="float" office:value="650.578" calcext:value-type="float">
            <text:p>650,578</text:p>
          </table:table-cell>
          <table:table-cell office:value-type="float" office:value="742.51" calcext:value-type="float">
            <text:p>742,51</text:p>
          </table:table-cell>
          <table:table-cell office:value-type="float" office:value="799.104" calcext:value-type="float">
            <text:p>799,104</text:p>
          </table:table-cell>
          <table:table-cell office:value-type="float" office:value="824.668" calcext:value-type="float">
            <text:p>824,668</text:p>
          </table:table-cell>
          <table:table-cell office:value-type="float" office:value="826.108" calcext:value-type="float">
            <text:p>826,108</text:p>
          </table:table-cell>
          <table:table-cell office:value-type="float" office:value="630.103" calcext:value-type="float">
            <text:p>630,103</text:p>
          </table:table-cell>
          <table:table-cell office:value-type="float" office:value="699.213" calcext:value-type="float">
            <text:p>699,213</text:p>
          </table:table-cell>
          <table:table-cell office:value-type="float" office:value="796.039" calcext:value-type="float">
            <text:p>796,039</text:p>
          </table:table-cell>
          <table:table-cell/>
          <table:table-cell table:formula="of:=AVERAGE([$Porcentagem.B19:.J19])" office:value-type="percentage" office:value="0.113769589772887" calcext:value-type="percentage">
            <text:p>11,3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3443.516" calcext:value-type="float">
            <text:p>3443,516</text:p>
          </table:table-cell>
          <table:table-cell office:value-type="float" office:value="3504.219" calcext:value-type="float">
            <text:p>3504,219</text:p>
          </table:table-cell>
          <table:table-cell office:value-type="float" office:value="3298.114" calcext:value-type="float">
            <text:p>3298,114</text:p>
          </table:table-cell>
          <table:table-cell office:value-type="float" office:value="3213.482" calcext:value-type="float">
            <text:p>3213,482</text:p>
          </table:table-cell>
          <table:table-cell office:value-type="float" office:value="2987.26" calcext:value-type="float">
            <text:p>2987,26</text:p>
          </table:table-cell>
          <table:table-cell office:value-type="float" office:value="2859.757" calcext:value-type="float">
            <text:p>2859,757</text:p>
          </table:table-cell>
          <table:table-cell office:value-type="float" office:value="2758.812" calcext:value-type="float">
            <text:p>2758,812</text:p>
          </table:table-cell>
          <table:table-cell office:value-type="float" office:value="2664.169" calcext:value-type="float">
            <text:p>2664,169</text:p>
          </table:table-cell>
          <table:table-cell office:value-type="float" office:value="2754.747" calcext:value-type="float">
            <text:p>2754,747</text:p>
          </table:table-cell>
          <table:table-cell office:value-type="float" office:value="2876.326" calcext:value-type="float">
            <text:p>2876,326</text:p>
          </table:table-cell>
          <table:table-cell/>
          <table:table-cell table:formula="of:=AVERAGE([$Porcentagem.B20:.J20])" office:value-type="percentage" office:value="0.0452764018402028" calcext:value-type="percentage">
            <text:p>4,5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4505.781" calcext:value-type="float">
            <text:p>4505,781</text:p>
          </table:table-cell>
          <table:table-cell office:value-type="float" office:value="4637.505" calcext:value-type="float">
            <text:p>4637,505</text:p>
          </table:table-cell>
          <table:table-cell office:value-type="float" office:value="4255.701" calcext:value-type="float">
            <text:p>4255,701</text:p>
          </table:table-cell>
          <table:table-cell office:value-type="float" office:value="4316.123" calcext:value-type="float">
            <text:p>4316,123</text:p>
          </table:table-cell>
          <table:table-cell office:value-type="float" office:value="3616.427" calcext:value-type="float">
            <text:p>3616,427</text:p>
          </table:table-cell>
          <table:table-cell office:value-type="float" office:value="3095.726" calcext:value-type="float">
            <text:p>3095,726</text:p>
          </table:table-cell>
          <table:table-cell office:value-type="float" office:value="2479.412" calcext:value-type="float">
            <text:p>2479,412</text:p>
          </table:table-cell>
          <table:table-cell office:value-type="float" office:value="2613.853" calcext:value-type="float">
            <text:p>2613,853</text:p>
          </table:table-cell>
          <table:table-cell office:value-type="float" office:value="2587.702" calcext:value-type="float">
            <text:p>2587,702</text:p>
          </table:table-cell>
          <table:table-cell office:value-type="float" office:value="2771.583" calcext:value-type="float">
            <text:p>2771,583</text:p>
          </table:table-cell>
          <table:table-cell/>
          <table:table-cell table:formula="of:=AVERAGE([$Porcentagem.B21:.J21])" office:value-type="percentage" office:value="0.128833259668975" calcext:value-type="percentage">
            <text:p>12,88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834.317" calcext:value-type="float">
            <text:p>834,317</text:p>
          </table:table-cell>
          <table:table-cell office:value-type="float" office:value="947.625" calcext:value-type="float">
            <text:p>947,625</text:p>
          </table:table-cell>
          <table:table-cell office:value-type="float" office:value="962.599" calcext:value-type="float">
            <text:p>962,599</text:p>
          </table:table-cell>
          <table:table-cell office:value-type="float" office:value="811.796" calcext:value-type="float">
            <text:p>811,796</text:p>
          </table:table-cell>
          <table:table-cell office:value-type="float" office:value="806.101" calcext:value-type="float">
            <text:p>806,101</text:p>
          </table:table-cell>
          <table:table-cell office:value-type="float" office:value="717.345" calcext:value-type="float">
            <text:p>717,345</text:p>
          </table:table-cell>
          <table:table-cell office:value-type="float" office:value="655.243" calcext:value-type="float">
            <text:p>655,243</text:p>
          </table:table-cell>
          <table:table-cell office:value-type="float" office:value="501.046" calcext:value-type="float">
            <text:p>501,046</text:p>
          </table:table-cell>
          <table:table-cell office:value-type="float" office:value="545.132" calcext:value-type="float">
            <text:p>545,132</text:p>
          </table:table-cell>
          <table:table-cell office:value-type="float" office:value="746.95" calcext:value-type="float">
            <text:p>746,95</text:p>
          </table:table-cell>
          <table:table-cell/>
          <table:table-cell table:formula="of:=AVERAGE([$Porcentagem.B22:.J22])" office:value-type="percentage" office:value="0.131110971482507" calcext:value-type="percentage">
            <text:p>13,11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1022.943" calcext:value-type="float">
            <text:p>1022,943</text:p>
          </table:table-cell>
          <table:table-cell office:value-type="float" office:value="954.555" calcext:value-type="float">
            <text:p>954,555</text:p>
          </table:table-cell>
          <table:table-cell office:value-type="float" office:value="528.228" calcext:value-type="float">
            <text:p>528,228</text:p>
          </table:table-cell>
          <table:table-cell office:value-type="float" office:value="582.537" calcext:value-type="float">
            <text:p>582,537</text:p>
          </table:table-cell>
          <table:table-cell office:value-type="float" office:value="505.304" calcext:value-type="float">
            <text:p>505,304</text:p>
          </table:table-cell>
          <table:table-cell office:value-type="float" office:value="414.628" calcext:value-type="float">
            <text:p>414,628</text:p>
          </table:table-cell>
          <table:table-cell office:value-type="float" office:value="394.801" calcext:value-type="float">
            <text:p>394,801</text:p>
          </table:table-cell>
          <table:table-cell office:value-type="float" office:value="391.832" calcext:value-type="float">
            <text:p>391,832</text:p>
          </table:table-cell>
          <table:table-cell office:value-type="float" office:value="384.046" calcext:value-type="float">
            <text:p>384,046</text:p>
          </table:table-cell>
          <table:table-cell office:value-type="float" office:value="474.349" calcext:value-type="float">
            <text:p>474,349</text:p>
          </table:table-cell>
          <table:table-cell/>
          <table:table-cell table:formula="of:=AVERAGE([$Porcentagem.B23:.J23])" office:value-type="percentage" office:value="0.118254626977679" calcext:value-type="percentage">
            <text:p>11,8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102.725" calcext:value-type="float">
            <text:p>102,725</text:p>
          </table:table-cell>
          <table:table-cell office:value-type="float" office:value="100.14" calcext:value-type="float">
            <text:p>100,14</text:p>
          </table:table-cell>
          <table:table-cell office:value-type="float" office:value="88.268" calcext:value-type="float">
            <text:p>88,268</text:p>
          </table:table-cell>
          <table:table-cell office:value-type="float" office:value="53.173" calcext:value-type="float">
            <text:p>53,173</text:p>
          </table:table-cell>
          <table:table-cell office:value-type="float" office:value="108.053" calcext:value-type="float">
            <text:p>108,053</text:p>
          </table:table-cell>
          <table:table-cell office:value-type="float" office:value="106.859" calcext:value-type="float">
            <text:p>106,859</text:p>
          </table:table-cell>
          <table:table-cell office:value-type="float" office:value="99.65" calcext:value-type="float">
            <text:p>99,65</text:p>
          </table:table-cell>
          <table:table-cell office:value-type="float" office:value="81.316" calcext:value-type="float">
            <text:p>81,316</text:p>
          </table:table-cell>
          <table:table-cell office:value-type="float" office:value="127.18" calcext:value-type="float">
            <text:p>127,18</text:p>
          </table:table-cell>
          <table:table-cell office:value-type="float" office:value="153.007" calcext:value-type="float">
            <text:p>153,007</text:p>
          </table:table-cell>
          <table:table-cell/>
          <table:table-cell table:formula="of:=AVERAGE([$Porcentagem.B24:.J24])" office:value-type="percentage" office:value="0.198743651878509" calcext:value-type="percentage">
            <text:p>19,87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3037.709" calcext:value-type="float">
            <text:p>3037,709</text:p>
          </table:table-cell>
          <table:table-cell office:value-type="float" office:value="3215.881" calcext:value-type="float">
            <text:p>3215,881</text:p>
          </table:table-cell>
          <table:table-cell office:value-type="float" office:value="3395.486" calcext:value-type="float">
            <text:p>3395,486</text:p>
          </table:table-cell>
          <table:table-cell office:value-type="float" office:value="2955.317" calcext:value-type="float">
            <text:p>2955,317</text:p>
          </table:table-cell>
          <table:table-cell office:value-type="float" office:value="2939.111" calcext:value-type="float">
            <text:p>2939,111</text:p>
          </table:table-cell>
          <table:table-cell office:value-type="float" office:value="2885.341" calcext:value-type="float">
            <text:p>2885,341</text:p>
          </table:table-cell>
          <table:table-cell office:value-type="float" office:value="2800.72" calcext:value-type="float">
            <text:p>2800,72</text:p>
          </table:table-cell>
          <table:table-cell office:value-type="float" office:value="2848.808" calcext:value-type="float">
            <text:p>2848,808</text:p>
          </table:table-cell>
          <table:table-cell office:value-type="float" office:value="3130.233" calcext:value-type="float">
            <text:p>3130,233</text:p>
          </table:table-cell>
          <table:table-cell office:value-type="float" office:value="3364.297" calcext:value-type="float">
            <text:p>3364,297</text:p>
          </table:table-cell>
          <table:table-cell/>
          <table:table-cell table:formula="of:=AVERAGE([$Porcentagem.B25:.J25])" office:value-type="percentage" office:value="0.0632812705331615" calcext:value-type="percentage">
            <text:p>6,33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5099.736" calcext:value-type="float">
            <text:p>15099,736</text:p>
          </table:table-cell>
          <table:table-cell office:value-type="float" office:value="15423.083" calcext:value-type="float">
            <text:p>15423,083</text:p>
          </table:table-cell>
          <table:table-cell office:value-type="float" office:value="11420.586" calcext:value-type="float">
            <text:p>11420,586</text:p>
          </table:table-cell>
          <table:table-cell office:value-type="float" office:value="11927.94" calcext:value-type="float">
            <text:p>11927,94</text:p>
          </table:table-cell>
          <table:table-cell office:value-type="float" office:value="11344.845" calcext:value-type="float">
            <text:p>11344,845</text:p>
          </table:table-cell>
          <table:table-cell office:value-type="float" office:value="10148.269" calcext:value-type="float">
            <text:p>10148,269</text:p>
          </table:table-cell>
          <table:table-cell office:value-type="float" office:value="9884.368" calcext:value-type="float">
            <text:p>9884,368</text:p>
          </table:table-cell>
          <table:table-cell office:value-type="float" office:value="9395.703" calcext:value-type="float">
            <text:p>9395,703</text:p>
          </table:table-cell>
          <table:table-cell office:value-type="float" office:value="9683.715" calcext:value-type="float">
            <text:p>9683,715</text:p>
          </table:table-cell>
          <table:table-cell office:value-type="float" office:value="10950.741" calcext:value-type="float">
            <text:p>10950,741</text:p>
          </table:table-cell>
          <table:table-cell/>
          <table:table-cell table:formula="of:=AVERAGE([$Porcentagem.B26:.J26])" office:value-type="percentage" office:value="0.0704111660584558" calcext:value-type="percentage">
            <text:p>7,04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584.918" calcext:value-type="float">
            <text:p>584,918</text:p>
          </table:table-cell>
          <table:table-cell office:value-type="float" office:value="658.412" calcext:value-type="float">
            <text:p>658,412</text:p>
          </table:table-cell>
          <table:table-cell office:value-type="float" office:value="542.632" calcext:value-type="float">
            <text:p>542,632</text:p>
          </table:table-cell>
          <table:table-cell office:value-type="float" office:value="607.99" calcext:value-type="float">
            <text:p>607,99</text:p>
          </table:table-cell>
          <table:table-cell office:value-type="float" office:value="586.255" calcext:value-type="float">
            <text:p>586,255</text:p>
          </table:table-cell>
          <table:table-cell office:value-type="float" office:value="545.048" calcext:value-type="float">
            <text:p>545,048</text:p>
          </table:table-cell>
          <table:table-cell office:value-type="float" office:value="477.418" calcext:value-type="float">
            <text:p>477,418</text:p>
          </table:table-cell>
          <table:table-cell office:value-type="float" office:value="368.154" calcext:value-type="float">
            <text:p>368,154</text:p>
          </table:table-cell>
          <table:table-cell office:value-type="float" office:value="407.129" calcext:value-type="float">
            <text:p>407,129</text:p>
          </table:table-cell>
          <table:table-cell office:value-type="float" office:value="519.072" calcext:value-type="float">
            <text:p>519,072</text:p>
          </table:table-cell>
          <table:table-cell/>
          <table:table-cell table:formula="of:=AVERAGE([$Porcentagem.B27:.J27])" office:value-type="percentage" office:value="0.133592089127098" calcext:value-type="percentage">
            <text:p>13,3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cantins</text:p>
          </table:table-cell>
          <table:table-cell office:value-type="float" office:value="450.246" calcext:value-type="float">
            <text:p>450,246</text:p>
          </table:table-cell>
          <table:table-cell office:value-type="float" office:value="513.435" calcext:value-type="float">
            <text:p>513,435</text:p>
          </table:table-cell>
          <table:table-cell office:value-type="float" office:value="455.558" calcext:value-type="float">
            <text:p>455,558</text:p>
          </table:table-cell>
          <table:table-cell office:value-type="float" office:value="420.256" calcext:value-type="float">
            <text:p>420,256</text:p>
          </table:table-cell>
          <table:table-cell office:value-type="float" office:value="445.43" calcext:value-type="float">
            <text:p>445,43</text:p>
          </table:table-cell>
          <table:table-cell office:value-type="float" office:value="479.176" calcext:value-type="float">
            <text:p>479,176</text:p>
          </table:table-cell>
          <table:table-cell office:value-type="float" office:value="496.544" calcext:value-type="float">
            <text:p>496,544</text:p>
          </table:table-cell>
          <table:table-cell office:value-type="float" office:value="391.07" calcext:value-type="float">
            <text:p>391,07</text:p>
          </table:table-cell>
          <table:table-cell office:value-type="float" office:value="405.092" calcext:value-type="float">
            <text:p>405,092</text:p>
          </table:table-cell>
          <table:table-cell office:value-type="float" office:value="505.543" calcext:value-type="float">
            <text:p>505,543</text:p>
          </table:table-cell>
          <table:table-cell/>
          <table:table-cell table:formula="of:=AVERAGE([$Porcentagem.B28:.J28])" office:value-type="percentage" office:value="0.098254534774306" calcext:value-type="percentage">
            <text:p>9,83%</text:p>
          </table:table-cell>
          <table:table-cell table:number-columns-repeated="12"/>
        </table:table-row>
        <table:table-row table:style-name="ro1">
          <table:table-cell table:style-name="ce38"/>
          <table:table-cell table:style-name="ce17" table:number-columns-repeated="2"/>
          <table:table-cell table:style-name="ce39" table:number-columns-repeated="8"/>
          <table:table-cell/>
          <table:table-cell table:style-name="Default"/>
          <table:table-cell table:number-columns-repeated="12"/>
        </table:table-row>
        <table:table-row table:style-name="ro2">
          <table:table-cell table:style-name="ce19" office:value-type="string" calcext:value-type="string">
            <text:p>( *  ) Valores em mil toneladas </text:p>
            <text:p>( ** ) Modelo treinado com dados a partir de 2014</text:p>
          </table:table-cell>
          <table:table-cell table:style-name="ce30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11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3" office:value-type="string" calcext:value-type="string">
            <text:p>Trabalho Final de Graduação - MAC0499 - Pedro Fernandes</text:p>
          </table:table-cell>
          <table:table-cell table:style-name="ce23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6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0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27" office:value-type="string" calcext:value-type="string">
            <text:p><text:span text:style-name="T1">Orientador:</text:span> Dr. Marcelo Finger</text:p>
          </table:table-cell>
          <table:table-cell table:style-name="ce23" table:number-columns-repeated="10"/>
          <table:table-cell/>
          <table:table-cell table:style-name="Default"/>
          <table:table-cell table:number-columns-repeated="12"/>
        </table:table-row>
      </table:table>
      <table:table table:name="Porcentagem" table:style-name="ta1">
        <table:table-column table:style-name="co3" table:default-cell-style-name="Default"/>
        <table:table-column table:style-name="co2" table:default-cell-style-name="Default"/>
        <table:table-column table:style-name="co2" table:default-cell-style-name="ce81"/>
        <table:table-column table:style-name="co2" table:default-cell-style-name="ce75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09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  <table:table-cell table:number-columns-repeated="1009"/>
        </table:table-row>
        <table:table-row table:style-name="ro1">
          <table:table-cell table:style-name="ce18" office:value-type="string" calcext:value-type="string">
            <text:p>Acre</text:p>
          </table:table-cell>
          <table:table-cell table:style-name="ce24" table:formula="of:=ABS([$Registrado.B2]-[$Previsto.B2])/[$Registrado.B2]" office:value-type="percentage" office:value="0.0279490933404036" calcext:value-type="percentage">
            <text:p>2,795%</text:p>
          </table:table-cell>
          <table:table-cell table:style-name="ce24" table:formula="of:=ABS([$Registrado.C2]-[$Previsto.C2])/[$Registrado.C2]" office:value-type="percentage" office:value="0.0930077657069685" calcext:value-type="percentage">
            <text:p>9,301%</text:p>
          </table:table-cell>
          <table:table-cell table:style-name="ce24" table:formula="of:=ABS([$Registrado.D2]-[$Previsto.D2])/[$Registrado.D2]" office:value-type="percentage" office:value="0.127983972884357" calcext:value-type="percentage">
            <text:p>12,798%</text:p>
          </table:table-cell>
          <table:table-cell table:style-name="ce24" table:formula="of:=ABS([$Registrado.E2]-[$Previsto.E2])/[$Registrado.E2]" office:value-type="percentage" office:value="0.140514635015777" calcext:value-type="percentage">
            <text:p>14,051%</text:p>
          </table:table-cell>
          <table:table-cell table:style-name="ce24" table:formula="of:=ABS([$Registrado.F2]-[$Previsto.F2])/[$Registrado.F2]" office:value-type="percentage" office:value="0.12874842612667" calcext:value-type="percentage">
            <text:p>12,875%</text:p>
          </table:table-cell>
          <table:table-cell table:style-name="ce24" table:formula="of:=ABS([$Registrado.G2]-[$Previsto.G2])/[$Registrado.G2]" office:value-type="percentage" office:value="0.108464958037358" calcext:value-type="percentage">
            <text:p>10,846%</text:p>
          </table:table-cell>
          <table:table-cell table:style-name="ce24" table:formula="of:=ABS([$Registrado.H2]-[$Previsto.H2])/[$Registrado.H2]" office:value-type="percentage" office:value="0.011573949534621" calcext:value-type="percentage">
            <text:p>1,157%</text:p>
          </table:table-cell>
          <table:table-cell table:style-name="ce24" table:formula="of:=ABS([$Registrado.I2]-[$Previsto.I2])/[$Registrado.I2]" office:value-type="percentage" office:value="0.0324891908585548" calcext:value-type="percentage">
            <text:p>3,249%</text:p>
          </table:table-cell>
          <table:table-cell table:style-name="ce24" table:formula="of:=ABS([$Registrado.J2]-[$Previsto.J2])/[$Registrado.J2]" office:value-type="percentage" office:value="0.153016575578685" calcext:value-type="percentage">
            <text:p>15,302%</text:p>
          </table:table-cell>
          <table:table-cell table:style-name="ce24" table:formula="of:=ABS([$Registrado.K2]-[$Previsto.K2])/[$Registrado.K2]" office:value-type="percentage" office:value="0.0599713768173344" calcext:value-type="percentage">
            <text:p>5,997%</text:p>
          </table:table-cell>
          <table:table-cell table:style-name="ce22" table:formula="of:=AVERAGE([.B2:.K2])" office:value-type="percentage" office:value="0.0883719943900728" calcext:value-type="percentage">
            <text:p>8,837%</text:p>
          </table:table-cell>
          <table:table-cell table:style-name="ce79" table:formula="of:=STDEV([.B2:.K2])" office:value-type="percentage" office:value="0.0516405406700449" calcext:value-type="percentage">
            <text:p>5,16%</text:p>
          </table:table-cell>
          <table:table-cell table:formula="of:=COUNTIF([.B2:.K2]; &quot;&lt;0,05&quot;)" office:value-type="float" office:value="3" calcext:value-type="float">
            <text:p>3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Alagoas</text:p>
          </table:table-cell>
          <table:table-cell table:style-name="ce25" table:formula="of:=ABS([$Registrado.B3]-[$Previsto.B3])/[$Registrado.B3]" office:value-type="percentage" office:value="0.11568725854102" calcext:value-type="percentage">
            <text:p>11,569%</text:p>
          </table:table-cell>
          <table:table-cell table:style-name="ce25" table:formula="of:=ABS([$Registrado.C3]-[$Previsto.C3])/[$Registrado.C3]" office:value-type="percentage" office:value="0.0564852314010425" calcext:value-type="percentage">
            <text:p>5,649%</text:p>
          </table:table-cell>
          <table:table-cell table:style-name="ce25" table:formula="of:=ABS([$Registrado.D3]-[$Previsto.D3])/[$Registrado.D3]" office:value-type="percentage" office:value="0.26792321458019" calcext:value-type="percentage">
            <text:p>26,792%</text:p>
          </table:table-cell>
          <table:table-cell table:style-name="ce25" table:formula="of:=ABS([$Registrado.E3]-[$Previsto.E3])/[$Registrado.E3]" office:value-type="percentage" office:value="0.183383114002662" calcext:value-type="percentage">
            <text:p>18,338%</text:p>
          </table:table-cell>
          <table:table-cell table:style-name="ce25" table:formula="of:=ABS([$Registrado.F3]-[$Previsto.F3])/[$Registrado.F3]" office:value-type="percentage" office:value="0.226908980181438" calcext:value-type="percentage">
            <text:p>22,691%</text:p>
          </table:table-cell>
          <table:table-cell table:style-name="ce25" table:formula="of:=ABS([$Registrado.G3]-[$Previsto.G3])/[$Registrado.G3]" office:value-type="percentage" office:value="0.511327458509169" calcext:value-type="percentage">
            <text:p>51,133%</text:p>
          </table:table-cell>
          <table:table-cell table:style-name="ce25" table:formula="of:=ABS([$Registrado.H3]-[$Previsto.H3])/[$Registrado.H3]" office:value-type="percentage" office:value="0.110594866550291" calcext:value-type="percentage">
            <text:p>11,059%</text:p>
          </table:table-cell>
          <table:table-cell table:style-name="ce25" table:formula="of:=ABS([$Registrado.I3]-[$Previsto.I3])/[$Registrado.I3]" office:value-type="percentage" office:value="0.148060370448124" calcext:value-type="percentage">
            <text:p>14,806%</text:p>
          </table:table-cell>
          <table:table-cell table:style-name="ce25" table:formula="of:=ABS([$Registrado.J3]-[$Previsto.J3])/[$Registrado.J3]" office:value-type="percentage" office:value="0.332687852871729" calcext:value-type="percentage">
            <text:p>33,269%</text:p>
          </table:table-cell>
          <table:table-cell table:style-name="ce25" table:formula="of:=ABS([$Registrado.K3]-[$Previsto.K3])/[$Registrado.K3]" office:value-type="percentage" office:value="0.0180322523578771" calcext:value-type="percentage">
            <text:p>1,803%</text:p>
          </table:table-cell>
          <table:table-cell table:style-name="ce22" table:formula="of:=AVERAGE([.B3:.K3])" office:value-type="percentage" office:value="0.197109059944354" calcext:value-type="percentage">
            <text:p>19,711%</text:p>
          </table:table-cell>
          <table:table-cell table:style-name="ce79" table:formula="of:=STDEV([.B3:.K3])" office:value-type="percentage" office:value="0.145895489967773" calcext:value-type="percentage">
            <text:p>14,59%</text:p>
          </table:table-cell>
          <table:table-cell table:formula="of:=COUNTIF([.B3:.K3]; &quot;&lt;0,05&quot;)" office:value-type="float" office:value="1" calcext:value-type="float">
            <text:p>1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Amapá</text:p>
          </table:table-cell>
          <table:table-cell table:style-name="ce25" table:formula="of:=ABS([$Registrado.B4]-[$Previsto.B4])/[$Registrado.B4]" office:value-type="percentage" office:value="0.378385416666667" calcext:value-type="percentage">
            <text:p>37,839%</text:p>
          </table:table-cell>
          <table:table-cell table:style-name="ce25" table:formula="of:=ABS([$Registrado.C4]-[$Previsto.C4])/[$Registrado.C4]" office:value-type="percentage" office:value="0.0171324330689489" calcext:value-type="percentage">
            <text:p>1,713%</text:p>
          </table:table-cell>
          <table:table-cell table:style-name="ce25" table:formula="of:=ABS([$Registrado.D4]-[$Previsto.D4])/[$Registrado.D4]" office:value-type="percentage" office:value="0.013650585496583" calcext:value-type="percentage">
            <text:p>1,365%</text:p>
          </table:table-cell>
          <table:table-cell table:style-name="ce25" table:formula="of:=ABS([$Registrado.E4]-[$Previsto.E4])/[$Registrado.E4]" office:value-type="percentage" office:value="0.0401122841030147" calcext:value-type="percentage">
            <text:p>4,011%</text:p>
          </table:table-cell>
          <table:table-cell table:style-name="ce25" table:formula="of:=ABS([$Registrado.F4]-[$Previsto.F4])/[$Registrado.F4]" office:value-type="percentage" office:value="0.168540605334133" calcext:value-type="percentage">
            <text:p>16,854%</text:p>
          </table:table-cell>
          <table:table-cell table:style-name="ce25" table:formula="of:=ABS([$Registrado.G4]-[$Previsto.G4])/[$Registrado.G4]" office:value-type="percentage" office:value="0.230216040467779" calcext:value-type="percentage">
            <text:p>23,022%</text:p>
          </table:table-cell>
          <table:table-cell table:style-name="ce25" table:formula="of:=ABS([$Registrado.H4]-[$Previsto.H4])/[$Registrado.H4]" office:value-type="percentage" office:value="0.103512853981045" calcext:value-type="percentage">
            <text:p>10,351%</text:p>
          </table:table-cell>
          <table:table-cell table:style-name="ce25" table:formula="of:=ABS([$Registrado.I4]-[$Previsto.I4])/[$Registrado.I4]" office:value-type="percentage" office:value="0.0157549124865796" calcext:value-type="percentage">
            <text:p>1,575%</text:p>
          </table:table-cell>
          <table:table-cell table:style-name="ce25" table:formula="of:=ABS([$Registrado.J4]-[$Previsto.J4])/[$Registrado.J4]" office:value-type="percentage" office:value="0.109299521430765" calcext:value-type="percentage">
            <text:p>10,930%</text:p>
          </table:table-cell>
          <table:table-cell table:style-name="ce25" table:formula="of:=ABS([$Registrado.K4]-[$Previsto.K4])/[$Registrado.K4]" office:value-type="percentage" office:value="0.127406881062803" calcext:value-type="percentage">
            <text:p>12,741%</text:p>
          </table:table-cell>
          <table:table-cell table:style-name="ce22" table:formula="of:=AVERAGE([.B4:.K4])" office:value-type="percentage" office:value="0.120401153409832" calcext:value-type="percentage">
            <text:p>12,040%</text:p>
          </table:table-cell>
          <table:table-cell table:style-name="ce79" table:formula="of:=STDEV([.B4:.K4])" office:value-type="percentage" office:value="0.115877036395394" calcext:value-type="percentage">
            <text:p>11,59%</text:p>
          </table:table-cell>
          <table:table-cell table:formula="of:=COUNTIF([.B4:.K4]; &quot;&lt;0,05&quot;)" office:value-type="float" office:value="4" calcext:value-type="float">
            <text:p>4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Amazonas</text:p>
          </table:table-cell>
          <table:table-cell table:style-name="ce25" table:formula="of:=ABS([$Registrado.B5]-[$Previsto.B5])/[$Registrado.B5]" office:value-type="percentage" office:value="0.0336213932208433" calcext:value-type="percentage">
            <text:p>3,362%</text:p>
          </table:table-cell>
          <table:table-cell table:style-name="ce25" table:formula="of:=ABS([$Registrado.C5]-[$Previsto.C5])/[$Registrado.C5]" office:value-type="percentage" office:value="0.0492202437570302" calcext:value-type="percentage">
            <text:p>4,922%</text:p>
          </table:table-cell>
          <table:table-cell table:style-name="ce25" table:formula="of:=ABS([$Registrado.D5]-[$Previsto.D5])/[$Registrado.D5]" office:value-type="percentage" office:value="0.0110411668720928" calcext:value-type="percentage">
            <text:p>1,104%</text:p>
          </table:table-cell>
          <table:table-cell table:style-name="ce25" table:formula="of:=ABS([$Registrado.E5]-[$Previsto.E5])/[$Registrado.E5]" office:value-type="percentage" office:value="0.0683736193994378" calcext:value-type="percentage">
            <text:p>6,837%</text:p>
          </table:table-cell>
          <table:table-cell table:style-name="ce25" table:formula="of:=ABS([$Registrado.F5]-[$Previsto.F5])/[$Registrado.F5]" office:value-type="percentage" office:value="0.0236011018896298" calcext:value-type="percentage">
            <text:p>2,360%</text:p>
          </table:table-cell>
          <table:table-cell table:style-name="ce25" table:formula="of:=ABS([$Registrado.G5]-[$Previsto.G5])/[$Registrado.G5]" office:value-type="percentage" office:value="0.0700468997149346" calcext:value-type="percentage">
            <text:p>7,005%</text:p>
          </table:table-cell>
          <table:table-cell table:style-name="ce25" table:formula="of:=ABS([$Registrado.H5]-[$Previsto.H5])/[$Registrado.H5]" office:value-type="percentage" office:value="0.9746042715541" calcext:value-type="percentage">
            <text:p>97,460%</text:p>
          </table:table-cell>
          <table:table-cell table:style-name="ce25" table:formula="of:=ABS([$Registrado.I5]-[$Previsto.I5])/[$Registrado.I5]" office:value-type="percentage" office:value="0.327505792548046" calcext:value-type="percentage">
            <text:p>32,751%</text:p>
          </table:table-cell>
          <table:table-cell table:style-name="ce25" table:formula="of:=ABS([$Registrado.J5]-[$Previsto.J5])/[$Registrado.J5]" office:value-type="percentage" office:value="0.113075320835853" calcext:value-type="percentage">
            <text:p>11,308%</text:p>
          </table:table-cell>
          <table:table-cell table:style-name="ce25" table:formula="of:=ABS([$Registrado.K5]-[$Previsto.K5])/[$Registrado.K5]" office:value-type="percentage" office:value="0.0316280289434652" calcext:value-type="percentage">
            <text:p>3,163%</text:p>
          </table:table-cell>
          <table:table-cell table:style-name="ce22" table:formula="of:=AVERAGE([.B5:.K5])" office:value-type="percentage" office:value="0.170271783873543" calcext:value-type="percentage">
            <text:p>17,027%</text:p>
          </table:table-cell>
          <table:table-cell table:style-name="ce79" table:formula="of:=STDEV([.B5:.K5])" office:value-type="percentage" office:value="0.297169715200213" calcext:value-type="percentage">
            <text:p>29,72%</text:p>
          </table:table-cell>
          <table:table-cell table:formula="of:=COUNTIF([.B5:.K5]; &quot;&lt;0,05&quot;)" office:value-type="float" office:value="5" calcext:value-type="float">
            <text:p>5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Bahia</text:p>
          </table:table-cell>
          <table:table-cell table:style-name="ce25" table:formula="of:=ABS([$Registrado.B6]-[$Previsto.B6])/[$Registrado.B6]" office:value-type="percentage" office:value="0.0596596660223133" calcext:value-type="percentage">
            <text:p>5,966%</text:p>
          </table:table-cell>
          <table:table-cell table:style-name="ce25" table:formula="of:=ABS([$Registrado.C6]-[$Previsto.C6])/[$Registrado.C6]" office:value-type="percentage" office:value="0.0472281939177275" calcext:value-type="percentage">
            <text:p>4,723%</text:p>
          </table:table-cell>
          <table:table-cell table:style-name="ce25" table:formula="of:=ABS([$Registrado.D6]-[$Previsto.D6])/[$Registrado.D6]" office:value-type="percentage" office:value="0.0902198197842738" calcext:value-type="percentage">
            <text:p>9,022%</text:p>
          </table:table-cell>
          <table:table-cell table:style-name="ce25" table:formula="of:=ABS([$Registrado.E6]-[$Previsto.E6])/[$Registrado.E6]" office:value-type="percentage" office:value="0.0573969384477265" calcext:value-type="percentage">
            <text:p>5,740%</text:p>
          </table:table-cell>
          <table:table-cell table:style-name="ce25" table:formula="of:=ABS([$Registrado.F6]-[$Previsto.F6])/[$Registrado.F6]" office:value-type="percentage" office:value="0.0884446477878473" calcext:value-type="percentage">
            <text:p>8,844%</text:p>
          </table:table-cell>
          <table:table-cell table:style-name="ce25" table:formula="of:=ABS([$Registrado.G6]-[$Previsto.G6])/[$Registrado.G6]" office:value-type="percentage" office:value="0.143414944667515" calcext:value-type="percentage">
            <text:p>14,341%</text:p>
          </table:table-cell>
          <table:table-cell table:style-name="ce25" table:formula="of:=ABS([$Registrado.H6]-[$Previsto.H6])/[$Registrado.H6]" office:value-type="percentage" office:value="0.0805561055090176" calcext:value-type="percentage">
            <text:p>8,056%</text:p>
          </table:table-cell>
          <table:table-cell table:style-name="ce25" table:formula="of:=ABS([$Registrado.I6]-[$Previsto.I6])/[$Registrado.I6]" office:value-type="percentage" office:value="0.0533860613726032" calcext:value-type="percentage">
            <text:p>5,339%</text:p>
          </table:table-cell>
          <table:table-cell table:style-name="ce25" table:formula="of:=ABS([$Registrado.J6]-[$Previsto.J6])/[$Registrado.J6]" office:value-type="percentage" office:value="0.162842608901391" calcext:value-type="percentage">
            <text:p>16,284%</text:p>
          </table:table-cell>
          <table:table-cell table:style-name="ce25" table:formula="of:=ABS([$Registrado.K6]-[$Previsto.K6])/[$Registrado.K6]" office:value-type="percentage" office:value="0.02959584832241" calcext:value-type="percentage">
            <text:p>2,960%</text:p>
          </table:table-cell>
          <table:table-cell table:style-name="ce22" table:formula="of:=AVERAGE([.B6:.K6])" office:value-type="percentage" office:value="0.0812744834732825" calcext:value-type="percentage">
            <text:p>8,127%</text:p>
          </table:table-cell>
          <table:table-cell table:style-name="ce79" table:formula="of:=STDEV([.B6:.K6])" office:value-type="percentage" office:value="0.0425462821314901" calcext:value-type="percentage">
            <text:p>4,25%</text:p>
          </table:table-cell>
          <table:table-cell table:formula="of:=COUNTIF([.B6:.K6]; &quot;&lt;0,05&quot;)" office:value-type="float" office:value="2" calcext:value-type="float">
            <text:p>2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Ceara</text:p>
          </table:table-cell>
          <table:table-cell table:style-name="ce25" table:formula="of:=ABS([$Registrado.B7]-[$Previsto.B7])/[$Registrado.B7]" office:value-type="percentage" office:value="0.108211673751839" calcext:value-type="percentage">
            <text:p>10,821%</text:p>
          </table:table-cell>
          <table:table-cell table:style-name="ce25" table:formula="of:=ABS([$Registrado.C7]-[$Previsto.C7])/[$Registrado.C7]" office:value-type="percentage" office:value="0.116674873353155" calcext:value-type="percentage">
            <text:p>11,667%</text:p>
          </table:table-cell>
          <table:table-cell table:style-name="ce25" table:formula="of:=ABS([$Registrado.D7]-[$Previsto.D7])/[$Registrado.D7]" office:value-type="percentage" office:value="0.0364882537429757" calcext:value-type="percentage">
            <text:p>3,649%</text:p>
          </table:table-cell>
          <table:table-cell table:style-name="ce25" table:formula="of:=ABS([$Registrado.E7]-[$Previsto.E7])/[$Registrado.E7]" office:value-type="percentage" office:value="0.00355449248492049" calcext:value-type="percentage">
            <text:p>0,355%</text:p>
          </table:table-cell>
          <table:table-cell table:style-name="ce25" table:formula="of:=ABS([$Registrado.F7]-[$Previsto.F7])/[$Registrado.F7]" office:value-type="percentage" office:value="0.0452559389568457" calcext:value-type="percentage">
            <text:p>4,526%</text:p>
          </table:table-cell>
          <table:table-cell table:style-name="ce25" table:formula="of:=ABS([$Registrado.G7]-[$Previsto.G7])/[$Registrado.G7]" office:value-type="percentage" office:value="0.0224709825969286" calcext:value-type="percentage">
            <text:p>2,247%</text:p>
          </table:table-cell>
          <table:table-cell table:style-name="ce25" table:formula="of:=ABS([$Registrado.H7]-[$Previsto.H7])/[$Registrado.H7]" office:value-type="percentage" office:value="0.128247768491671" calcext:value-type="percentage">
            <text:p>12,825%</text:p>
          </table:table-cell>
          <table:table-cell table:style-name="ce25" table:formula="of:=ABS([$Registrado.I7]-[$Previsto.I7])/[$Registrado.I7]" office:value-type="percentage" office:value="0.109837000288027" calcext:value-type="percentage">
            <text:p>10,984%</text:p>
          </table:table-cell>
          <table:table-cell table:style-name="ce25" table:formula="of:=ABS([$Registrado.J7]-[$Previsto.J7])/[$Registrado.J7]" office:value-type="percentage" office:value="0.0391575893977786" calcext:value-type="percentage">
            <text:p>3,916%</text:p>
          </table:table-cell>
          <table:table-cell table:style-name="ce25" table:formula="of:=ABS([$Registrado.K7]-[$Previsto.K7])/[$Registrado.K7]" office:value-type="percentage" office:value="0.140878866289565" calcext:value-type="percentage">
            <text:p>14,088%</text:p>
          </table:table-cell>
          <table:table-cell table:style-name="ce22" table:formula="of:=AVERAGE([.B7:.K7])" office:value-type="percentage" office:value="0.0750777439353707" calcext:value-type="percentage">
            <text:p>7,508%</text:p>
          </table:table-cell>
          <table:table-cell table:style-name="ce79" table:formula="of:=STDEV([.B7:.K7])" office:value-type="percentage" office:value="0.0502715036814167" calcext:value-type="percentage">
            <text:p>5,03%</text:p>
          </table:table-cell>
          <table:table-cell table:formula="of:=COUNTIF([.B7:.K7]; &quot;&lt;0,05&quot;)" office:value-type="float" office:value="5" calcext:value-type="float">
            <text:p>5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Distrito Federal</text:p>
          </table:table-cell>
          <table:table-cell table:style-name="ce25" table:formula="of:=ABS([$Registrado.B8]-[$Previsto.B8])/[$Registrado.B8]" office:value-type="percentage" office:value="0.00932654971557475" calcext:value-type="percentage">
            <text:p>0,933%</text:p>
          </table:table-cell>
          <table:table-cell table:style-name="ce25" table:formula="of:=ABS([$Registrado.C8]-[$Previsto.C8])/[$Registrado.C8]" office:value-type="percentage" office:value="0.071561685975406" calcext:value-type="percentage">
            <text:p>7,156%</text:p>
          </table:table-cell>
          <table:table-cell table:style-name="ce25" table:formula="of:=ABS([$Registrado.D8]-[$Previsto.D8])/[$Registrado.D8]" office:value-type="percentage" office:value="0.113535945991726" calcext:value-type="percentage">
            <text:p>11,354%</text:p>
          </table:table-cell>
          <table:table-cell table:style-name="ce25" table:formula="of:=ABS([$Registrado.E8]-[$Previsto.E8])/[$Registrado.E8]" office:value-type="percentage" office:value="0.128071706644773" calcext:value-type="percentage">
            <text:p>12,807%</text:p>
          </table:table-cell>
          <table:table-cell table:style-name="ce25" table:formula="of:=ABS([$Registrado.F8]-[$Previsto.F8])/[$Registrado.F8]" office:value-type="percentage" office:value="0.232061400899787" calcext:value-type="percentage">
            <text:p>23,206%</text:p>
          </table:table-cell>
          <table:table-cell table:style-name="ce25" table:formula="of:=ABS([$Registrado.G8]-[$Previsto.G8])/[$Registrado.G8]" office:value-type="percentage" office:value="0.0820017583289717" calcext:value-type="percentage">
            <text:p>8,200%</text:p>
          </table:table-cell>
          <table:table-cell table:style-name="ce25" table:formula="of:=ABS([$Registrado.H8]-[$Previsto.H8])/[$Registrado.H8]" office:value-type="percentage" office:value="0.030289076042232" calcext:value-type="percentage">
            <text:p>3,029%</text:p>
          </table:table-cell>
          <table:table-cell table:style-name="ce25" table:formula="of:=ABS([$Registrado.I8]-[$Previsto.I8])/[$Registrado.I8]" office:value-type="percentage" office:value="0.0710894968510019" calcext:value-type="percentage">
            <text:p>7,109%</text:p>
          </table:table-cell>
          <table:table-cell table:style-name="ce25" table:formula="of:=ABS([$Registrado.J8]-[$Previsto.J8])/[$Registrado.J8]" office:value-type="percentage" office:value="0.0254940577249576" calcext:value-type="percentage">
            <text:p>2,549%</text:p>
          </table:table-cell>
          <table:table-cell table:style-name="ce25" table:formula="of:=ABS([$Registrado.K8]-[$Previsto.K8])/[$Registrado.K8]" office:value-type="percentage" office:value="0.197625916675423" calcext:value-type="percentage">
            <text:p>19,763%</text:p>
          </table:table-cell>
          <table:table-cell table:style-name="ce22" table:formula="of:=AVERAGE([.B8:.K8])" office:value-type="percentage" office:value="0.0961057594849853" calcext:value-type="percentage">
            <text:p>9,611%</text:p>
          </table:table-cell>
          <table:table-cell table:style-name="ce79" table:formula="of:=STDEV([.B8:.K8])" office:value-type="percentage" office:value="0.0733269233639795" calcext:value-type="percentage">
            <text:p>7,33%</text:p>
          </table:table-cell>
          <table:table-cell table:formula="of:=COUNTIF([.B8:.K8]; &quot;&lt;0,05&quot;)" office:value-type="float" office:value="3" calcext:value-type="float">
            <text:p>3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Espirito Santo</text:p>
          </table:table-cell>
          <table:table-cell table:style-name="ce25" table:formula="of:=ABS([$Registrado.B9]-[$Previsto.B9])/[$Registrado.B9]" office:value-type="percentage" office:value="0.0860607939530832" calcext:value-type="percentage">
            <text:p>8,606%</text:p>
          </table:table-cell>
          <table:table-cell table:style-name="ce25" table:formula="of:=ABS([$Registrado.C9]-[$Previsto.C9])/[$Registrado.C9]" office:value-type="percentage" office:value="0.0422381725933993" calcext:value-type="percentage">
            <text:p>4,224%</text:p>
          </table:table-cell>
          <table:table-cell table:style-name="ce25" table:formula="of:=ABS([$Registrado.D9]-[$Previsto.D9])/[$Registrado.D9]" office:value-type="percentage" office:value="0.113518013704813" calcext:value-type="percentage">
            <text:p>11,352%</text:p>
          </table:table-cell>
          <table:table-cell table:style-name="ce25" table:formula="of:=ABS([$Registrado.E9]-[$Previsto.E9])/[$Registrado.E9]" office:value-type="percentage" office:value="0.0699315296927275" calcext:value-type="percentage">
            <text:p>6,993%</text:p>
          </table:table-cell>
          <table:table-cell table:style-name="ce25" table:formula="of:=ABS([$Registrado.F9]-[$Previsto.F9])/[$Registrado.F9]" office:value-type="percentage" office:value="0.00525304376765697" calcext:value-type="percentage">
            <text:p>0,525%</text:p>
          </table:table-cell>
          <table:table-cell table:style-name="ce25" table:formula="of:=ABS([$Registrado.G9]-[$Previsto.G9])/[$Registrado.G9]" office:value-type="percentage" office:value="0.126559069920874" calcext:value-type="percentage">
            <text:p>12,656%</text:p>
          </table:table-cell>
          <table:table-cell table:style-name="ce25" table:formula="of:=ABS([$Registrado.H9]-[$Previsto.H9])/[$Registrado.H9]" office:value-type="percentage" office:value="0.0295998743882972" calcext:value-type="percentage">
            <text:p>2,960%</text:p>
          </table:table-cell>
          <table:table-cell table:style-name="ce25" table:formula="of:=ABS([$Registrado.I9]-[$Previsto.I9])/[$Registrado.I9]" office:value-type="percentage" office:value="0.00347835698733046" calcext:value-type="percentage">
            <text:p>0,348%</text:p>
          </table:table-cell>
          <table:table-cell table:style-name="ce25" table:formula="of:=ABS([$Registrado.J9]-[$Previsto.J9])/[$Registrado.J9]" office:value-type="percentage" office:value="0.00287795688773162" calcext:value-type="percentage">
            <text:p>0,288%</text:p>
          </table:table-cell>
          <table:table-cell table:style-name="ce25" table:formula="of:=ABS([$Registrado.K9]-[$Previsto.K9])/[$Registrado.K9]" office:value-type="percentage" office:value="0.00165723659981929" calcext:value-type="percentage">
            <text:p>0,166%</text:p>
          </table:table-cell>
          <table:table-cell table:style-name="ce22" table:formula="of:=AVERAGE([.B9:.K9])" office:value-type="percentage" office:value="0.0481174048495733" calcext:value-type="percentage">
            <text:p>4,812%</text:p>
          </table:table-cell>
          <table:table-cell table:style-name="ce79" table:formula="of:=STDEV([.B9:.K9])" office:value-type="percentage" office:value="0.0480260444552164" calcext:value-type="percentage">
            <text:p>4,80%</text:p>
          </table:table-cell>
          <table:table-cell table:formula="of:=COUNTIF([.B9:.K9]; &quot;&lt;0,05&quot;)" office:value-type="float" office:value="6" calcext:value-type="float">
            <text:p>6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Goiais</text:p>
          </table:table-cell>
          <table:table-cell table:style-name="ce25" table:formula="of:=ABS([$Registrado.B10]-[$Previsto.B10])/[$Registrado.B10]" office:value-type="percentage" office:value="0.03943155275478" calcext:value-type="percentage">
            <text:p>3,943%</text:p>
          </table:table-cell>
          <table:table-cell table:style-name="ce25" table:formula="of:=ABS([$Registrado.C10]-[$Previsto.C10])/[$Registrado.C10]" office:value-type="percentage" office:value="0.0616652073149038" calcext:value-type="percentage">
            <text:p>6,167%</text:p>
          </table:table-cell>
          <table:table-cell table:style-name="ce25" table:formula="of:=ABS([$Registrado.D10]-[$Previsto.D10])/[$Registrado.D10]" office:value-type="percentage" office:value="0.037119085697354" calcext:value-type="percentage">
            <text:p>3,712%</text:p>
          </table:table-cell>
          <table:table-cell table:style-name="ce25" table:formula="of:=ABS([$Registrado.E10]-[$Previsto.E10])/[$Registrado.E10]" office:value-type="percentage" office:value="0.118154841118822" calcext:value-type="percentage">
            <text:p>11,815%</text:p>
          </table:table-cell>
          <table:table-cell table:style-name="ce25" table:formula="of:=ABS([$Registrado.F10]-[$Previsto.F10])/[$Registrado.F10]" office:value-type="percentage" office:value="0.117049798385718" calcext:value-type="percentage">
            <text:p>11,705%</text:p>
          </table:table-cell>
          <table:table-cell table:style-name="ce25" table:formula="of:=ABS([$Registrado.G10]-[$Previsto.G10])/[$Registrado.G10]" office:value-type="percentage" office:value="0.0331390017204426" calcext:value-type="percentage">
            <text:p>3,314%</text:p>
          </table:table-cell>
          <table:table-cell table:style-name="ce25" table:formula="of:=ABS([$Registrado.H10]-[$Previsto.H10])/[$Registrado.H10]" office:value-type="percentage" office:value="0.0130750189561272" calcext:value-type="percentage">
            <text:p>1,308%</text:p>
          </table:table-cell>
          <table:table-cell table:style-name="ce25" table:formula="of:=ABS([$Registrado.I10]-[$Previsto.I10])/[$Registrado.I10]" office:value-type="percentage" office:value="0.0410095636469913" calcext:value-type="percentage">
            <text:p>4,101%</text:p>
          </table:table-cell>
          <table:table-cell table:style-name="ce25" table:formula="of:=ABS([$Registrado.J10]-[$Previsto.J10])/[$Registrado.J10]" office:value-type="percentage" office:value="0.070785722047827" calcext:value-type="percentage">
            <text:p>7,079%</text:p>
          </table:table-cell>
          <table:table-cell table:style-name="ce25" table:formula="of:=ABS([$Registrado.K10]-[$Previsto.K10])/[$Registrado.K10]" office:value-type="percentage" office:value="0.135380562050368" calcext:value-type="percentage">
            <text:p>13,538%</text:p>
          </table:table-cell>
          <table:table-cell table:style-name="ce22" table:formula="of:=AVERAGE([.B10:.K10])" office:value-type="percentage" office:value="0.0666810353693334" calcext:value-type="percentage">
            <text:p>6,668%</text:p>
          </table:table-cell>
          <table:table-cell table:style-name="ce79" table:formula="of:=STDEV([.B10:.K10])" office:value-type="percentage" office:value="0.04245564687568" calcext:value-type="percentage">
            <text:p>4,25%</text:p>
          </table:table-cell>
          <table:table-cell table:formula="of:=COUNTIF([.B10:.K10]; &quot;&lt;0,05&quot;)" office:value-type="float" office:value="5" calcext:value-type="float">
            <text:p>5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Maranhão</text:p>
          </table:table-cell>
          <table:table-cell table:style-name="ce25" table:formula="of:=ABS([$Registrado.B11]-[$Previsto.B11])/[$Registrado.B11]" office:value-type="percentage" office:value="0.175945367844738" calcext:value-type="percentage">
            <text:p>17,595%</text:p>
          </table:table-cell>
          <table:table-cell table:style-name="ce25" table:formula="of:=ABS([$Registrado.C11]-[$Previsto.C11])/[$Registrado.C11]" office:value-type="percentage" office:value="0.0675217912834867" calcext:value-type="percentage">
            <text:p>6,752%</text:p>
          </table:table-cell>
          <table:table-cell table:style-name="ce25" table:formula="of:=ABS([$Registrado.D11]-[$Previsto.D11])/[$Registrado.D11]" office:value-type="percentage" office:value="0.188535312345837" calcext:value-type="percentage">
            <text:p>18,854%</text:p>
          </table:table-cell>
          <table:table-cell table:style-name="ce25" table:formula="of:=ABS([$Registrado.E11]-[$Previsto.E11])/[$Registrado.E11]" office:value-type="percentage" office:value="0.00293157668133429" calcext:value-type="percentage">
            <text:p>0,293%</text:p>
          </table:table-cell>
          <table:table-cell table:style-name="ce25" table:formula="of:=ABS([$Registrado.F11]-[$Previsto.F11])/[$Registrado.F11]" office:value-type="percentage" office:value="0.0894514445786603" calcext:value-type="percentage">
            <text:p>8,945%</text:p>
          </table:table-cell>
          <table:table-cell table:style-name="ce25" table:formula="of:=ABS([$Registrado.G11]-[$Previsto.G11])/[$Registrado.G11]" office:value-type="percentage" office:value="0.141416843550042" calcext:value-type="percentage">
            <text:p>14,142%</text:p>
          </table:table-cell>
          <table:table-cell table:style-name="ce25" table:formula="of:=ABS([$Registrado.H11]-[$Previsto.H11])/[$Registrado.H11]" office:value-type="percentage" office:value="0.32621078062751" calcext:value-type="percentage">
            <text:p>32,621%</text:p>
          </table:table-cell>
          <table:table-cell table:style-name="ce25" table:formula="of:=ABS([$Registrado.I11]-[$Previsto.I11])/[$Registrado.I11]" office:value-type="percentage" office:value="0.0454896033176366" calcext:value-type="percentage">
            <text:p>4,549%</text:p>
          </table:table-cell>
          <table:table-cell table:style-name="ce25" table:formula="of:=ABS([$Registrado.J11]-[$Previsto.J11])/[$Registrado.J11]" office:value-type="percentage" office:value="0.2835938199796" calcext:value-type="percentage">
            <text:p>28,359%</text:p>
          </table:table-cell>
          <table:table-cell table:style-name="ce25" table:formula="of:=ABS([$Registrado.K11]-[$Previsto.K11])/[$Registrado.K11]" office:value-type="percentage" office:value="0.027861573047287" calcext:value-type="percentage">
            <text:p>2,786%</text:p>
          </table:table-cell>
          <table:table-cell table:style-name="ce22" table:formula="of:=AVERAGE([.B11:.K11])" office:value-type="percentage" office:value="0.134895811325613" calcext:value-type="percentage">
            <text:p>13,490%</text:p>
          </table:table-cell>
          <table:table-cell table:style-name="ce79" table:formula="of:=STDEV([.B11:.K11])" office:value-type="percentage" office:value="0.108927145756102" calcext:value-type="percentage">
            <text:p>10,89%</text:p>
          </table:table-cell>
          <table:table-cell table:formula="of:=COUNTIF([.B11:.K11]; &quot;&lt;0,05&quot;)" office:value-type="float" office:value="3" calcext:value-type="float">
            <text:p>3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Mato Grosso</text:p>
          </table:table-cell>
          <table:table-cell table:style-name="ce25" table:formula="of:=ABS([$Registrado.B12]-[$Previsto.B12])/[$Registrado.B12]" office:value-type="percentage" office:value="0.14935300414972" calcext:value-type="percentage">
            <text:p>14,935%</text:p>
          </table:table-cell>
          <table:table-cell table:style-name="ce25" table:formula="of:=ABS([$Registrado.C12]-[$Previsto.C12])/[$Registrado.C12]" office:value-type="percentage" office:value="0.159251156977667" calcext:value-type="percentage">
            <text:p>15,925%</text:p>
          </table:table-cell>
          <table:table-cell table:style-name="ce25" table:formula="of:=ABS([$Registrado.D12]-[$Previsto.D12])/[$Registrado.D12]" office:value-type="percentage" office:value="0.0446346955926516" calcext:value-type="percentage">
            <text:p>4,463%</text:p>
          </table:table-cell>
          <table:table-cell table:style-name="ce25" table:formula="of:=ABS([$Registrado.E12]-[$Previsto.E12])/[$Registrado.E12]" office:value-type="percentage" office:value="0.134246233180243" calcext:value-type="percentage">
            <text:p>13,425%</text:p>
          </table:table-cell>
          <table:table-cell table:style-name="ce25" table:formula="of:=ABS([$Registrado.F12]-[$Previsto.F12])/[$Registrado.F12]" office:value-type="percentage" office:value="0.158817794388106" calcext:value-type="percentage">
            <text:p>15,882%</text:p>
          </table:table-cell>
          <table:table-cell table:style-name="ce25" table:formula="of:=ABS([$Registrado.G12]-[$Previsto.G12])/[$Registrado.G12]" office:value-type="percentage" office:value="0.0861180370113552" calcext:value-type="percentage">
            <text:p>8,612%</text:p>
          </table:table-cell>
          <table:table-cell table:style-name="ce25" table:formula="of:=ABS([$Registrado.H12]-[$Previsto.H12])/[$Registrado.H12]" office:value-type="percentage" office:value="0.121989294933249" calcext:value-type="percentage">
            <text:p>12,199%</text:p>
          </table:table-cell>
          <table:table-cell table:style-name="ce25" table:formula="of:=ABS([$Registrado.I12]-[$Previsto.I12])/[$Registrado.I12]" office:value-type="percentage" office:value="0.147961639318868" calcext:value-type="percentage">
            <text:p>14,796%</text:p>
          </table:table-cell>
          <table:table-cell table:style-name="ce25" table:formula="of:=ABS([$Registrado.J12]-[$Previsto.J12])/[$Registrado.J12]" office:value-type="percentage" office:value="0.0833754483155936" calcext:value-type="percentage">
            <text:p>8,338%</text:p>
          </table:table-cell>
          <table:table-cell table:style-name="ce25" table:formula="of:=ABS([$Registrado.K12]-[$Previsto.K12])/[$Registrado.K12]" office:value-type="percentage" office:value="0.143040892634047" calcext:value-type="percentage">
            <text:p>14,304%</text:p>
          </table:table-cell>
          <table:table-cell table:style-name="ce22" table:formula="of:=AVERAGE([.B12:.K12])" office:value-type="percentage" office:value="0.12287881965015" calcext:value-type="percentage">
            <text:p>12,288%</text:p>
          </table:table-cell>
          <table:table-cell table:style-name="ce79" table:formula="of:=STDEV([.B12:.K12])" office:value-type="percentage" office:value="0.0387515162190314" calcext:value-type="percentage">
            <text:p>3,88%</text:p>
          </table:table-cell>
          <table:table-cell table:formula="of:=COUNTIF([.B12:.K12]; &quot;&lt;0,05&quot;)" office:value-type="float" office:value="1" calcext:value-type="float">
            <text:p>1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Mato Grosso do Sul</text:p>
          </table:table-cell>
          <table:table-cell table:style-name="ce25" table:formula="of:=ABS([$Registrado.B13]-[$Previsto.B13])/[$Registrado.B13]" office:value-type="percentage" office:value="0.0917160408635924" calcext:value-type="percentage">
            <text:p>9,172%</text:p>
          </table:table-cell>
          <table:table-cell table:style-name="ce25" table:formula="of:=ABS([$Registrado.C13]-[$Previsto.C13])/[$Registrado.C13]" office:value-type="percentage" office:value="0.0353837419113987" calcext:value-type="percentage">
            <text:p>3,538%</text:p>
          </table:table-cell>
          <table:table-cell table:style-name="ce25" table:formula="of:=ABS([$Registrado.D13]-[$Previsto.D13])/[$Registrado.D13]" office:value-type="percentage" office:value="0.568102393234876" calcext:value-type="percentage">
            <text:p>56,810%</text:p>
          </table:table-cell>
          <table:table-cell table:style-name="ce25" table:formula="of:=ABS([$Registrado.E13]-[$Previsto.E13])/[$Registrado.E13]" office:value-type="percentage" office:value="0.0404651324180555" calcext:value-type="percentage">
            <text:p>4,047%</text:p>
          </table:table-cell>
          <table:table-cell table:style-name="ce25" table:formula="of:=ABS([$Registrado.F13]-[$Previsto.F13])/[$Registrado.F13]" office:value-type="percentage" office:value="0.0524422992094297" calcext:value-type="percentage">
            <text:p>5,244%</text:p>
          </table:table-cell>
          <table:table-cell table:style-name="ce25" table:formula="of:=ABS([$Registrado.G13]-[$Previsto.G13])/[$Registrado.G13]" office:value-type="percentage" office:value="0.0524081940296963" calcext:value-type="percentage">
            <text:p>5,241%</text:p>
          </table:table-cell>
          <table:table-cell table:style-name="ce25" table:formula="of:=ABS([$Registrado.H13]-[$Previsto.H13])/[$Registrado.H13]" office:value-type="percentage" office:value="0.00367031551835159" calcext:value-type="percentage">
            <text:p>0,367%</text:p>
          </table:table-cell>
          <table:table-cell table:style-name="ce25" table:formula="of:=ABS([$Registrado.I13]-[$Previsto.I13])/[$Registrado.I13]" office:value-type="percentage" office:value="0.0292392345346198" calcext:value-type="percentage">
            <text:p>2,924%</text:p>
          </table:table-cell>
          <table:table-cell table:style-name="ce25" table:formula="of:=ABS([$Registrado.J13]-[$Previsto.J13])/[$Registrado.J13]" office:value-type="percentage" office:value="0.14535400681088" calcext:value-type="percentage">
            <text:p>14,535%</text:p>
          </table:table-cell>
          <table:table-cell table:style-name="ce25" table:formula="of:=ABS([$Registrado.K13]-[$Previsto.K13])/[$Registrado.K13]" office:value-type="percentage" office:value="0.0477274059205756" calcext:value-type="percentage">
            <text:p>4,773%</text:p>
          </table:table-cell>
          <table:table-cell table:style-name="ce22" table:formula="of:=AVERAGE([.B13:.K13])" office:value-type="percentage" office:value="0.106650876445148" calcext:value-type="percentage">
            <text:p>10,665%</text:p>
          </table:table-cell>
          <table:table-cell table:style-name="ce79" table:formula="of:=STDEV([.B13:.K13])" office:value-type="percentage" office:value="0.16668946950371" calcext:value-type="percentage">
            <text:p>16,67%</text:p>
          </table:table-cell>
          <table:table-cell table:formula="of:=COUNTIF([.B13:.K13]; &quot;&lt;0,05&quot;)" office:value-type="float" office:value="5" calcext:value-type="float">
            <text:p>5</text:p>
          </table:table-cell>
          <table:table-cell/>
          <table:table-cell table:style-name="ce22"/>
          <table:table-cell table:number-columns-repeated="3"/>
          <table:table-cell table:style-name="ce84" table:number-columns-repeated="1004"/>
        </table:table-row>
        <table:table-row table:style-name="ro1">
          <table:table-cell table:style-name="ce18" office:value-type="string" calcext:value-type="string">
            <text:p>Minas Gerais</text:p>
          </table:table-cell>
          <table:table-cell table:style-name="ce25" table:formula="of:=ABS([$Registrado.B14]-[$Previsto.B14])/[$Registrado.B14]" office:value-type="percentage" office:value="0.00126875238136023" calcext:value-type="percentage">
            <text:p>0,127%</text:p>
          </table:table-cell>
          <table:table-cell table:style-name="ce25" table:formula="of:=ABS([$Registrado.C14]-[$Previsto.C14])/[$Registrado.C14]" office:value-type="percentage" office:value="0.00885998573755692" calcext:value-type="percentage">
            <text:p>0,886%</text:p>
          </table:table-cell>
          <table:table-cell table:style-name="ce25" table:formula="of:=ABS([$Registrado.D14]-[$Previsto.D14])/[$Registrado.D14]" office:value-type="percentage" office:value="0.00606070658734105" calcext:value-type="percentage">
            <text:p>0,606%</text:p>
          </table:table-cell>
          <table:table-cell table:style-name="ce25" table:formula="of:=ABS([$Registrado.E14]-[$Previsto.E14])/[$Registrado.E14]" office:value-type="percentage" office:value="0.0785645988592215" calcext:value-type="percentage">
            <text:p>7,856%</text:p>
          </table:table-cell>
          <table:table-cell table:style-name="ce25" table:formula="of:=ABS([$Registrado.F14]-[$Previsto.F14])/[$Registrado.F14]" office:value-type="percentage" office:value="0.092296003730433" calcext:value-type="percentage">
            <text:p>9,230%</text:p>
          </table:table-cell>
          <table:table-cell table:style-name="ce25" table:formula="of:=ABS([$Registrado.G14]-[$Previsto.G14])/[$Registrado.G14]" office:value-type="percentage" office:value="0.0860408614927287" calcext:value-type="percentage">
            <text:p>8,604%</text:p>
          </table:table-cell>
          <table:table-cell table:style-name="ce25" table:formula="of:=ABS([$Registrado.H14]-[$Previsto.H14])/[$Registrado.H14]" office:value-type="percentage" office:value="0.104747568919704" calcext:value-type="percentage">
            <text:p>10,475%</text:p>
          </table:table-cell>
          <table:table-cell table:style-name="ce25" table:formula="of:=ABS([$Registrado.I14]-[$Previsto.I14])/[$Registrado.I14]" office:value-type="percentage" office:value="0.182789601131632" calcext:value-type="percentage">
            <text:p>18,279%</text:p>
          </table:table-cell>
          <table:table-cell table:style-name="ce25" table:formula="of:=ABS([$Registrado.J14]-[$Previsto.J14])/[$Registrado.J14]" office:value-type="percentage" office:value="0.156107601807743" calcext:value-type="percentage">
            <text:p>15,611%</text:p>
          </table:table-cell>
          <table:table-cell table:style-name="ce25" table:formula="of:=ABS([$Registrado.K14]-[$Previsto.K14])/[$Registrado.K14]" office:value-type="percentage" office:value="0.0788472800123285" calcext:value-type="percentage">
            <text:p>7,885%</text:p>
          </table:table-cell>
          <table:table-cell table:style-name="ce22" table:formula="of:=AVERAGE([.B14:.K14])" office:value-type="percentage" office:value="0.0795582960660049" calcext:value-type="percentage">
            <text:p>7,956%</text:p>
          </table:table-cell>
          <table:table-cell table:style-name="ce79" table:formula="of:=STDEV([.B14:.K14])" office:value-type="percentage" office:value="0.0613606490294498" calcext:value-type="percentage">
            <text:p>6,14%</text:p>
          </table:table-cell>
          <table:table-cell table:formula="of:=COUNTIF([.B14:.K14]; &quot;&lt;0,05&quot;)" office:value-type="float" office:value="3" calcext:value-type="float">
            <text:p>3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Pará</text:p>
          </table:table-cell>
          <table:table-cell table:style-name="ce25" table:formula="of:=ABS([$Registrado.B15]-[$Previsto.B15])/[$Registrado.B15]" office:value-type="percentage" office:value="0.104920432128679" calcext:value-type="percentage">
            <text:p>10,492%</text:p>
          </table:table-cell>
          <table:table-cell table:style-name="ce25" table:formula="of:=ABS([$Registrado.C15]-[$Previsto.C15])/[$Registrado.C15]" office:value-type="percentage" office:value="0.138999347884593" calcext:value-type="percentage">
            <text:p>13,900%</text:p>
          </table:table-cell>
          <table:table-cell table:style-name="ce25" table:formula="of:=ABS([$Registrado.D15]-[$Previsto.D15])/[$Registrado.D15]" office:value-type="percentage" office:value="0.0540086103451486" calcext:value-type="percentage">
            <text:p>5,401%</text:p>
          </table:table-cell>
          <table:table-cell table:style-name="ce25" table:formula="of:=ABS([$Registrado.E15]-[$Previsto.E15])/[$Registrado.E15]" office:value-type="percentage" office:value="0.041558338417718" calcext:value-type="percentage">
            <text:p>4,156%</text:p>
          </table:table-cell>
          <table:table-cell table:style-name="ce25" table:formula="of:=ABS([$Registrado.F15]-[$Previsto.F15])/[$Registrado.F15]" office:value-type="percentage" office:value="0.115576778762722" calcext:value-type="percentage">
            <text:p>11,558%</text:p>
          </table:table-cell>
          <table:table-cell table:style-name="ce25" table:formula="of:=ABS([$Registrado.G15]-[$Previsto.G15])/[$Registrado.G15]" office:value-type="percentage" office:value="0.112451595588329" calcext:value-type="percentage">
            <text:p>11,245%</text:p>
          </table:table-cell>
          <table:table-cell table:style-name="ce25" table:formula="of:=ABS([$Registrado.H15]-[$Previsto.H15])/[$Registrado.H15]" office:value-type="percentage" office:value="0.158805364140128" calcext:value-type="percentage">
            <text:p>15,881%</text:p>
          </table:table-cell>
          <table:table-cell table:style-name="ce25" table:formula="of:=ABS([$Registrado.I15]-[$Previsto.I15])/[$Registrado.I15]" office:value-type="percentage" office:value="0.0919563290903907" calcext:value-type="percentage">
            <text:p>9,196%</text:p>
          </table:table-cell>
          <table:table-cell table:style-name="ce25" table:formula="of:=ABS([$Registrado.J15]-[$Previsto.J15])/[$Registrado.J15]" office:value-type="percentage" office:value="0.072096650368593" calcext:value-type="percentage">
            <text:p>7,210%</text:p>
          </table:table-cell>
          <table:table-cell table:style-name="ce25" table:formula="of:=ABS([$Registrado.K15]-[$Previsto.K15])/[$Registrado.K15]" office:value-type="percentage" office:value="0.110359229117126" calcext:value-type="percentage">
            <text:p>11,036%</text:p>
          </table:table-cell>
          <table:table-cell table:style-name="ce22" table:formula="of:=AVERAGE([.B15:.K15])" office:value-type="percentage" office:value="0.100073267584343" calcext:value-type="percentage">
            <text:p>10,007%</text:p>
          </table:table-cell>
          <table:table-cell table:style-name="ce79" table:formula="of:=STDEV([.B15:.K15])" office:value-type="percentage" office:value="0.0363350185365709" calcext:value-type="percentage">
            <text:p>3,63%</text:p>
          </table:table-cell>
          <table:table-cell table:formula="of:=COUNTIF([.B15:.K15]; &quot;&lt;0,05&quot;)" office:value-type="float" office:value="1" calcext:value-type="float">
            <text:p>1</text:p>
          </table:table-cell>
          <table:table-cell/>
          <table:table-cell table:style-name="ce22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8" office:value-type="string" calcext:value-type="string">
            <text:p>Paraíba</text:p>
          </table:table-cell>
          <table:table-cell table:style-name="ce25" table:formula="of:=ABS([$Registrado.B16]-[$Previsto.B16])/[$Registrado.B16]" office:value-type="percentage" office:value="0.146449684032709" calcext:value-type="percentage">
            <text:p>14,645%</text:p>
          </table:table-cell>
          <table:table-cell table:style-name="ce25" table:formula="of:=ABS([$Registrado.C16]-[$Previsto.C16])/[$Registrado.C16]" office:value-type="percentage" office:value="0.163801530760705" calcext:value-type="percentage">
            <text:p>16,380%</text:p>
          </table:table-cell>
          <table:table-cell table:style-name="ce25" table:formula="of:=ABS([$Registrado.D16]-[$Previsto.D16])/[$Registrado.D16]" office:value-type="percentage" office:value="0.0132459088299608" calcext:value-type="percentage">
            <text:p>1,325%</text:p>
          </table:table-cell>
          <table:table-cell table:style-name="ce25" table:formula="of:=ABS([$Registrado.E16]-[$Previsto.E16])/[$Registrado.E16]" office:value-type="percentage" office:value="0.140145208167634" calcext:value-type="percentage">
            <text:p>14,015%</text:p>
          </table:table-cell>
          <table:table-cell table:style-name="ce25" table:formula="of:=ABS([$Registrado.F16]-[$Previsto.F16])/[$Registrado.F16]" office:value-type="percentage" office:value="0.134068275740221" calcext:value-type="percentage">
            <text:p>13,407%</text:p>
          </table:table-cell>
          <table:table-cell table:style-name="ce25" table:formula="of:=ABS([$Registrado.G16]-[$Previsto.G16])/[$Registrado.G16]" office:value-type="percentage" office:value="0.241716666369933" calcext:value-type="percentage">
            <text:p>24,172%</text:p>
          </table:table-cell>
          <table:table-cell table:style-name="ce25" table:formula="of:=ABS([$Registrado.H16]-[$Previsto.H16])/[$Registrado.H16]" office:value-type="percentage" office:value="0.123231081243419" calcext:value-type="percentage">
            <text:p>12,323%</text:p>
          </table:table-cell>
          <table:table-cell table:style-name="ce25" table:formula="of:=ABS([$Registrado.I16]-[$Previsto.I16])/[$Registrado.I16]" office:value-type="percentage" office:value="0.0399828366359806" calcext:value-type="percentage">
            <text:p>3,998%</text:p>
          </table:table-cell>
          <table:table-cell table:style-name="ce25" table:formula="of:=ABS([$Registrado.J16]-[$Previsto.J16])/[$Registrado.J16]" office:value-type="percentage" office:value="0.271852839323986" calcext:value-type="percentage">
            <text:p>27,185%</text:p>
          </table:table-cell>
          <table:table-cell table:style-name="ce25" table:formula="of:=ABS([$Registrado.K16]-[$Previsto.K16])/[$Registrado.K16]" office:value-type="percentage" office:value="0.138080024314644" calcext:value-type="percentage">
            <text:p>13,808%</text:p>
          </table:table-cell>
          <table:table-cell table:style-name="ce22" table:formula="of:=AVERAGE([.B16:.K16])" office:value-type="percentage" office:value="0.141257405541919" calcext:value-type="percentage">
            <text:p>14,126%</text:p>
          </table:table-cell>
          <table:table-cell table:style-name="ce79" table:formula="of:=STDEV([.B16:.K16])" office:value-type="percentage" office:value="0.0779699899787987" calcext:value-type="percentage">
            <text:p>7,80%</text:p>
          </table:table-cell>
          <table:table-cell table:formula="of:=COUNTIF([.B16:.K16]; &quot;&lt;0,05&quot;)" office:value-type="float" office:value="2" calcext:value-type="float">
            <text:p>2</text:p>
          </table:table-cell>
          <table:table-cell/>
          <table:table-cell table:style-name="ce22"/>
          <table:table-cell table:number-columns-repeated="16"/>
          <table:table-cell table:style-name="ce84" table:number-columns-repeated="991"/>
        </table:table-row>
        <table:table-row table:style-name="ro1">
          <table:table-cell table:style-name="ce18" office:value-type="string" calcext:value-type="string">
            <text:p>Paraná</text:p>
          </table:table-cell>
          <table:table-cell table:style-name="ce25" table:formula="of:=ABS([$Registrado.B17]-[$Previsto.B17])/[$Registrado.B17]" office:value-type="percentage" office:value="0.100690939955591" calcext:value-type="percentage">
            <text:p>10,069%</text:p>
          </table:table-cell>
          <table:table-cell table:style-name="ce25" table:formula="of:=ABS([$Registrado.C17]-[$Previsto.C17])/[$Registrado.C17]" office:value-type="percentage" office:value="0.0591185389091614" calcext:value-type="percentage">
            <text:p>5,912%</text:p>
          </table:table-cell>
          <table:table-cell table:style-name="ce25" table:formula="of:=ABS([$Registrado.D17]-[$Previsto.D17])/[$Registrado.D17]" office:value-type="percentage" office:value="0.164214277834116" calcext:value-type="percentage">
            <text:p>16,421%</text:p>
          </table:table-cell>
          <table:table-cell table:style-name="ce25" table:formula="of:=ABS([$Registrado.E17]-[$Previsto.E17])/[$Registrado.E17]" office:value-type="percentage" office:value="0.0258932930554184" calcext:value-type="percentage">
            <text:p>2,589%</text:p>
          </table:table-cell>
          <table:table-cell table:style-name="ce25" table:formula="of:=ABS([$Registrado.F17]-[$Previsto.F17])/[$Registrado.F17]" office:value-type="percentage" office:value="0.0222880733480231" calcext:value-type="percentage">
            <text:p>2,229%</text:p>
          </table:table-cell>
          <table:table-cell table:style-name="ce25" table:formula="of:=ABS([$Registrado.G17]-[$Previsto.G17])/[$Registrado.G17]" office:value-type="percentage" office:value="0.035011387912078" calcext:value-type="percentage">
            <text:p>3,501%</text:p>
          </table:table-cell>
          <table:table-cell table:style-name="ce25" table:formula="of:=ABS([$Registrado.H17]-[$Previsto.H17])/[$Registrado.H17]" office:value-type="percentage" office:value="0.0141712121364706" calcext:value-type="percentage">
            <text:p>1,417%</text:p>
          </table:table-cell>
          <table:table-cell table:style-name="ce25" table:formula="of:=ABS([$Registrado.I17]-[$Previsto.I17])/[$Registrado.I17]" office:value-type="percentage" office:value="0.0451896421786894" calcext:value-type="percentage">
            <text:p>4,519%</text:p>
          </table:table-cell>
          <table:table-cell table:style-name="ce25" table:formula="of:=ABS([$Registrado.J17]-[$Previsto.J17])/[$Registrado.J17]" office:value-type="percentage" office:value="0.0987514673481396" calcext:value-type="percentage">
            <text:p>9,875%</text:p>
          </table:table-cell>
          <table:table-cell table:style-name="ce25" table:formula="of:=ABS([$Registrado.K17]-[$Previsto.K17])/[$Registrado.K17]" office:value-type="percentage" office:value="0.188956931602686" calcext:value-type="percentage">
            <text:p>18,896%</text:p>
          </table:table-cell>
          <table:table-cell table:style-name="ce22" table:formula="of:=AVERAGE([.B17:.K17])" office:value-type="percentage" office:value="0.0754285764280373" calcext:value-type="percentage">
            <text:p>7,543%</text:p>
          </table:table-cell>
          <table:table-cell table:style-name="ce79" table:formula="of:=STDEV([.B17:.K17])" office:value-type="percentage" office:value="0.0612806060466389" calcext:value-type="percentage">
            <text:p>6,13%</text:p>
          </table:table-cell>
          <table:table-cell table:formula="of:=COUNTIF([.B17:.K17]; &quot;&lt;0,05&quot;)" office:value-type="float" office:value="5" calcext:value-type="float">
            <text:p>5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Pernambuco</text:p>
          </table:table-cell>
          <table:table-cell table:style-name="ce25" table:formula="of:=ABS([$Registrado.B18]-[$Previsto.B18])/[$Registrado.B18]" office:value-type="percentage" office:value="0.0997338934034155" calcext:value-type="percentage">
            <text:p>9,973%</text:p>
          </table:table-cell>
          <table:table-cell table:style-name="ce25" table:formula="of:=ABS([$Registrado.C18]-[$Previsto.C18])/[$Registrado.C18]" office:value-type="percentage" office:value="0.13160504235215" calcext:value-type="percentage">
            <text:p>13,161%</text:p>
          </table:table-cell>
          <table:table-cell table:style-name="ce25" table:formula="of:=ABS([$Registrado.D18]-[$Previsto.D18])/[$Registrado.D18]" office:value-type="percentage" office:value="0.00168284828692001" calcext:value-type="percentage">
            <text:p>0,168%</text:p>
          </table:table-cell>
          <table:table-cell table:style-name="ce25" table:formula="of:=ABS([$Registrado.E18]-[$Previsto.E18])/[$Registrado.E18]" office:value-type="percentage" office:value="0.0838669465675239" calcext:value-type="percentage">
            <text:p>8,387%</text:p>
          </table:table-cell>
          <table:table-cell table:style-name="ce25" table:formula="of:=ABS([$Registrado.F18]-[$Previsto.F18])/[$Registrado.F18]" office:value-type="percentage" office:value="0.109932833865074" calcext:value-type="percentage">
            <text:p>10,993%</text:p>
          </table:table-cell>
          <table:table-cell table:style-name="ce25" table:formula="of:=ABS([$Registrado.G18]-[$Previsto.G18])/[$Registrado.G18]" office:value-type="percentage" office:value="0.258850205161028" calcext:value-type="percentage">
            <text:p>25,885%</text:p>
          </table:table-cell>
          <table:table-cell table:style-name="ce25" table:formula="of:=ABS([$Registrado.H18]-[$Previsto.H18])/[$Registrado.H18]" office:value-type="percentage" office:value="0.205221385479914" calcext:value-type="percentage">
            <text:p>20,522%</text:p>
          </table:table-cell>
          <table:table-cell table:style-name="ce25" table:formula="of:=ABS([$Registrado.I18]-[$Previsto.I18])/[$Registrado.I18]" office:value-type="percentage" office:value="0.159332074003191" calcext:value-type="percentage">
            <text:p>15,933%</text:p>
          </table:table-cell>
          <table:table-cell table:style-name="ce25" table:formula="of:=ABS([$Registrado.J18]-[$Previsto.J18])/[$Registrado.J18]" office:value-type="percentage" office:value="0.110992285646071" calcext:value-type="percentage">
            <text:p>11,099%</text:p>
          </table:table-cell>
          <table:table-cell table:style-name="ce25" table:formula="of:=ABS([$Registrado.K18]-[$Previsto.K18])/[$Registrado.K18]" office:value-type="percentage" office:value="0.0436968548925021" calcext:value-type="percentage">
            <text:p>4,370%</text:p>
          </table:table-cell>
          <table:table-cell table:style-name="ce22" table:formula="of:=AVERAGE([.B18:.K18])" office:value-type="percentage" office:value="0.120491436965779" calcext:value-type="percentage">
            <text:p>12,049%</text:p>
          </table:table-cell>
          <table:table-cell table:style-name="ce79" table:formula="of:=STDEV([.B18:.K18])" office:value-type="percentage" office:value="0.0744918009570705" calcext:value-type="percentage">
            <text:p>7,45%</text:p>
          </table:table-cell>
          <table:table-cell table:formula="of:=COUNTIF([.B18:.K18]; &quot;&lt;0,05&quot;)" office:value-type="float" office:value="2" calcext:value-type="float">
            <text:p>2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Piauí</text:p>
          </table:table-cell>
          <table:table-cell table:style-name="ce25" table:formula="of:=ABS([$Registrado.B19]-[$Previsto.B19])/[$Registrado.B19]" office:value-type="percentage" office:value="0.0961404202834468" calcext:value-type="percentage">
            <text:p>9,614%</text:p>
          </table:table-cell>
          <table:table-cell table:style-name="ce25" table:formula="of:=ABS([$Registrado.C19]-[$Previsto.C19])/[$Registrado.C19]" office:value-type="percentage" office:value="0.127915621761758" calcext:value-type="percentage">
            <text:p>12,792%</text:p>
          </table:table-cell>
          <table:table-cell table:style-name="ce25" table:formula="of:=ABS([$Registrado.D19]-[$Previsto.D19])/[$Registrado.D19]" office:value-type="percentage" office:value="0.139120274495741" calcext:value-type="percentage">
            <text:p>13,912%</text:p>
          </table:table-cell>
          <table:table-cell table:style-name="ce25" table:formula="of:=ABS([$Registrado.E19]-[$Previsto.E19])/[$Registrado.E19]" office:value-type="percentage" office:value="0.0659605381504381" calcext:value-type="percentage">
            <text:p>6,596%</text:p>
          </table:table-cell>
          <table:table-cell table:style-name="ce25" table:formula="of:=ABS([$Registrado.F19]-[$Previsto.F19])/[$Registrado.F19]" office:value-type="percentage" office:value="0.05171908431007" calcext:value-type="percentage">
            <text:p>5,172%</text:p>
          </table:table-cell>
          <table:table-cell table:style-name="ce25" table:formula="of:=ABS([$Registrado.G19]-[$Previsto.G19])/[$Registrado.G19]" office:value-type="percentage" office:value="0.00804468843672264" calcext:value-type="percentage">
            <text:p>0,804%</text:p>
          </table:table-cell>
          <table:table-cell table:style-name="ce25" table:formula="of:=ABS([$Registrado.H19]-[$Previsto.H19])/[$Registrado.H19]" office:value-type="percentage" office:value="0.319191406256238" calcext:value-type="percentage">
            <text:p>31,919%</text:p>
          </table:table-cell>
          <table:table-cell table:style-name="ce25" table:formula="of:=ABS([$Registrado.I19]-[$Previsto.I19])/[$Registrado.I19]" office:value-type="percentage" office:value="0.102975782881597" calcext:value-type="percentage">
            <text:p>10,298%</text:p>
          </table:table-cell>
          <table:table-cell table:style-name="ce25" table:formula="of:=ABS([$Registrado.J19]-[$Previsto.J19])/[$Registrado.J19]" office:value-type="percentage" office:value="0.112858491379967" calcext:value-type="percentage">
            <text:p>11,286%</text:p>
          </table:table-cell>
          <table:table-cell table:style-name="ce25" table:formula="of:=ABS([$Registrado.K19]-[$Previsto.K19])/[$Registrado.K19]" office:value-type="percentage" office:value="0.0367015663723669" calcext:value-type="percentage">
            <text:p>3,670%</text:p>
          </table:table-cell>
          <table:table-cell table:style-name="ce22" table:formula="of:=AVERAGE([.B19:.K19])" office:value-type="percentage" office:value="0.106062787432834" calcext:value-type="percentage">
            <text:p>10,606%</text:p>
          </table:table-cell>
          <table:table-cell table:style-name="ce79" table:formula="of:=STDEV([.B19:.K19])" office:value-type="percentage" office:value="0.0857180596323332" calcext:value-type="percentage">
            <text:p>8,57%</text:p>
          </table:table-cell>
          <table:table-cell table:formula="of:=COUNTIF([.B19:.K19]; &quot;&lt;0,05&quot;)" office:value-type="float" office:value="2" calcext:value-type="float">
            <text:p>2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io Grande do Sul</text:p>
          </table:table-cell>
          <table:table-cell table:style-name="ce25" table:formula="of:=ABS([$Registrado.B20]-[$Previsto.B20])/[$Registrado.B20]" office:value-type="percentage" office:value="0.0126937151301298" calcext:value-type="percentage">
            <text:p>1,269%</text:p>
          </table:table-cell>
          <table:table-cell table:style-name="ce25" table:formula="of:=ABS([$Registrado.C20]-[$Previsto.C20])/[$Registrado.C20]" office:value-type="percentage" office:value="0.000428157411316291" calcext:value-type="percentage">
            <text:p>0,043%</text:p>
          </table:table-cell>
          <table:table-cell table:style-name="ce25" table:formula="of:=ABS([$Registrado.D20]-[$Previsto.D20])/[$Registrado.D20]" office:value-type="percentage" office:value="0.0221049676055369" calcext:value-type="percentage">
            <text:p>2,210%</text:p>
          </table:table-cell>
          <table:table-cell table:style-name="ce25" table:formula="of:=ABS([$Registrado.E20]-[$Previsto.E20])/[$Registrado.E20]" office:value-type="percentage" office:value="0.0788503523615153" calcext:value-type="percentage">
            <text:p>7,885%</text:p>
          </table:table-cell>
          <table:table-cell table:style-name="ce25" table:formula="of:=ABS([$Registrado.F20]-[$Previsto.F20])/[$Registrado.F20]" office:value-type="percentage" office:value="0.088584955440046" calcext:value-type="percentage">
            <text:p>8,858%</text:p>
          </table:table-cell>
          <table:table-cell table:style-name="ce25" table:formula="of:=ABS([$Registrado.G20]-[$Previsto.G20])/[$Registrado.G20]" office:value-type="percentage" office:value="0.0577017959527263" calcext:value-type="percentage">
            <text:p>5,770%</text:p>
          </table:table-cell>
          <table:table-cell table:style-name="ce25" table:formula="of:=ABS([$Registrado.H20]-[$Previsto.H20])/[$Registrado.H20]" office:value-type="percentage" office:value="0.0349781941982499" calcext:value-type="percentage">
            <text:p>3,498%</text:p>
          </table:table-cell>
          <table:table-cell table:style-name="ce25" table:formula="of:=ABS([$Registrado.I20]-[$Previsto.I20])/[$Registrado.I20]" office:value-type="percentage" office:value="0.0324651978308839" calcext:value-type="percentage">
            <text:p>3,247%</text:p>
          </table:table-cell>
          <table:table-cell table:style-name="ce25" table:formula="of:=ABS([$Registrado.J20]-[$Previsto.J20])/[$Registrado.J20]" office:value-type="percentage" office:value="0.0796802806314208" calcext:value-type="percentage">
            <text:p>7,968%</text:p>
          </table:table-cell>
          <table:table-cell table:style-name="ce25" table:formula="of:=ABS([$Registrado.K20]-[$Previsto.K20])/[$Registrado.K20]" office:value-type="percentage" office:value="0.107367264635919" calcext:value-type="percentage">
            <text:p>10,737%</text:p>
          </table:table-cell>
          <table:table-cell table:style-name="ce22" table:formula="of:=AVERAGE([.B20:.K20])" office:value-type="percentage" office:value="0.0514854881197745" calcext:value-type="percentage">
            <text:p>5,149%</text:p>
          </table:table-cell>
          <table:table-cell table:style-name="ce79" table:formula="of:=STDEV([.B20:.K20])" office:value-type="percentage" office:value="0.0360411768777383" calcext:value-type="percentage">
            <text:p>3,60%</text:p>
          </table:table-cell>
          <table:table-cell table:formula="of:=COUNTIF([.B20:.K20]; &quot;&lt;0,05&quot;)" office:value-type="float" office:value="5" calcext:value-type="float">
            <text:p>5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io de Janeiro</text:p>
          </table:table-cell>
          <table:table-cell table:style-name="ce25" table:formula="of:=ABS([$Registrado.B21]-[$Previsto.B21])/[$Registrado.B21]" office:value-type="percentage" office:value="0.0481344979922393" calcext:value-type="percentage">
            <text:p>4,813%</text:p>
          </table:table-cell>
          <table:table-cell table:style-name="ce25" table:formula="of:=ABS([$Registrado.C21]-[$Previsto.C21])/[$Registrado.C21]" office:value-type="percentage" office:value="0.0466590755799647" calcext:value-type="percentage">
            <text:p>4,666%</text:p>
          </table:table-cell>
          <table:table-cell table:style-name="ce25" table:formula="of:=ABS([$Registrado.D21]-[$Previsto.D21])/[$Registrado.D21]" office:value-type="percentage" office:value="0.044621939140656" calcext:value-type="percentage">
            <text:p>4,462%</text:p>
          </table:table-cell>
          <table:table-cell table:style-name="ce25" table:formula="of:=ABS([$Registrado.E21]-[$Previsto.E21])/[$Registrado.E21]" office:value-type="percentage" office:value="0.186050454621398" calcext:value-type="percentage">
            <text:p>18,605%</text:p>
          </table:table-cell>
          <table:table-cell table:style-name="ce25" table:formula="of:=ABS([$Registrado.F21]-[$Previsto.F21])/[$Registrado.F21]" office:value-type="percentage" office:value="0.286230353159428" calcext:value-type="percentage">
            <text:p>28,623%</text:p>
          </table:table-cell>
          <table:table-cell table:style-name="ce25" table:formula="of:=ABS([$Registrado.G21]-[$Previsto.G21])/[$Registrado.G21]" office:value-type="percentage" office:value="0.354852121607865" calcext:value-type="percentage">
            <text:p>35,485%</text:p>
          </table:table-cell>
          <table:table-cell table:style-name="ce25" table:formula="of:=ABS([$Registrado.H21]-[$Previsto.H21])/[$Registrado.H21]" office:value-type="percentage" office:value="0.0368850607976205" calcext:value-type="percentage">
            <text:p>3,689%</text:p>
          </table:table-cell>
          <table:table-cell table:style-name="ce25" table:formula="of:=ABS([$Registrado.I21]-[$Previsto.I21])/[$Registrado.I21]" office:value-type="percentage" office:value="0.0375537172067751" calcext:value-type="percentage">
            <text:p>3,755%</text:p>
          </table:table-cell>
          <table:table-cell table:style-name="ce25" table:formula="of:=ABS([$Registrado.J21]-[$Previsto.J21])/[$Registrado.J21]" office:value-type="percentage" office:value="0.118512116914832" calcext:value-type="percentage">
            <text:p>11,851%</text:p>
          </table:table-cell>
          <table:table-cell table:style-name="ce25" table:formula="of:=ABS([$Registrado.K21]-[$Previsto.K21])/[$Registrado.K21]" office:value-type="percentage" office:value="0.0205319891069031" calcext:value-type="percentage">
            <text:p>2,053%</text:p>
          </table:table-cell>
          <table:table-cell table:style-name="ce22" table:formula="of:=AVERAGE([.B21:.K21])" office:value-type="percentage" office:value="0.118003132612768" calcext:value-type="percentage">
            <text:p>11,800%</text:p>
          </table:table-cell>
          <table:table-cell table:style-name="ce79" table:formula="of:=STDEV([.B21:.K21])" office:value-type="percentage" office:value="0.118761110536125" calcext:value-type="percentage">
            <text:p>11,88%</text:p>
          </table:table-cell>
          <table:table-cell table:formula="of:=COUNTIF([.B21:.K21]; &quot;&lt;0,05&quot;)" office:value-type="float" office:value="6" calcext:value-type="float">
            <text:p>6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io Grande do Norte</text:p>
          </table:table-cell>
          <table:table-cell table:style-name="ce25" table:formula="of:=ABS([$Registrado.B22]-[$Previsto.B22])/[$Registrado.B22]" office:value-type="percentage" office:value="0.13221333616245" calcext:value-type="percentage">
            <text:p>13,221%</text:p>
          </table:table-cell>
          <table:table-cell table:style-name="ce25" table:formula="of:=ABS([$Registrado.C22]-[$Previsto.C22])/[$Registrado.C22]" office:value-type="percentage" office:value="0.00685936468344211" calcext:value-type="percentage">
            <text:p>0,686%</text:p>
          </table:table-cell>
          <table:table-cell table:style-name="ce25" table:formula="of:=ABS([$Registrado.D22]-[$Previsto.D22])/[$Registrado.D22]" office:value-type="percentage" office:value="0.0862525601891297" calcext:value-type="percentage">
            <text:p>8,625%</text:p>
          </table:table-cell>
          <table:table-cell table:style-name="ce25" table:formula="of:=ABS([$Registrado.E22]-[$Previsto.E22])/[$Registrado.E22]" office:value-type="percentage" office:value="0.0115737163990889" calcext:value-type="percentage">
            <text:p>1,157%</text:p>
          </table:table-cell>
          <table:table-cell table:style-name="ce25" table:formula="of:=ABS([$Registrado.F22]-[$Previsto.F22])/[$Registrado.F22]" office:value-type="percentage" office:value="0.103853279854737" calcext:value-type="percentage">
            <text:p>10,385%</text:p>
          </table:table-cell>
          <table:table-cell table:style-name="ce25" table:formula="of:=ABS([$Registrado.G22]-[$Previsto.G22])/[$Registrado.G22]" office:value-type="percentage" office:value="0.109613260694033" calcext:value-type="percentage">
            <text:p>10,961%</text:p>
          </table:table-cell>
          <table:table-cell table:style-name="ce25" table:formula="of:=ABS([$Registrado.H22]-[$Previsto.H22])/[$Registrado.H22]" office:value-type="percentage" office:value="0.350983068460162" calcext:value-type="percentage">
            <text:p>35,098%</text:p>
          </table:table-cell>
          <table:table-cell table:style-name="ce25" table:formula="of:=ABS([$Registrado.I22]-[$Previsto.I22])/[$Registrado.I22]" office:value-type="percentage" office:value="0.11050554507157" calcext:value-type="percentage">
            <text:p>11,051%</text:p>
          </table:table-cell>
          <table:table-cell table:style-name="ce25" table:formula="of:=ABS([$Registrado.J22]-[$Previsto.J22])/[$Registrado.J22]" office:value-type="percentage" office:value="0.268144611827947" calcext:value-type="percentage">
            <text:p>26,814%</text:p>
          </table:table-cell>
          <table:table-cell table:style-name="ce25" table:formula="of:=ABS([$Registrado.K22]-[$Previsto.K22])/[$Registrado.K22]" office:value-type="percentage" office:value="0.0799522085088562" calcext:value-type="percentage">
            <text:p>7,995%</text:p>
          </table:table-cell>
          <table:table-cell table:style-name="ce22" table:formula="of:=AVERAGE([.B22:.K22])" office:value-type="percentage" office:value="0.125995095185142" calcext:value-type="percentage">
            <text:p>12,600%</text:p>
          </table:table-cell>
          <table:table-cell table:style-name="ce79" table:formula="of:=STDEV([.B22:.K22])" office:value-type="percentage" office:value="0.106899891423937" calcext:value-type="percentage">
            <text:p>10,69%</text:p>
          </table:table-cell>
          <table:table-cell table:formula="of:=COUNTIF([.B22:.K22]; &quot;&lt;0,05&quot;)" office:value-type="float" office:value="2" calcext:value-type="float">
            <text:p>2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ondônia</text:p>
          </table:table-cell>
          <table:table-cell table:style-name="ce25" table:formula="of:=ABS([$Registrado.B23]-[$Previsto.B23])/[$Registrado.B23]" office:value-type="percentage" office:value="0.0958135020744488" calcext:value-type="percentage">
            <text:p>9,581%</text:p>
          </table:table-cell>
          <table:table-cell table:style-name="ce25" table:formula="of:=ABS([$Registrado.C23]-[$Previsto.C23])/[$Registrado.C23]" office:value-type="percentage" office:value="0.154698972988012" calcext:value-type="percentage">
            <text:p>15,470%</text:p>
          </table:table-cell>
          <table:table-cell table:style-name="ce25" table:formula="of:=ABS([$Registrado.D23]-[$Previsto.D23])/[$Registrado.D23]" office:value-type="percentage" office:value="0.140245510210061" calcext:value-type="percentage">
            <text:p>14,025%</text:p>
          </table:table-cell>
          <table:table-cell table:style-name="ce25" table:formula="of:=ABS([$Registrado.E23]-[$Previsto.E23])/[$Registrado.E23]" office:value-type="percentage" office:value="0.141618310198658" calcext:value-type="percentage">
            <text:p>14,162%</text:p>
          </table:table-cell>
          <table:table-cell table:style-name="ce25" table:formula="of:=ABS([$Registrado.F23]-[$Previsto.F23])/[$Registrado.F23]" office:value-type="percentage" office:value="0.230707779239125" calcext:value-type="percentage">
            <text:p>23,071%</text:p>
          </table:table-cell>
          <table:table-cell table:style-name="ce25" table:formula="of:=ABS([$Registrado.G23]-[$Previsto.G23])/[$Registrado.G23]" office:value-type="percentage" office:value="0.0192077952086211" calcext:value-type="percentage">
            <text:p>1,921%</text:p>
          </table:table-cell>
          <table:table-cell table:style-name="ce25" table:formula="of:=ABS([$Registrado.H23]-[$Previsto.H23])/[$Registrado.H23]" office:value-type="percentage" office:value="0.0496174276462363" calcext:value-type="percentage">
            <text:p>4,962%</text:p>
          </table:table-cell>
          <table:table-cell table:style-name="ce25" table:formula="of:=ABS([$Registrado.I23]-[$Previsto.I23])/[$Registrado.I23]" office:value-type="percentage" office:value="0.0190491211468026" calcext:value-type="percentage">
            <text:p>1,905%</text:p>
          </table:table-cell>
          <table:table-cell table:style-name="ce25" table:formula="of:=ABS([$Registrado.J23]-[$Previsto.J23])/[$Registrado.J23]" office:value-type="percentage" office:value="0.213333224087146" calcext:value-type="percentage">
            <text:p>21,333%</text:p>
          </table:table-cell>
          <table:table-cell table:style-name="ce25" table:formula="of:=ABS([$Registrado.K23]-[$Previsto.K23])/[$Registrado.K23]" office:value-type="percentage" office:value="0.0566301528964409" calcext:value-type="percentage">
            <text:p>5,663%</text:p>
          </table:table-cell>
          <table:table-cell table:style-name="ce22" table:formula="of:=AVERAGE([.B23:.K23])" office:value-type="percentage" office:value="0.112092179569555" calcext:value-type="percentage">
            <text:p>11,209%</text:p>
          </table:table-cell>
          <table:table-cell table:style-name="ce79" table:formula="of:=STDEV([.B23:.K23])" office:value-type="percentage" office:value="0.0762508992965523" calcext:value-type="percentage">
            <text:p>7,63%</text:p>
          </table:table-cell>
          <table:table-cell table:formula="of:=COUNTIF([.B23:.K23]; &quot;&lt;0,05&quot;)" office:value-type="float" office:value="3" calcext:value-type="float">
            <text:p>3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Roraima*</text:p>
          </table:table-cell>
          <table:table-cell table:style-name="ce25" table:formula="of:=ABS([$Registrado.B24]-[$Previsto.B24])/[$Registrado.B24]" office:value-type="percentage" office:value="0.0265724621749644" calcext:value-type="percentage">
            <text:p>2,657%</text:p>
          </table:table-cell>
          <table:table-cell table:style-name="ce25" table:formula="of:=ABS([$Registrado.C24]-[$Previsto.C24])/[$Registrado.C24]" office:value-type="percentage" office:value="0.178601309119543" calcext:value-type="percentage">
            <text:p>17,860%</text:p>
          </table:table-cell>
          <table:table-cell table:style-name="ce25" table:formula="of:=ABS([$Registrado.D24]-[$Previsto.D24])/[$Registrado.D24]" office:value-type="percentage" office:value="0.266980575832316" calcext:value-type="percentage">
            <text:p>26,698%</text:p>
          </table:table-cell>
          <table:table-cell table:style-name="ce25" table:formula="of:=ABS([$Registrado.E24]-[$Previsto.E24])/[$Registrado.E24]" office:value-type="percentage" office:value="0.530613866280609" calcext:value-type="percentage">
            <text:p>53,061%</text:p>
          </table:table-cell>
          <table:table-cell table:style-name="ce25" table:formula="of:=ABS([$Registrado.F24]-[$Previsto.F24])/[$Registrado.F24]" office:value-type="percentage" office:value="0.0243835382675553" calcext:value-type="percentage">
            <text:p>2,438%</text:p>
          </table:table-cell>
          <table:table-cell table:style-name="ce25" table:formula="of:=ABS([$Registrado.G24]-[$Previsto.G24])/[$Registrado.G24]" office:value-type="percentage" office:value="0.0715582162590375" calcext:value-type="percentage">
            <text:p>7,156%</text:p>
          </table:table-cell>
          <table:table-cell table:style-name="ce25" table:formula="of:=ABS([$Registrado.H24]-[$Previsto.H24])/[$Registrado.H24]" office:value-type="percentage" office:value="0.200428853659712" calcext:value-type="percentage">
            <text:p>20,043%</text:p>
          </table:table-cell>
          <table:table-cell table:style-name="ce25" table:formula="of:=ABS([$Registrado.I24]-[$Previsto.I24])/[$Registrado.I24]" office:value-type="percentage" office:value="0.328632760898283" calcext:value-type="percentage">
            <text:p>32,863%</text:p>
          </table:table-cell>
          <table:table-cell table:style-name="ce25" table:formula="of:=ABS([$Registrado.J24]-[$Previsto.J24])/[$Registrado.J24]" office:value-type="percentage" office:value="0.160921284414565" calcext:value-type="percentage">
            <text:p>16,092%</text:p>
          </table:table-cell>
          <table:table-cell table:style-name="ce25" table:formula="of:=ABS([$Registrado.K24]-[$Previsto.K24])/[$Registrado.K24]" office:value-type="percentage" office:value="0.0553007469532171" calcext:value-type="percentage">
            <text:p>5,530%</text:p>
          </table:table-cell>
          <table:table-cell table:style-name="ce22" table:formula="of:=AVERAGE([.B24:.K24])" office:value-type="percentage" office:value="0.18439936138598" calcext:value-type="percentage">
            <text:p>18,440%</text:p>
          </table:table-cell>
          <table:table-cell table:style-name="ce79" table:formula="of:=STDEV([.B24:.K24])" office:value-type="percentage" office:value="0.159249338421617" calcext:value-type="percentage">
            <text:p>15,92%</text:p>
          </table:table-cell>
          <table:table-cell table:formula="of:=COUNTIF([.B24:.K24]; &quot;&lt;0,05&quot;)" office:value-type="float" office:value="2" calcext:value-type="float">
            <text:p>2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Santa Catarina</text:p>
          </table:table-cell>
          <table:table-cell table:style-name="ce25" table:formula="of:=ABS([$Registrado.B25]-[$Previsto.B25])/[$Registrado.B25]" office:value-type="percentage" office:value="0.0705566485431309" calcext:value-type="percentage">
            <text:p>7,056%</text:p>
          </table:table-cell>
          <table:table-cell table:style-name="ce25" table:formula="of:=ABS([$Registrado.C25]-[$Previsto.C25])/[$Registrado.C25]" office:value-type="percentage" office:value="0.0722243523000658" calcext:value-type="percentage">
            <text:p>7,222%</text:p>
          </table:table-cell>
          <table:table-cell table:style-name="ce25" table:formula="of:=ABS([$Registrado.D25]-[$Previsto.D25])/[$Registrado.D25]" office:value-type="percentage" office:value="0.0458110559208612" calcext:value-type="percentage">
            <text:p>4,581%</text:p>
          </table:table-cell>
          <table:table-cell table:style-name="ce25" table:formula="of:=ABS([$Registrado.E25]-[$Previsto.E25])/[$Registrado.E25]" office:value-type="percentage" office:value="0.0204724164126686" calcext:value-type="percentage">
            <text:p>2,047%</text:p>
          </table:table-cell>
          <table:table-cell table:style-name="ce25" table:formula="of:=ABS([$Registrado.F25]-[$Previsto.F25])/[$Registrado.F25]" office:value-type="percentage" office:value="0.058674808201232" calcext:value-type="percentage">
            <text:p>5,867%</text:p>
          </table:table-cell>
          <table:table-cell table:style-name="ce25" table:formula="of:=ABS([$Registrado.G25]-[$Previsto.G25])/[$Registrado.G25]" office:value-type="percentage" office:value="0.00212624014824201" calcext:value-type="percentage">
            <text:p>0,213%</text:p>
          </table:table-cell>
          <table:table-cell table:style-name="ce25" table:formula="of:=ABS([$Registrado.H25]-[$Previsto.H25])/[$Registrado.H25]" office:value-type="percentage" office:value="0.0590511962936149" calcext:value-type="percentage">
            <text:p>5,905%</text:p>
          </table:table-cell>
          <table:table-cell table:style-name="ce25" table:formula="of:=ABS([$Registrado.I25]-[$Previsto.I25])/[$Registrado.I25]" office:value-type="percentage" office:value="0.125603317590677" calcext:value-type="percentage">
            <text:p>12,560%</text:p>
          </table:table-cell>
          <table:table-cell table:style-name="ce25" table:formula="of:=ABS([$Registrado.J25]-[$Previsto.J25])/[$Registrado.J25]" office:value-type="percentage" office:value="0.115011399387961" calcext:value-type="percentage">
            <text:p>11,501%</text:p>
          </table:table-cell>
          <table:table-cell table:style-name="ce25" table:formula="of:=ABS([$Registrado.K25]-[$Previsto.K25])/[$Registrado.K25]" office:value-type="percentage" office:value="0.177299329743995" calcext:value-type="percentage">
            <text:p>17,730%</text:p>
          </table:table-cell>
          <table:table-cell table:style-name="ce22" table:formula="of:=AVERAGE([.B25:.K25])" office:value-type="percentage" office:value="0.0746830764542449" calcext:value-type="percentage">
            <text:p>7,468%</text:p>
          </table:table-cell>
          <table:table-cell table:style-name="ce79" table:formula="of:=STDEV([.B25:.K25])" office:value-type="percentage" office:value="0.0519721258789672" calcext:value-type="percentage">
            <text:p>5,20%</text:p>
          </table:table-cell>
          <table:table-cell table:formula="of:=COUNTIF([.B25:.K25]; &quot;&lt;0,05&quot;)" office:value-type="float" office:value="3" calcext:value-type="float">
            <text:p>3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São Paulo</text:p>
          </table:table-cell>
          <table:table-cell table:style-name="ce25" table:formula="of:=ABS([$Registrado.B26]-[$Previsto.B26])/[$Registrado.B26]" office:value-type="percentage" office:value="0.00395437028597498" calcext:value-type="percentage">
            <text:p>0,395%</text:p>
          </table:table-cell>
          <table:table-cell table:style-name="ce25" table:formula="of:=ABS([$Registrado.C26]-[$Previsto.C26])/[$Registrado.C26]" office:value-type="percentage" office:value="0.0221207124493606" calcext:value-type="percentage">
            <text:p>2,212%</text:p>
          </table:table-cell>
          <table:table-cell table:style-name="ce25" table:formula="of:=ABS([$Registrado.D26]-[$Previsto.D26])/[$Registrado.D26]" office:value-type="percentage" office:value="0.167262616946386" calcext:value-type="percentage">
            <text:p>16,726%</text:p>
          </table:table-cell>
          <table:table-cell table:style-name="ce25" table:formula="of:=ABS([$Registrado.E26]-[$Previsto.E26])/[$Registrado.E26]" office:value-type="percentage" office:value="0.0136209828756847" calcext:value-type="percentage">
            <text:p>1,362%</text:p>
          </table:table-cell>
          <table:table-cell table:style-name="ce25" table:formula="of:=ABS([$Registrado.F26]-[$Previsto.F26])/[$Registrado.F26]" office:value-type="percentage" office:value="0.156329412733598" calcext:value-type="percentage">
            <text:p>15,633%</text:p>
          </table:table-cell>
          <table:table-cell table:style-name="ce25" table:formula="of:=ABS([$Registrado.G26]-[$Previsto.G26])/[$Registrado.G26]" office:value-type="percentage" office:value="0.0231655973014471" calcext:value-type="percentage">
            <text:p>2,317%</text:p>
          </table:table-cell>
          <table:table-cell table:style-name="ce25" table:formula="of:=ABS([$Registrado.H26]-[$Previsto.H26])/[$Registrado.H26]" office:value-type="percentage" office:value="0.0116696431794295" calcext:value-type="percentage">
            <text:p>1,167%</text:p>
          </table:table-cell>
          <table:table-cell table:style-name="ce25" table:formula="of:=ABS([$Registrado.I26]-[$Previsto.I26])/[$Registrado.I26]" office:value-type="percentage" office:value="0.101601162562549" calcext:value-type="percentage">
            <text:p>10,160%</text:p>
          </table:table-cell>
          <table:table-cell table:style-name="ce25" table:formula="of:=ABS([$Registrado.J26]-[$Previsto.J26])/[$Registrado.J26]" office:value-type="percentage" office:value="0.133975996191672" calcext:value-type="percentage">
            <text:p>13,398%</text:p>
          </table:table-cell>
          <table:table-cell table:style-name="ce25" table:formula="of:=ABS([$Registrado.K26]-[$Previsto.K26])/[$Registrado.K26]" office:value-type="percentage" office:value="0.0960139140047935" calcext:value-type="percentage">
            <text:p>9,601%</text:p>
          </table:table-cell>
          <table:table-cell table:style-name="ce22" table:formula="of:=AVERAGE([.B26:.K26])" office:value-type="percentage" office:value="0.0729714408530895" calcext:value-type="percentage">
            <text:p>7,297%</text:p>
          </table:table-cell>
          <table:table-cell table:style-name="ce79" table:formula="of:=STDEV([.B26:.K26])" office:value-type="percentage" office:value="0.0649971893342333" calcext:value-type="percentage">
            <text:p>6,50%</text:p>
          </table:table-cell>
          <table:table-cell table:formula="of:=COUNTIF([.B26:.K26]; &quot;&lt;0,05&quot;)" office:value-type="float" office:value="5" calcext:value-type="float">
            <text:p>5</text:p>
          </table:table-cell>
          <table:table-cell/>
          <table:table-cell table:style-name="ce22"/>
          <table:table-cell table:style-name="ce84" table:number-columns-repeated="1007"/>
        </table:table-row>
        <table:table-row table:style-name="ro1">
          <table:table-cell table:style-name="ce18" office:value-type="string" calcext:value-type="string">
            <text:p>Sergipe</text:p>
          </table:table-cell>
          <table:table-cell table:style-name="ce25" table:formula="of:=ABS([$Registrado.B27]-[$Previsto.B27])/[$Registrado.B27]" office:value-type="percentage" office:value="0.0946719002482648" calcext:value-type="percentage">
            <text:p>9,467%</text:p>
          </table:table-cell>
          <table:table-cell table:style-name="ce25" table:formula="of:=ABS([$Registrado.C27]-[$Previsto.C27])/[$Registrado.C27]" office:value-type="percentage" office:value="0.11531171072892" calcext:value-type="percentage">
            <text:p>11,531%</text:p>
          </table:table-cell>
          <table:table-cell table:style-name="ce25" table:formula="of:=ABS([$Registrado.D27]-[$Previsto.D27])/[$Registrado.D27]" office:value-type="percentage" office:value="0.143018683175666" calcext:value-type="percentage">
            <text:p>14,302%</text:p>
          </table:table-cell>
          <table:table-cell table:style-name="ce25" table:formula="of:=ABS([$Registrado.E27]-[$Previsto.E27])/[$Registrado.E27]" office:value-type="percentage" office:value="0.0269858483076414" calcext:value-type="percentage">
            <text:p>2,699%</text:p>
          </table:table-cell>
          <table:table-cell table:style-name="ce25" table:formula="of:=ABS([$Registrado.F27]-[$Previsto.F27])/[$Registrado.F27]" office:value-type="percentage" office:value="0.0608569298474188" calcext:value-type="percentage">
            <text:p>6,086%</text:p>
          </table:table-cell>
          <table:table-cell table:style-name="ce25" table:formula="of:=ABS([$Registrado.G27]-[$Previsto.G27])/[$Registrado.G27]" office:value-type="percentage" office:value="0.150402394314769" calcext:value-type="percentage">
            <text:p>15,040%</text:p>
          </table:table-cell>
          <table:table-cell table:style-name="ce25" table:formula="of:=ABS([$Registrado.H27]-[$Previsto.H27])/[$Registrado.H27]" office:value-type="percentage" office:value="0.282657639504581" calcext:value-type="percentage">
            <text:p>28,266%</text:p>
          </table:table-cell>
          <table:table-cell table:style-name="ce25" table:formula="of:=ABS([$Registrado.I27]-[$Previsto.I27])/[$Registrado.I27]" office:value-type="percentage" office:value="0.101850925706814" calcext:value-type="percentage">
            <text:p>10,185%</text:p>
          </table:table-cell>
          <table:table-cell table:style-name="ce25" table:formula="of:=ABS([$Registrado.J27]-[$Previsto.J27])/[$Registrado.J27]" office:value-type="percentage" office:value="0.226572770309805" calcext:value-type="percentage">
            <text:p>22,657%</text:p>
          </table:table-cell>
          <table:table-cell table:style-name="ce25" table:formula="of:=ABS([$Registrado.K27]-[$Previsto.K27])/[$Registrado.K27]" office:value-type="percentage" office:value="0.0148154230548158" calcext:value-type="percentage">
            <text:p>1,482%</text:p>
          </table:table-cell>
          <table:table-cell table:style-name="ce22" table:formula="of:=AVERAGE([.B27:.K27])" office:value-type="percentage" office:value="0.12171442251987" calcext:value-type="percentage">
            <text:p>12,171%</text:p>
          </table:table-cell>
          <table:table-cell table:style-name="ce79" table:formula="of:=STDEV([.B27:.K27])" office:value-type="percentage" office:value="0.083961795512031" calcext:value-type="percentage">
            <text:p>8,40%</text:p>
          </table:table-cell>
          <table:table-cell table:formula="of:=COUNTIF([.B27:.K27]; &quot;&lt;0,05&quot;)" office:value-type="float" office:value="2" calcext:value-type="float">
            <text:p>2</text:p>
          </table:table-cell>
          <table:table-cell/>
          <table:table-cell table:style-name="ce22"/>
          <table:table-cell table:number-columns-repeated="21"/>
          <table:table-cell table:style-name="ce84" table:number-columns-repeated="986"/>
        </table:table-row>
        <table:table-row table:style-name="ro1">
          <table:table-cell table:style-name="ce18" office:value-type="string" calcext:value-type="string">
            <text:p>Tocantins</text:p>
          </table:table-cell>
          <table:table-cell table:style-name="ce25" table:formula="of:=ABS([$Registrado.B28]-[$Previsto.B28])/[$Registrado.B28]" office:value-type="percentage" office:value="0.114879011093353" calcext:value-type="percentage">
            <text:p>11,488%</text:p>
          </table:table-cell>
          <table:table-cell table:style-name="ce25" table:formula="of:=ABS([$Registrado.C28]-[$Previsto.C28])/[$Registrado.C28]" office:value-type="percentage" office:value="0.0224642730668618" calcext:value-type="percentage">
            <text:p>2,246%</text:p>
          </table:table-cell>
          <table:table-cell table:style-name="ce25" table:formula="of:=ABS([$Registrado.D28]-[$Previsto.D28])/[$Registrado.D28]" office:value-type="percentage" office:value="0.0674630418940546" calcext:value-type="percentage">
            <text:p>6,746%</text:p>
          </table:table-cell>
          <table:table-cell table:style-name="ce25" table:formula="of:=ABS([$Registrado.E28]-[$Previsto.E28])/[$Registrado.E28]" office:value-type="percentage" office:value="0.0762162886955987" calcext:value-type="percentage">
            <text:p>7,622%</text:p>
          </table:table-cell>
          <table:table-cell table:style-name="ce25" table:formula="of:=ABS([$Registrado.F28]-[$Previsto.F28])/[$Registrado.F28]" office:value-type="percentage" office:value="0.0891300080160977" calcext:value-type="percentage">
            <text:p>8,913%</text:p>
          </table:table-cell>
          <table:table-cell table:style-name="ce25" table:formula="of:=ABS([$Registrado.G28]-[$Previsto.G28])/[$Registrado.G28]" office:value-type="percentage" office:value="0.0421652307753813" calcext:value-type="percentage">
            <text:p>4,217%</text:p>
          </table:table-cell>
          <table:table-cell table:style-name="ce25" table:formula="of:=ABS([$Registrado.H28]-[$Previsto.H28])/[$Registrado.H28]" office:value-type="percentage" office:value="0.252513633909968" calcext:value-type="percentage">
            <text:p>25,251%</text:p>
          </table:table-cell>
          <table:table-cell table:style-name="ce25" table:formula="of:=ABS([$Registrado.I28]-[$Previsto.I28])/[$Registrado.I28]" office:value-type="percentage" office:value="0.0294392105864017" calcext:value-type="percentage">
            <text:p>2,944%</text:p>
          </table:table-cell>
          <table:table-cell table:style-name="ce25" table:formula="of:=ABS([$Registrado.J28]-[$Previsto.J28])/[$Registrado.J28]" office:value-type="percentage" office:value="0.190020114931037" calcext:value-type="percentage">
            <text:p>19,002%</text:p>
          </table:table-cell>
          <table:table-cell table:style-name="ce25" table:formula="of:=ABS([$Registrado.K28]-[$Previsto.K28])/[$Registrado.K28]" office:value-type="percentage" office:value="0.0673154622437872" calcext:value-type="percentage">
            <text:p>6,732%</text:p>
          </table:table-cell>
          <table:table-cell table:style-name="ce22" table:formula="of:=AVERAGE([.B28:.K28])" office:value-type="percentage" office:value="0.0951606275212541" calcext:value-type="percentage">
            <text:p>9,516%</text:p>
          </table:table-cell>
          <table:table-cell table:style-name="ce79" table:formula="of:=STDEV([.B28:.K28])" office:value-type="percentage" office:value="0.073407120542529" calcext:value-type="percentage">
            <text:p>7,34%</text:p>
          </table:table-cell>
          <table:table-cell table:formula="of:=COUNTIF([.B28:.K28]; &quot;&lt;0,05&quot;)" office:value-type="float" office:value="3" calcext:value-type="float">
            <text:p>3</text:p>
          </table:table-cell>
          <table:table-cell/>
          <table:table-cell table:style-name="ce22"/>
          <table:table-cell table:number-columns-repeated="21"/>
          <table:table-cell table:style-name="ce84" table:number-columns-repeated="986"/>
        </table:table-row>
        <table:table-row table:style-name="ro3">
          <table:table-cell table:style-name="ce73"/>
          <table:table-cell table:style-name="ce77"/>
          <table:table-cell table:style-name="ce80"/>
          <table:table-cell/>
          <table:table-cell table:style-name="ce77" table:number-columns-repeated="2"/>
          <table:table-cell table:number-columns-repeated="1017"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12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  <table:table-cell table:style-name="ce83" table:number-columns-repeated="1009"/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897793102486937" calcext:value-type="percentage">
            <text:p>8,98%</text:p>
          </table:table-cell>
          <table:table-cell table:style-name="ce29" table:formula="of:=AVERAGE([.C2:.C28])" office:value-type="percentage" office:value="0.0765569812220202" calcext:value-type="percentage">
            <text:p>7,66%</text:p>
          </table:table-cell>
          <table:table-cell table:style-name="ce29" table:formula="of:=AVERAGE([.D2:.D28])" office:value-type="percentage" office:value="0.11017948286006" calcext:value-type="percentage">
            <text:p>11,02%</text:p>
          </table:table-cell>
          <table:table-cell table:style-name="ce29" table:formula="of:=AVERAGE([.E2:.E28])" office:value-type="percentage" office:value="0.0929306393540856" calcext:value-type="percentage">
            <text:p>9,29%</text:p>
          </table:table-cell>
          <table:table-cell table:style-name="ce29" table:formula="of:=AVERAGE([.F2:.F28])" office:value-type="percentage" office:value="0.109674355408211" calcext:value-type="percentage">
            <text:p>10,97%</text:p>
          </table:table-cell>
          <table:table-cell table:style-name="ce29" table:formula="of:=AVERAGE([.G2:.G28])" office:value-type="percentage" office:value="0.117796009102889" calcext:value-type="percentage">
            <text:p>11,78%</text:p>
          </table:table-cell>
          <table:table-cell table:style-name="ce29" table:formula="of:=AVERAGE([.H2:.H28])" office:value-type="percentage" office:value="0.153262107848591" calcext:value-type="percentage">
            <text:p>15,33%</text:p>
          </table:table-cell>
          <table:table-cell table:style-name="ce29" table:formula="of:=AVERAGE([.I2:.I28])" office:value-type="percentage" office:value="0.0938603128585414" calcext:value-type="percentage">
            <text:p>9,39%</text:p>
          </table:table-cell>
          <table:table-cell table:style-name="ce29" table:formula="of:=AVERAGE([.J2:.J28])" office:value-type="percentage" office:value="0.142607096864951" calcext:value-type="percentage">
            <text:p>14,26%</text:p>
          </table:table-cell>
          <table:table-cell table:style-name="ce29" table:formula="of:=AVERAGE([.K2:.K28])" office:value-type="percentage" office:value="0.0826916747474576" calcext:value-type="percentage">
            <text:p>8,27%</text:p>
          </table:table-cell>
          <table:table-cell table:style-name="ce33" table:formula="of:=AVERAGE([.B31:.K31])" office:value-type="percentage" office:value="0.10693379705155" calcext:value-type="percentage">
            <text:p>10,693%</text:p>
          </table:table-cell>
          <table:table-cell table:style-name="ce29" table:formula="of:=AVERAGE([.C31:.L31])" office:value-type="percentage" office:value="0.108649245731836" calcext:value-type="percentage">
            <text:p>10,86%</text:p>
          </table:table-cell>
          <table:table-cell table:style-name="ce33" table:formula="of:=ABS(SUM([$Registrado.B2:.K28]) - SUM([$Previsto.B2:.K28]))/SUM([$Registrado.B2:.K28])" office:value-type="percentage" office:value="0.0236686401408312" calcext:value-type="percentage">
            <text:p>2,367%</text:p>
          </table:table-cell>
          <table:table-cell table:style-name="ce83" table:number-columns-repeated="1009"/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748379290505715" calcext:value-type="percentage">
            <text:p>7,48%</text:p>
          </table:table-cell>
          <table:table-cell table:style-name="ce79" table:formula="of:=STDEV([.C2:.C28])" office:value-type="percentage" office:value="0.0537098771233969" calcext:value-type="percentage">
            <text:p>5,37%</text:p>
          </table:table-cell>
          <table:table-cell table:style-name="ce79" table:formula="of:=STDEV([.D2:.D28])" office:value-type="percentage" office:value="0.11816028565684" calcext:value-type="percentage">
            <text:p>11,82%</text:p>
          </table:table-cell>
          <table:table-cell table:style-name="ce79" table:formula="of:=STDEV([.E2:.E28])" office:value-type="percentage" office:value="0.102660973096273" calcext:value-type="percentage">
            <text:p>10,27%</text:p>
          </table:table-cell>
          <table:table-cell table:style-name="ce79" table:formula="of:=STDEV([.F2:.F28])" office:value-type="percentage" office:value="0.0719782796483998" calcext:value-type="percentage">
            <text:p>7,20%</text:p>
          </table:table-cell>
          <table:table-cell table:style-name="ce79" table:formula="of:=STDEV([.G2:.G28])" office:value-type="percentage" office:value="0.116026288598726" calcext:value-type="percentage">
            <text:p>11,60%</text:p>
          </table:table-cell>
          <table:table-cell table:style-name="ce79" table:formula="of:=STDEV([.H2:.H28])" office:value-type="percentage" office:value="0.195742976645178" calcext:value-type="percentage">
            <text:p>19,57%</text:p>
          </table:table-cell>
          <table:table-cell table:style-name="ce79" table:formula="of:=STDEV([.I2:.I28])" office:value-type="percentage" office:value="0.0834307084455083" calcext:value-type="percentage">
            <text:p>8,34%</text:p>
          </table:table-cell>
          <table:table-cell table:style-name="ce79" table:formula="of:=STDEV([.J2:.J28])" office:value-type="percentage" office:value="0.0814675835302611" calcext:value-type="percentage">
            <text:p>8,15%</text:p>
          </table:table-cell>
          <table:table-cell table:style-name="ce79" table:formula="of:=STDEV([.K2:.K28])" office:value-type="percentage" office:value="0.0570390825681269" calcext:value-type="percentage">
            <text:p>5,70%</text:p>
          </table:table-cell>
          <table:table-cell table:style-name="ce22" table:formula="of:=AVERAGE([.B32:.K32])" office:value-type="percentage" office:value="0.0955053984363282" calcext:value-type="percentage">
            <text:p>9,551%</text:p>
          </table:table-cell>
          <table:table-cell table:style-name="ce83" table:number-columns-repeated="2"/>
          <table:table-cell table:number-columns-repeated="1009"/>
        </table:table-row>
        <table:table-row table:style-name="ro1">
          <table:table-cell office:value-type="string" calcext:value-type="string">
            <text:p>&lt; 5%</text:p>
          </table:table-cell>
          <table:table-cell table:formula="of:=COUNTIF([.B2:.B28]; &quot;&lt;0,05&quot;)" office:value-type="float" office:value="9" calcext:value-type="float">
            <text:p>9</text:p>
          </table:table-cell>
          <table:table-cell table:style-name="Default" table:formula="of:=COUNTIF([.C2:.C28]; &quot;&lt;0,05&quot;)" office:value-type="float" office:value="11" calcext:value-type="float">
            <text:p>11</text:p>
          </table:table-cell>
          <table:table-cell table:style-name="Default" table:formula="of:=COUNTIF([.D2:.D28]; &quot;&lt;0,05&quot;)" office:value-type="float" office:value="11" calcext:value-type="float">
            <text:p>11</text:p>
          </table:table-cell>
          <table:table-cell table:formula="of:=COUNTIF([.E2:.E28]; &quot;&lt;0,05&quot;)" office:value-type="float" office:value="10" calcext:value-type="float">
            <text:p>10</text:p>
          </table:table-cell>
          <table:table-cell table:formula="of:=COUNTIF([.F2:.F28]; &quot;&lt;0,05&quot;)" office:value-type="float" office:value="5" calcext:value-type="float">
            <text:p>5</text:p>
          </table:table-cell>
          <table:table-cell table:formula="of:=COUNTIF([.G2:.G28]; &quot;&lt;0,05&quot;)" office:value-type="float" office:value="8" calcext:value-type="float">
            <text:p>8</text:p>
          </table:table-cell>
          <table:table-cell table:formula="of:=COUNTIF([.H2:.H28]; &quot;&lt;0,05&quot;)" office:value-type="float" office:value="10" calcext:value-type="float">
            <text:p>10</text:p>
          </table:table-cell>
          <table:table-cell table:formula="of:=COUNTIF([.I2:.I28]; &quot;&lt;0,05&quot;)" office:value-type="float" office:value="12" calcext:value-type="float">
            <text:p>12</text:p>
          </table:table-cell>
          <table:table-cell table:formula="of:=COUNTIF([.J2:.J28]; &quot;&lt;0,05&quot;)" office:value-type="float" office:value="3" calcext:value-type="float">
            <text:p>3</text:p>
          </table:table-cell>
          <table:table-cell table:formula="of:=COUNTIF([.K2:.K28]; &quot;&lt;0,05&quot;)" office:value-type="float" office:value="10" calcext:value-type="float">
            <text:p>10</text:p>
          </table:table-cell>
          <table:table-cell table:style-name="ce36" table:formula="of:=CONCATENATE(AVERAGE([.B33:.K33]); &quot;/27&quot;)" office:value-type="string" office:string-value="8,9/27" calcext:value-type="string">
            <text:p>8,9/27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0510135583385597" calcext:value-type="percentage">
            <text:p>5,10%</text:p>
          </table:table-cell>
          <table:table-cell table:style-name="ce29" table:formula="of:=ABS(SUM([$Registrado.C2:.C28]) - SUM([$Previsto.C2:.C28]))/SUM([$Registrado.C2:.C28])" office:value-type="percentage" office:value="0.0350528257342563" calcext:value-type="percentage">
            <text:p>3,51%</text:p>
          </table:table-cell>
          <table:table-cell table:style-name="ce29" table:formula="of:=ABS(SUM([$Registrado.D2:.D28]) - SUM([$Previsto.D2:.D28]))/SUM([$Registrado.D2:.D28])" office:value-type="percentage" office:value="0.0723668082405694" calcext:value-type="percentage">
            <text:p>7,24%</text:p>
          </table:table-cell>
          <table:table-cell table:style-name="ce29" table:formula="of:=ABS(SUM([$Registrado.E2:.E28]) - SUM([$Previsto.E2:.E28]))/SUM([$Registrado.E2:.E28])" office:value-type="percentage" office:value="0.0503904173296856" calcext:value-type="percentage">
            <text:p>5,04%</text:p>
          </table:table-cell>
          <table:table-cell table:style-name="ce29" table:formula="of:=ABS(SUM([$Registrado.F2:.F28]) - SUM([$Previsto.F2:.F28]))/SUM([$Registrado.F2:.F28])" office:value-type="percentage" office:value="0.0996895347987774" calcext:value-type="percentage">
            <text:p>9,97%</text:p>
          </table:table-cell>
          <table:table-cell table:style-name="ce29" table:formula="of:=ABS(SUM([$Registrado.G2:.G28]) - SUM([$Previsto.G2:.G28]))/SUM([$Registrado.G2:.G28])" office:value-type="percentage" office:value="0.0772127297894641" calcext:value-type="percentage">
            <text:p>7,72%</text:p>
          </table:table-cell>
          <table:table-cell table:style-name="ce29" table:formula="of:=ABS(SUM([$Registrado.H2:.H28]) - SUM([$Previsto.H2:.H28]))/SUM([$Registrado.H2:.H28])" office:value-type="percentage" office:value="0.0306932238249402" calcext:value-type="percentage">
            <text:p>3,07%</text:p>
          </table:table-cell>
          <table:table-cell table:style-name="ce29" table:formula="of:=ABS(SUM([$Registrado.I2:.I28]) - SUM([$Previsto.I2:.I28]))/SUM([$Registrado.I2:.I28])" office:value-type="percentage" office:value="0.063028852411277" calcext:value-type="percentage">
            <text:p>6,30%</text:p>
          </table:table-cell>
          <table:table-cell table:style-name="ce29" table:formula="of:=ABS(SUM([$Registrado.J2:.J28]) - SUM([$Previsto.J2:.J28]))/SUM([$Registrado.J2:.J28])" office:value-type="percentage" office:value="0.128319407005395" calcext:value-type="percentage">
            <text:p>12,83%</text:p>
          </table:table-cell>
          <table:table-cell table:style-name="ce29" table:formula="of:=ABS(SUM([$Registrado.K2:.K28]) - SUM([$Previsto.K2:.K28]))/SUM([$Registrado.K2:.K28])" office:value-type="percentage" office:value="0.0966545482742393" calcext:value-type="percentage">
            <text:p>9,67%</text:p>
          </table:table-cell>
          <table:table-cell table:style-name="ce33" table:formula="of:=AVERAGE([.B34:.K34])" office:value-type="percentage" office:value="0.0704421905747164" calcext:value-type="percentage">
            <text:p>7,044%</text:p>
          </table:table-cell>
          <table:table-cell table:style-name="ce36" table:formula="of:=CONCATENATE(SUM([.B33:.K33]); &quot;/270&quot;)" office:value-type="string" office:string-value="89/270" calcext:value-type="string">
            <text:p>89/270</text:p>
          </table:table-cell>
          <table:table-cell table:style-name="ce22" table:formula="of:=SUM([.B33:.K33])/270" office:value-type="percentage" office:value="0.32962962962963" calcext:value-type="percentage">
            <text:p>32,963%</text:p>
          </table:table-cell>
          <table:table-cell table:number-columns-repeated="4"/>
          <table:table-cell table:style-name="ce81"/>
          <table:table-cell table:style-name="ce75"/>
          <table:table-cell table:number-columns-repeated="1003"/>
        </table:table-row>
        <table:table-row table:style-name="ro1">
          <table:table-cell table:style-name="ce23" office:value-type="string" calcext:value-type="string">
            <text:p>Trabalho Final de Graduação - MAC0499 - Pedro Fernandes</text:p>
          </table:table-cell>
          <table:table-cell table:style-name="ce23" table:number-columns-repeated="7"/>
          <table:table-cell table:style-name="ce34" table:formula="of:=AVERAGE([.G31:.I31])" office:value-type="percentage" office:value="0.12163947660334" calcext:value-type="percentage">
            <text:p>12,16%</text:p>
          </table:table-cell>
          <table:table-cell table:style-name="ce23" table:number-columns-repeated="5"/>
          <table:table-cell table:number-columns-repeated="1009"/>
        </table:table-row>
        <table:table-row table:style-name="ro1">
          <table:table-cell table:style-name="ce26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3"/>
          <table:table-cell table:number-columns-repeated="1009"/>
        </table:table-row>
        <table:table-row table:style-name="ro1">
          <table:table-cell table:style-name="ce27" office:value-type="string" calcext:value-type="string">
            <text:p><text:span text:style-name="T1">Orientador:</text:span> Dr. Marcelo Finger</text:p>
          </table:table-cell>
          <table:table-cell table:style-name="ce23" table:number-columns-repeated="13"/>
          <table:table-cell table:number-columns-repeated="1009"/>
        </table:table-row>
        <table:table-row table:style-name="ro3" table:number-rows-repeated="1048538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Porcentagem.B2:Porcentagem.K2">
            <calcext:condition calcext:apply-style-name="Untitled1" calcext:value="&lt;=5%" calcext:base-cell-address="Porcentagem.B2"/>
            <calcext:condition calcext:apply-style-name="AlmostThere" calcext:value="&lt;=10%" calcext:base-cell-address="Porcentagem.B2"/>
            <calcext:condition calcext:apply-style-name="Untitled2" calcext:value="&lt;=&lt;15%" calcext:base-cell-address="Porcentagem.B2"/>
            <calcext:condition calcext:apply-style-name="Cold" calcext:value="&gt;15%" calcext:base-cell-address="Porcentagem.B2"/>
          </calcext:conditional-format>
          <calcext:conditional-format calcext:target-range-address="Porcentagem.B2:Porcentagem.K28">
            <calcext:condition calcext:apply-style-name="Untitled1" calcext:value="&lt;=5%" calcext:base-cell-address="Porcentagem.B2"/>
            <calcext:condition calcext:apply-style-name="Cold" calcext:value="&gt;15%" calcext:base-cell-address="Porcentagem.B2"/>
            <calcext:condition calcext:apply-style-name="AlmostThere" calcext:value="&lt;=10%" calcext:base-cell-address="Porcentagem.B2"/>
            <calcext:condition calcext:apply-style-name="Untitled2" calcext:value="&lt;=15%" calcext:base-cell-address="Porcentagem.B2"/>
          </calcext:conditional-format>
        </calcext:conditional-formats>
      </table:table>
      <table:table table:name="Experimental" table:style-name="ta1">
        <table:table-column table:style-name="co8" table:default-cell-style-name="ce18"/>
        <table:table-column table:style-name="co2" table:number-columns-repeated="9" table:default-cell-style-name="ce88"/>
        <table:table-column table:style-name="co9" table:default-cell-style-name="ce22"/>
        <table:table-column table:style-name="co2" table:default-cell-style-name="ce79"/>
        <table:table-column table:style-name="co2" table:default-cell-style-name="Default"/>
        <table:table-row table:style-name="ro3">
          <table:table-cell table:style-name="ce72" office:value-type="string" calcext:value-type="string">
            <text:p>% do Erro Absoluto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MEDIA</text:p>
          </table:table-cell>
          <table:table-cell table:style-name="ce20" office:value-type="string" calcext:value-type="string">
            <text:p>Desvio Padrão </text:p>
          </table:table-cell>
          <table:table-cell table:style-name="ce20" office:value-type="string" calcext:value-type="string">
            <text:p>&lt; 5%</text:p>
          </table:table-cell>
        </table:table-row>
        <table:table-row table:style-name="ro1">
          <table:table-cell office:value-type="string" calcext:value-type="string">
            <text:p>Acre</text:p>
          </table:table-cell>
          <table:table-cell table:formula="of:=ABS([$Registrado.B2]-[$Previsto.C2])/[$Registrado.B2]" office:value-type="percentage" office:value="0.0124788177112753" calcext:value-type="percentage">
            <text:p>1,248%</text:p>
          </table:table-cell>
          <table:table-cell table:formula="of:=ABS([$Registrado.C2]-[$Previsto.D2])/[$Registrado.C2]" office:value-type="percentage" office:value="0.0000671237969350512" calcext:value-type="percentage">
            <text:p>0,007%</text:p>
          </table:table-cell>
          <table:table-cell table:formula="of:=ABS([$Registrado.D2]-[$Previsto.E2])/[$Registrado.D2]" office:value-type="percentage" office:value="0.00619070636949716" calcext:value-type="percentage">
            <text:p>0,619%</text:p>
          </table:table-cell>
          <table:table-cell table:formula="of:=ABS([$Registrado.E2]-[$Previsto.F2])/[$Registrado.E2]" office:value-type="percentage" office:value="0.000118822861518561" calcext:value-type="percentage">
            <text:p>0,012%</text:p>
          </table:table-cell>
          <table:table-cell table:formula="of:=ABS([$Registrado.F2]-[$Previsto.G2])/[$Registrado.F2]" office:value-type="percentage" office:value="0.000409765837449668" calcext:value-type="percentage">
            <text:p>0,041%</text:p>
          </table:table-cell>
          <table:table-cell table:formula="of:=ABS([$Registrado.G2]-[$Previsto.H2])/[$Registrado.G2]" office:value-type="percentage" office:value="0.000491723757566979" calcext:value-type="percentage">
            <text:p>0,049%</text:p>
          </table:table-cell>
          <table:table-cell table:formula="of:=ABS([$Registrado.H2]-[$Previsto.I2])/[$Registrado.H2]" office:value-type="percentage" office:value="0.000753214612363445" calcext:value-type="percentage">
            <text:p>0,075%</text:p>
          </table:table-cell>
          <table:table-cell table:formula="of:=ABS([$Registrado.I2]-[$Previsto.J2])/[$Registrado.I2]" office:value-type="percentage" office:value="0.0195962419947337" calcext:value-type="percentage">
            <text:p>1,960%</text:p>
          </table:table-cell>
          <table:table-cell table:formula="of:=ABS([$Registrado.J2]-[$Previsto.K2])/[$Registrado.J2]" office:value-type="percentage" office:value="0.000179741957951516" calcext:value-type="percentage">
            <text:p>0,018%</text:p>
          </table:table-cell>
          <table:table-cell table:formula="of:=AVERAGE([.B2:.J2])" office:value-type="percentage" office:value="0.00447623987769904" calcext:value-type="percentage">
            <text:p>0,448%</text:p>
          </table:table-cell>
          <table:table-cell table:formula="of:=STDEV([.B2:.J2])" office:value-type="percentage" office:value="0.00706006276841752" calcext:value-type="percentage">
            <text:p>0,71%</text:p>
          </table:table-cell>
          <table:table-cell table:formula="of:=COUNTIF([.B2:.J2]; &quot;&lt;0,05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table:formula="of:=ABS([$Registrado.B3]-[$Previsto.C3])/[$Registrado.B3]" office:value-type="percentage" office:value="0.0104016741155973" calcext:value-type="percentage">
            <text:p>1,040%</text:p>
          </table:table-cell>
          <table:table-cell table:formula="of:=ABS([$Registrado.C3]-[$Previsto.D3])/[$Registrado.C3]" office:value-type="percentage" office:value="0.242696572421418" calcext:value-type="percentage">
            <text:p>24,270%</text:p>
          </table:table-cell>
          <table:table-cell table:formula="of:=ABS([$Registrado.D3]-[$Previsto.E3])/[$Registrado.D3]" office:value-type="percentage" office:value="0.0223821070183046" calcext:value-type="percentage">
            <text:p>2,238%</text:p>
          </table:table-cell>
          <table:table-cell table:formula="of:=ABS([$Registrado.E3]-[$Previsto.F3])/[$Registrado.E3]" office:value-type="percentage" office:value="0.0229247375425106" calcext:value-type="percentage">
            <text:p>2,292%</text:p>
          </table:table-cell>
          <table:table-cell table:formula="of:=ABS([$Registrado.F3]-[$Previsto.G3])/[$Registrado.F3]" office:value-type="percentage" office:value="0.0180286899399539" calcext:value-type="percentage">
            <text:p>1,803%</text:p>
          </table:table-cell>
          <table:table-cell table:formula="of:=ABS([$Registrado.G3]-[$Previsto.H3])/[$Registrado.G3]" office:value-type="percentage" office:value="0.0416768883461828" calcext:value-type="percentage">
            <text:p>4,168%</text:p>
          </table:table-cell>
          <table:table-cell table:formula="of:=ABS([$Registrado.H3]-[$Previsto.I3])/[$Registrado.H3]" office:value-type="percentage" office:value="0.0101564015305133" calcext:value-type="percentage">
            <text:p>1,016%</text:p>
          </table:table-cell>
          <table:table-cell table:formula="of:=ABS([$Registrado.I3]-[$Previsto.J3])/[$Registrado.I3]" office:value-type="percentage" office:value="0.0185426409921109" calcext:value-type="percentage">
            <text:p>1,854%</text:p>
          </table:table-cell>
          <table:table-cell table:formula="of:=ABS([$Registrado.J3]-[$Previsto.K3])/[$Registrado.J3]" office:value-type="percentage" office:value="0.00945176008075955" calcext:value-type="percentage">
            <text:p>0,945%</text:p>
          </table:table-cell>
          <table:table-cell table:formula="of:=AVERAGE([.B3:.J3])" office:value-type="percentage" office:value="0.044029052443039" calcext:value-type="percentage">
            <text:p>4,403%</text:p>
          </table:table-cell>
          <table:table-cell table:formula="of:=STDEV([.B3:.J3])" office:value-type="percentage" office:value="0.0751561879879191" calcext:value-type="percentage">
            <text:p>7,52%</text:p>
          </table:table-cell>
          <table:table-cell table:formula="of:=COUNTIF([.B3:.J3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table:formula="of:=ABS([$Registrado.B4]-[$Previsto.C4])/[$Registrado.B4]" office:value-type="percentage" office:value="0.0241613051470588" calcext:value-type="percentage">
            <text:p>2,416%</text:p>
          </table:table-cell>
          <table:table-cell table:formula="of:=ABS([$Registrado.C4]-[$Previsto.D4])/[$Registrado.C4]" office:value-type="percentage" office:value="0.0805288221651851" calcext:value-type="percentage">
            <text:p>8,053%</text:p>
          </table:table-cell>
          <table:table-cell table:formula="of:=ABS([$Registrado.D4]-[$Previsto.E4])/[$Registrado.D4]" office:value-type="percentage" office:value="0.093419819312366" calcext:value-type="percentage">
            <text:p>9,342%</text:p>
          </table:table-cell>
          <table:table-cell table:formula="of:=ABS([$Registrado.E4]-[$Previsto.F4])/[$Registrado.E4]" office:value-type="percentage" office:value="0.0156410139900741" calcext:value-type="percentage">
            <text:p>1,564%</text:p>
          </table:table-cell>
          <table:table-cell table:formula="of:=ABS([$Registrado.F4]-[$Previsto.G4])/[$Registrado.F4]" office:value-type="percentage" office:value="0.004465088402757" calcext:value-type="percentage">
            <text:p>0,447%</text:p>
          </table:table-cell>
          <table:table-cell table:formula="of:=ABS([$Registrado.G4]-[$Previsto.H4])/[$Registrado.G4]" office:value-type="percentage" office:value="0.00810244332363131" calcext:value-type="percentage">
            <text:p>0,810%</text:p>
          </table:table-cell>
          <table:table-cell table:formula="of:=ABS([$Registrado.H4]-[$Previsto.I4])/[$Registrado.H4]" office:value-type="percentage" office:value="0.0105474798738517" calcext:value-type="percentage">
            <text:p>1,055%</text:p>
          </table:table-cell>
          <table:table-cell table:formula="of:=ABS([$Registrado.I4]-[$Previsto.J4])/[$Registrado.I4]" office:value-type="percentage" office:value="0.0101870115602607" calcext:value-type="percentage">
            <text:p>1,019%</text:p>
          </table:table-cell>
          <table:table-cell table:formula="of:=ABS([$Registrado.J4]-[$Previsto.K4])/[$Registrado.J4]" office:value-type="percentage" office:value="0.0300772151614328" calcext:value-type="percentage">
            <text:p>3,008%</text:p>
          </table:table-cell>
          <table:table-cell table:formula="of:=AVERAGE([.B4:.J4])" office:value-type="percentage" office:value="0.0307922443262908" calcext:value-type="percentage">
            <text:p>3,079%</text:p>
          </table:table-cell>
          <table:table-cell table:formula="of:=STDEV([.B4:.J4])" office:value-type="percentage" office:value="0.0330006686280873" calcext:value-type="percentage">
            <text:p>3,30%</text:p>
          </table:table-cell>
          <table:table-cell table:formula="of:=COUNTIF([.B4:.J4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table:formula="of:=ABS([$Registrado.B5]-[$Previsto.C5])/[$Registrado.B5]" office:value-type="percentage" office:value="0.00939561698688963" calcext:value-type="percentage">
            <text:p>0,940%</text:p>
          </table:table-cell>
          <table:table-cell table:formula="of:=ABS([$Registrado.C5]-[$Previsto.D5])/[$Registrado.C5]" office:value-type="percentage" office:value="0.263897758646969" calcext:value-type="percentage">
            <text:p>26,390%</text:p>
          </table:table-cell>
          <table:table-cell table:formula="of:=ABS([$Registrado.D5]-[$Previsto.E5])/[$Registrado.D5]" office:value-type="percentage" office:value="0.0981975641778354" calcext:value-type="percentage">
            <text:p>9,820%</text:p>
          </table:table-cell>
          <table:table-cell table:formula="of:=ABS([$Registrado.E5]-[$Previsto.F5])/[$Registrado.E5]" office:value-type="percentage" office:value="0.0134454996672768" calcext:value-type="percentage">
            <text:p>1,345%</text:p>
          </table:table-cell>
          <table:table-cell table:formula="of:=ABS([$Registrado.F5]-[$Previsto.G5])/[$Registrado.F5]" office:value-type="percentage" office:value="0.00555678017788734" calcext:value-type="percentage">
            <text:p>0,556%</text:p>
          </table:table-cell>
          <table:table-cell table:formula="of:=ABS([$Registrado.G5]-[$Previsto.H5])/[$Registrado.G5]" office:value-type="percentage" office:value="0.00618441788620962" calcext:value-type="percentage">
            <text:p>0,618%</text:p>
          </table:table-cell>
          <table:table-cell table:formula="of:=ABS([$Registrado.H5]-[$Previsto.I5])/[$Registrado.H5]" office:value-type="percentage" office:value="0.0244476364809796" calcext:value-type="percentage">
            <text:p>2,445%</text:p>
          </table:table-cell>
          <table:table-cell table:formula="of:=ABS([$Registrado.I5]-[$Previsto.J5])/[$Registrado.I5]" office:value-type="percentage" office:value="0.0101978839390825" calcext:value-type="percentage">
            <text:p>1,020%</text:p>
          </table:table-cell>
          <table:table-cell table:formula="of:=ABS([$Registrado.J5]-[$Previsto.K5])/[$Registrado.J5]" office:value-type="percentage" office:value="0.0074968084391589" calcext:value-type="percentage">
            <text:p>0,750%</text:p>
          </table:table-cell>
          <table:table-cell table:formula="of:=AVERAGE([.B5:.J5])" office:value-type="percentage" office:value="0.0487577740446988" calcext:value-type="percentage">
            <text:p>4,876%</text:p>
          </table:table-cell>
          <table:table-cell table:formula="of:=STDEV([.B5:.J5])" office:value-type="percentage" office:value="0.0858668836591902" calcext:value-type="percentage">
            <text:p>8,59%</text:p>
          </table:table-cell>
          <table:table-cell table:formula="of:=COUNTIF([.B5:.J5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table:formula="of:=ABS([$Registrado.B6]-[$Previsto.C6])/[$Registrado.B6]" office:value-type="percentage" office:value="0.00075821470482505" calcext:value-type="percentage">
            <text:p>0,076%</text:p>
          </table:table-cell>
          <table:table-cell table:formula="of:=ABS([$Registrado.C6]-[$Previsto.D6])/[$Registrado.C6]" office:value-type="percentage" office:value="0.0619437794709" calcext:value-type="percentage">
            <text:p>6,194%</text:p>
          </table:table-cell>
          <table:table-cell table:formula="of:=ABS([$Registrado.D6]-[$Previsto.E6])/[$Registrado.D6]" office:value-type="percentage" office:value="0.0267196693579013" calcext:value-type="percentage">
            <text:p>2,672%</text:p>
          </table:table-cell>
          <table:table-cell table:formula="of:=ABS([$Registrado.E6]-[$Previsto.F6])/[$Registrado.E6]" office:value-type="percentage" office:value="0.00124954756143982" calcext:value-type="percentage">
            <text:p>0,125%</text:p>
          </table:table-cell>
          <table:table-cell table:formula="of:=ABS([$Registrado.F6]-[$Previsto.G6])/[$Registrado.F6]" office:value-type="percentage" office:value="0.022673503131563" calcext:value-type="percentage">
            <text:p>2,267%</text:p>
          </table:table-cell>
          <table:table-cell table:formula="of:=ABS([$Registrado.G6]-[$Previsto.H6])/[$Registrado.G6]" office:value-type="percentage" office:value="0.0547536969934384" calcext:value-type="percentage">
            <text:p>5,475%</text:p>
          </table:table-cell>
          <table:table-cell table:formula="of:=ABS([$Registrado.H6]-[$Previsto.I6])/[$Registrado.H6]" office:value-type="percentage" office:value="0.0274782017770333" calcext:value-type="percentage">
            <text:p>2,748%</text:p>
          </table:table-cell>
          <table:table-cell table:formula="of:=ABS([$Registrado.I6]-[$Previsto.J6])/[$Registrado.I6]" office:value-type="percentage" office:value="0.0188323522569891" calcext:value-type="percentage">
            <text:p>1,883%</text:p>
          </table:table-cell>
          <table:table-cell table:formula="of:=ABS([$Registrado.J6]-[$Previsto.K6])/[$Registrado.J6]" office:value-type="percentage" office:value="0.0146376087699467" calcext:value-type="percentage">
            <text:p>1,464%</text:p>
          </table:table-cell>
          <table:table-cell table:formula="of:=AVERAGE([.B6:.J6])" office:value-type="percentage" office:value="0.0254496193360041" calcext:value-type="percentage">
            <text:p>2,545%</text:p>
          </table:table-cell>
          <table:table-cell table:formula="of:=STDEV([.B6:.J6])" office:value-type="percentage" office:value="0.0210949769462227" calcext:value-type="percentage">
            <text:p>2,11%</text:p>
          </table:table-cell>
          <table:table-cell table:formula="of:=COUNTIF([.B6:.J6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eara</text:p>
          </table:table-cell>
          <table:table-cell table:formula="of:=ABS([$Registrado.B7]-[$Previsto.C7])/[$Registrado.B7]" office:value-type="percentage" office:value="0.0416711096730069" calcext:value-type="percentage">
            <text:p>4,167%</text:p>
          </table:table-cell>
          <table:table-cell table:formula="of:=ABS([$Registrado.C7]-[$Previsto.D7])/[$Registrado.C7]" office:value-type="percentage" office:value="0.0835939379942472" calcext:value-type="percentage">
            <text:p>8,359%</text:p>
          </table:table-cell>
          <table:table-cell table:formula="of:=ABS([$Registrado.D7]-[$Previsto.E7])/[$Registrado.D7]" office:value-type="percentage" office:value="0.0336217485834191" calcext:value-type="percentage">
            <text:p>3,362%</text:p>
          </table:table-cell>
          <table:table-cell table:formula="of:=ABS([$Registrado.E7]-[$Previsto.F7])/[$Registrado.E7]" office:value-type="percentage" office:value="0.00574175922595188" calcext:value-type="percentage">
            <text:p>0,574%</text:p>
          </table:table-cell>
          <table:table-cell table:formula="of:=ABS([$Registrado.F7]-[$Previsto.G7])/[$Registrado.F7]" office:value-type="percentage" office:value="0.0305872641036978" calcext:value-type="percentage">
            <text:p>3,059%</text:p>
          </table:table-cell>
          <table:table-cell table:formula="of:=ABS([$Registrado.G7]-[$Previsto.H7])/[$Registrado.G7]" office:value-type="percentage" office:value="0.0249037175492026" calcext:value-type="percentage">
            <text:p>2,490%</text:p>
          </table:table-cell>
          <table:table-cell table:formula="of:=ABS([$Registrado.H7]-[$Previsto.I7])/[$Registrado.H7]" office:value-type="percentage" office:value="0.0734481778384217" calcext:value-type="percentage">
            <text:p>7,345%</text:p>
          </table:table-cell>
          <table:table-cell table:formula="of:=ABS([$Registrado.I7]-[$Previsto.J7])/[$Registrado.I7]" office:value-type="percentage" office:value="0.0529793149662302" calcext:value-type="percentage">
            <text:p>5,298%</text:p>
          </table:table-cell>
          <table:table-cell table:formula="of:=ABS([$Registrado.J7]-[$Previsto.K7])/[$Registrado.J7]" office:value-type="percentage" office:value="0.0198051453471532" calcext:value-type="percentage">
            <text:p>1,981%</text:p>
          </table:table-cell>
          <table:table-cell table:formula="of:=AVERAGE([.B7:.J7])" office:value-type="percentage" office:value="0.0407057972534812" calcext:value-type="percentage">
            <text:p>4,071%</text:p>
          </table:table-cell>
          <table:table-cell table:formula="of:=STDEV([.B7:.J7])" office:value-type="percentage" office:value="0.0253096388620639" calcext:value-type="percentage">
            <text:p>2,53%</text:p>
          </table:table-cell>
          <table:table-cell table:formula="of:=COUNTIF([.B7:.J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table:formula="of:=ABS([$Registrado.B8]-[$Previsto.C8])/[$Registrado.B8]" office:value-type="percentage" office:value="0.0215223192807611" calcext:value-type="percentage">
            <text:p>2,152%</text:p>
          </table:table-cell>
          <table:table-cell table:formula="of:=ABS([$Registrado.C8]-[$Previsto.D8])/[$Registrado.C8]" office:value-type="percentage" office:value="0.0527798248195204" calcext:value-type="percentage">
            <text:p>5,278%</text:p>
          </table:table-cell>
          <table:table-cell table:formula="of:=ABS([$Registrado.D8]-[$Previsto.E8])/[$Registrado.D8]" office:value-type="percentage" office:value="0.0662378902814088" calcext:value-type="percentage">
            <text:p>6,624%</text:p>
          </table:table-cell>
          <table:table-cell table:formula="of:=ABS([$Registrado.E8]-[$Previsto.F8])/[$Registrado.E8]" office:value-type="percentage" office:value="0.0297475079943885" calcext:value-type="percentage">
            <text:p>2,975%</text:p>
          </table:table-cell>
          <table:table-cell table:formula="of:=ABS([$Registrado.F8]-[$Previsto.G8])/[$Registrado.F8]" office:value-type="percentage" office:value="0.00975238643870401" calcext:value-type="percentage">
            <text:p>0,975%</text:p>
          </table:table-cell>
          <table:table-cell table:formula="of:=ABS([$Registrado.G8]-[$Previsto.H8])/[$Registrado.G8]" office:value-type="percentage" office:value="0.00647058219845858" calcext:value-type="percentage">
            <text:p>0,647%</text:p>
          </table:table-cell>
          <table:table-cell table:formula="of:=ABS([$Registrado.H8]-[$Previsto.I8])/[$Registrado.H8]" office:value-type="percentage" office:value="0.0360898569502565" calcext:value-type="percentage">
            <text:p>3,609%</text:p>
          </table:table-cell>
          <table:table-cell table:formula="of:=ABS([$Registrado.I8]-[$Previsto.J8])/[$Registrado.I8]" office:value-type="percentage" office:value="0.0136634496442856" calcext:value-type="percentage">
            <text:p>1,366%</text:p>
          </table:table-cell>
          <table:table-cell table:formula="of:=ABS([$Registrado.J8]-[$Previsto.K8])/[$Registrado.J8]" office:value-type="percentage" office:value="0.0434514242595737" calcext:value-type="percentage">
            <text:p>4,345%</text:p>
          </table:table-cell>
          <table:table-cell table:formula="of:=AVERAGE([.B8:.J8])" office:value-type="percentage" office:value="0.0310794713185952" calcext:value-type="percentage">
            <text:p>3,108%</text:p>
          </table:table-cell>
          <table:table-cell table:formula="of:=STDEV([.B8:.J8])" office:value-type="percentage" office:value="0.0204391230710682" calcext:value-type="percentage">
            <text:p>2,04%</text:p>
          </table:table-cell>
          <table:table-cell table:formula="of:=COUNTIF([.B8:.J8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spirito Santo</text:p>
          </table:table-cell>
          <table:table-cell table:formula="of:=ABS([$Registrado.B9]-[$Previsto.C9])/[$Registrado.B9]" office:value-type="percentage" office:value="0.0255798160532648" calcext:value-type="percentage">
            <text:p>2,558%</text:p>
          </table:table-cell>
          <table:table-cell table:formula="of:=ABS([$Registrado.C9]-[$Previsto.D9])/[$Registrado.C9]" office:value-type="percentage" office:value="0.166426395357189" calcext:value-type="percentage">
            <text:p>16,643%</text:p>
          </table:table-cell>
          <table:table-cell table:formula="of:=ABS([$Registrado.D9]-[$Previsto.E9])/[$Registrado.D9]" office:value-type="percentage" office:value="0.102739805299369" calcext:value-type="percentage">
            <text:p>10,274%</text:p>
          </table:table-cell>
          <table:table-cell table:formula="of:=ABS([$Registrado.E9]-[$Previsto.F9])/[$Registrado.E9]" office:value-type="percentage" office:value="0.0366041414898391" calcext:value-type="percentage">
            <text:p>3,660%</text:p>
          </table:table-cell>
          <table:table-cell table:formula="of:=ABS([$Registrado.F9]-[$Previsto.G9])/[$Registrado.F9]" office:value-type="percentage" office:value="0.0209213348231134" calcext:value-type="percentage">
            <text:p>2,092%</text:p>
          </table:table-cell>
          <table:table-cell table:formula="of:=ABS([$Registrado.G9]-[$Previsto.H9])/[$Registrado.G9]" office:value-type="percentage" office:value="0.0137492493409238" calcext:value-type="percentage">
            <text:p>1,375%</text:p>
          </table:table-cell>
          <table:table-cell table:formula="of:=ABS([$Registrado.H9]-[$Previsto.I9])/[$Registrado.H9]" office:value-type="percentage" office:value="0.0091146991861409" calcext:value-type="percentage">
            <text:p>0,911%</text:p>
          </table:table-cell>
          <table:table-cell table:formula="of:=ABS([$Registrado.I9]-[$Previsto.J9])/[$Registrado.I9]" office:value-type="percentage" office:value="0.00397225736157194" calcext:value-type="percentage">
            <text:p>0,397%</text:p>
          </table:table-cell>
          <table:table-cell table:formula="of:=ABS([$Registrado.J9]-[$Previsto.K9])/[$Registrado.J9]" office:value-type="percentage" office:value="0.00153865745111553" calcext:value-type="percentage">
            <text:p>0,154%</text:p>
          </table:table-cell>
          <table:table-cell table:formula="of:=AVERAGE([.B9:.J9])" office:value-type="percentage" office:value="0.0422940395958365" calcext:value-type="percentage">
            <text:p>4,229%</text:p>
          </table:table-cell>
          <table:table-cell table:formula="of:=STDEV([.B9:.J9])" office:value-type="percentage" office:value="0.0557632259029542" calcext:value-type="percentage">
            <text:p>5,58%</text:p>
          </table:table-cell>
          <table:table-cell table:formula="of:=COUNTIF([.B9:.J9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iais</text:p>
          </table:table-cell>
          <table:table-cell table:formula="of:=ABS([$Registrado.B10]-[$Previsto.C10])/[$Registrado.B10]" office:value-type="percentage" office:value="0.0248110995373886" calcext:value-type="percentage">
            <text:p>2,481%</text:p>
          </table:table-cell>
          <table:table-cell table:formula="of:=ABS([$Registrado.C10]-[$Previsto.D10])/[$Registrado.C10]" office:value-type="percentage" office:value="0.0671479908403414" calcext:value-type="percentage">
            <text:p>6,715%</text:p>
          </table:table-cell>
          <table:table-cell table:formula="of:=ABS([$Registrado.D10]-[$Previsto.E10])/[$Registrado.D10]" office:value-type="percentage" office:value="0.0164845205819777" calcext:value-type="percentage">
            <text:p>1,648%</text:p>
          </table:table-cell>
          <table:table-cell table:formula="of:=ABS([$Registrado.E10]-[$Previsto.F10])/[$Registrado.E10]" office:value-type="percentage" office:value="0.026612348994355" calcext:value-type="percentage">
            <text:p>2,661%</text:p>
          </table:table-cell>
          <table:table-cell table:formula="of:=ABS([$Registrado.F10]-[$Previsto.G10])/[$Registrado.F10]" office:value-type="percentage" office:value="0.000713001100957514" calcext:value-type="percentage">
            <text:p>0,071%</text:p>
          </table:table-cell>
          <table:table-cell table:formula="of:=ABS([$Registrado.G10]-[$Previsto.H10])/[$Registrado.G10]" office:value-type="percentage" office:value="0.00761646022236255" calcext:value-type="percentage">
            <text:p>0,762%</text:p>
          </table:table-cell>
          <table:table-cell table:formula="of:=ABS([$Registrado.H10]-[$Previsto.I10])/[$Registrado.H10]" office:value-type="percentage" office:value="0.00538174420901791" calcext:value-type="percentage">
            <text:p>0,538%</text:p>
          </table:table-cell>
          <table:table-cell table:formula="of:=ABS([$Registrado.I10]-[$Previsto.J10])/[$Registrado.I10]" office:value-type="percentage" office:value="0.0429730592689326" calcext:value-type="percentage">
            <text:p>4,297%</text:p>
          </table:table-cell>
          <table:table-cell table:formula="of:=ABS([$Registrado.J10]-[$Previsto.K10])/[$Registrado.J10]" office:value-type="percentage" office:value="0.0135722150345386" calcext:value-type="percentage">
            <text:p>1,357%</text:p>
          </table:table-cell>
          <table:table-cell table:formula="of:=AVERAGE([.B10:.J10])" office:value-type="percentage" office:value="0.0228124933099858" calcext:value-type="percentage">
            <text:p>2,281%</text:p>
          </table:table-cell>
          <table:table-cell table:formula="of:=STDEV([.B10:.J10])" office:value-type="percentage" office:value="0.0210329564739943" calcext:value-type="percentage">
            <text:p>2,10%</text:p>
          </table:table-cell>
          <table:table-cell table:formula="of:=COUNTIF([.B10:.J10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table:formula="of:=ABS([$Registrado.B11]-[$Previsto.C11])/[$Registrado.B11]" office:value-type="percentage" office:value="0.046566847858082" calcext:value-type="percentage">
            <text:p>4,657%</text:p>
          </table:table-cell>
          <table:table-cell table:formula="of:=ABS([$Registrado.C11]-[$Previsto.D11])/[$Registrado.C11]" office:value-type="percentage" office:value="0.323360575769692" calcext:value-type="percentage">
            <text:p>32,336%</text:p>
          </table:table-cell>
          <table:table-cell table:formula="of:=ABS([$Registrado.D11]-[$Previsto.E11])/[$Registrado.D11]" office:value-type="percentage" office:value="0.0831733045064067" calcext:value-type="percentage">
            <text:p>8,317%</text:p>
          </table:table-cell>
          <table:table-cell table:formula="of:=ABS([$Registrado.E11]-[$Previsto.F11])/[$Registrado.E11]" office:value-type="percentage" office:value="0.00597897288228626" calcext:value-type="percentage">
            <text:p>0,598%</text:p>
          </table:table-cell>
          <table:table-cell table:formula="of:=ABS([$Registrado.F11]-[$Previsto.G11])/[$Registrado.F11]" office:value-type="percentage" office:value="0.00831654119141939" calcext:value-type="percentage">
            <text:p>0,832%</text:p>
          </table:table-cell>
          <table:table-cell table:formula="of:=ABS([$Registrado.G11]-[$Previsto.H11])/[$Registrado.G11]" office:value-type="percentage" office:value="0.0234103389061456" calcext:value-type="percentage">
            <text:p>2,341%</text:p>
          </table:table-cell>
          <table:table-cell table:formula="of:=ABS([$Registrado.H11]-[$Previsto.I11])/[$Registrado.H11]" office:value-type="percentage" office:value="0.0789907361482217" calcext:value-type="percentage">
            <text:p>7,899%</text:p>
          </table:table-cell>
          <table:table-cell table:formula="of:=ABS([$Registrado.I11]-[$Previsto.J11])/[$Registrado.I11]" office:value-type="percentage" office:value="0.0390636203321512" calcext:value-type="percentage">
            <text:p>3,906%</text:p>
          </table:table-cell>
          <table:table-cell table:formula="of:=ABS([$Registrado.J11]-[$Previsto.K11])/[$Registrado.J11]" office:value-type="percentage" office:value="0.00831110841426299" calcext:value-type="percentage">
            <text:p>0,831%</text:p>
          </table:table-cell>
          <table:table-cell table:formula="of:=AVERAGE([.B11:.J11])" office:value-type="percentage" office:value="0.0685746717787409" calcext:value-type="percentage">
            <text:p>6,857%</text:p>
          </table:table-cell>
          <table:table-cell table:formula="of:=STDEV([.B11:.J11])" office:value-type="percentage" office:value="0.0998833667794493" calcext:value-type="percentage">
            <text:p>9,99%</text:p>
          </table:table-cell>
          <table:table-cell table:formula="of:=COUNTIF([.B11:.J11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table:formula="of:=ABS([$Registrado.B12]-[$Previsto.C12])/[$Registrado.B12]" office:value-type="percentage" office:value="0.0149507180036177" calcext:value-type="percentage">
            <text:p>1,495%</text:p>
          </table:table-cell>
          <table:table-cell table:formula="of:=ABS([$Registrado.C12]-[$Previsto.D12])/[$Registrado.C12]" office:value-type="percentage" office:value="0.167060099823496" calcext:value-type="percentage">
            <text:p>16,706%</text:p>
          </table:table-cell>
          <table:table-cell table:formula="of:=ABS([$Registrado.D12]-[$Previsto.E12])/[$Registrado.D12]" office:value-type="percentage" office:value="0.0024949795710704" calcext:value-type="percentage">
            <text:p>0,249%</text:p>
          </table:table-cell>
          <table:table-cell table:formula="of:=ABS([$Registrado.E12]-[$Previsto.F12])/[$Registrado.E12]" office:value-type="percentage" office:value="0.0113189912174684" calcext:value-type="percentage">
            <text:p>1,132%</text:p>
          </table:table-cell>
          <table:table-cell table:formula="of:=ABS([$Registrado.F12]-[$Previsto.G12])/[$Registrado.F12]" office:value-type="percentage" office:value="0.0294157292582226" calcext:value-type="percentage">
            <text:p>2,942%</text:p>
          </table:table-cell>
          <table:table-cell table:formula="of:=ABS([$Registrado.G12]-[$Previsto.H12])/[$Registrado.G12]" office:value-type="percentage" office:value="0.0526671682821637" calcext:value-type="percentage">
            <text:p>5,267%</text:p>
          </table:table-cell>
          <table:table-cell table:formula="of:=ABS([$Registrado.H12]-[$Previsto.I12])/[$Registrado.H12]" office:value-type="percentage" office:value="0.064026812804147" calcext:value-type="percentage">
            <text:p>6,403%</text:p>
          </table:table-cell>
          <table:table-cell table:formula="of:=ABS([$Registrado.I12]-[$Previsto.J12])/[$Registrado.I12]" office:value-type="percentage" office:value="0.0141549751601589" calcext:value-type="percentage">
            <text:p>1,415%</text:p>
          </table:table-cell>
          <table:table-cell table:formula="of:=ABS([$Registrado.J12]-[$Previsto.K12])/[$Registrado.J12]" office:value-type="percentage" office:value="0.0147228834167275" calcext:value-type="percentage">
            <text:p>1,472%</text:p>
          </table:table-cell>
          <table:table-cell table:formula="of:=AVERAGE([.B12:.J12])" office:value-type="percentage" office:value="0.0412013730596747" calcext:value-type="percentage">
            <text:p>4,120%</text:p>
          </table:table-cell>
          <table:table-cell table:formula="of:=STDEV([.B12:.J12])" office:value-type="percentage" office:value="0.0514108965194615" calcext:value-type="percentage">
            <text:p>5,14%</text:p>
          </table:table-cell>
          <table:table-cell table:formula="of:=COUNTIF([.B12:.J12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ato Grosso do Sul</text:p>
          </table:table-cell>
          <table:table-cell table:formula="of:=ABS([$Registrado.B13]-[$Previsto.C13])/[$Registrado.B13]" office:value-type="percentage" office:value="0.016271673091261" calcext:value-type="percentage">
            <text:p>1,627%</text:p>
          </table:table-cell>
          <table:table-cell table:formula="of:=ABS([$Registrado.C13]-[$Previsto.D13])/[$Registrado.C13]" office:value-type="percentage" office:value="0.582120691264311" calcext:value-type="percentage">
            <text:p>58,212%</text:p>
          </table:table-cell>
          <table:table-cell table:formula="of:=ABS([$Registrado.D13]-[$Previsto.E13])/[$Registrado.D13]" office:value-type="percentage" office:value="0.00572435094883353" calcext:value-type="percentage">
            <text:p>0,572%</text:p>
          </table:table-cell>
          <table:table-cell table:formula="of:=ABS([$Registrado.E13]-[$Previsto.F13])/[$Registrado.E13]" office:value-type="percentage" office:value="0.000979978781146031" calcext:value-type="percentage">
            <text:p>0,098%</text:p>
          </table:table-cell>
          <table:table-cell table:formula="of:=ABS([$Registrado.F13]-[$Previsto.G13])/[$Registrado.F13]" office:value-type="percentage" office:value="0.0126219270190163" calcext:value-type="percentage">
            <text:p>1,262%</text:p>
          </table:table-cell>
          <table:table-cell table:formula="of:=ABS([$Registrado.G13]-[$Previsto.H13])/[$Registrado.G13]" office:value-type="percentage" office:value="0.00290805557821584" calcext:value-type="percentage">
            <text:p>0,291%</text:p>
          </table:table-cell>
          <table:table-cell table:formula="of:=ABS([$Registrado.H13]-[$Previsto.I13])/[$Registrado.H13]" office:value-type="percentage" office:value="0.00699797626713275" calcext:value-type="percentage">
            <text:p>0,700%</text:p>
          </table:table-cell>
          <table:table-cell table:formula="of:=ABS([$Registrado.I13]-[$Previsto.J13])/[$Registrado.I13]" office:value-type="percentage" office:value="0.0166082133229286" calcext:value-type="percentage">
            <text:p>1,661%</text:p>
          </table:table-cell>
          <table:table-cell table:formula="of:=ABS([$Registrado.J13]-[$Previsto.K13])/[$Registrado.J13]" office:value-type="percentage" office:value="0.00182073031515962" calcext:value-type="percentage">
            <text:p>0,182%</text:p>
          </table:table-cell>
          <table:table-cell table:formula="of:=AVERAGE([.B13:.J13])" office:value-type="percentage" office:value="0.0717837329542227" calcext:value-type="percentage">
            <text:p>7,178%</text:p>
          </table:table-cell>
          <table:table-cell table:formula="of:=STDEV([.B13:.J13])" office:value-type="percentage" office:value="0.191468909210233" calcext:value-type="percentage">
            <text:p>19,15%</text:p>
          </table:table-cell>
          <table:table-cell table:formula="of:=COUNTIF([.B13:.J13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table:formula="of:=ABS([$Registrado.B14]-[$Previsto.C14])/[$Registrado.B14]" office:value-type="percentage" office:value="0.00250880945842019" calcext:value-type="percentage">
            <text:p>0,251%</text:p>
          </table:table-cell>
          <table:table-cell table:formula="of:=ABS([$Registrado.C14]-[$Previsto.D14])/[$Registrado.C14]" office:value-type="percentage" office:value="0.0766738477084948" calcext:value-type="percentage">
            <text:p>7,667%</text:p>
          </table:table-cell>
          <table:table-cell table:formula="of:=ABS([$Registrado.D14]-[$Previsto.E14])/[$Registrado.D14]" office:value-type="percentage" office:value="0.0507063385373511" calcext:value-type="percentage">
            <text:p>5,071%</text:p>
          </table:table-cell>
          <table:table-cell table:formula="of:=ABS([$Registrado.E14]-[$Previsto.F14])/[$Registrado.E14]" office:value-type="percentage" office:value="0.0472691712077542" calcext:value-type="percentage">
            <text:p>4,727%</text:p>
          </table:table-cell>
          <table:table-cell table:formula="of:=ABS([$Registrado.F14]-[$Previsto.G14])/[$Registrado.F14]" office:value-type="percentage" office:value="0.0448510321349148" calcext:value-type="percentage">
            <text:p>4,485%</text:p>
          </table:table-cell>
          <table:table-cell table:formula="of:=ABS([$Registrado.G14]-[$Previsto.H14])/[$Registrado.G14]" office:value-type="percentage" office:value="0.00711105122284355" calcext:value-type="percentage">
            <text:p>0,711%</text:p>
          </table:table-cell>
          <table:table-cell table:formula="of:=ABS([$Registrado.H14]-[$Previsto.I14])/[$Registrado.H14]" office:value-type="percentage" office:value="0.0720804123557916" calcext:value-type="percentage">
            <text:p>7,208%</text:p>
          </table:table-cell>
          <table:table-cell table:formula="of:=ABS([$Registrado.I14]-[$Previsto.J14])/[$Registrado.I14]" office:value-type="percentage" office:value="0.0619480695921808" calcext:value-type="percentage">
            <text:p>6,195%</text:p>
          </table:table-cell>
          <table:table-cell table:formula="of:=ABS([$Registrado.J14]-[$Previsto.K14])/[$Registrado.J14]" office:value-type="percentage" office:value="0.0760465480772963" calcext:value-type="percentage">
            <text:p>7,605%</text:p>
          </table:table-cell>
          <table:table-cell table:formula="of:=AVERAGE([.B14:.J14])" office:value-type="percentage" office:value="0.0487994755883386" calcext:value-type="percentage">
            <text:p>4,880%</text:p>
          </table:table-cell>
          <table:table-cell table:formula="of:=STDEV([.B14:.J14])" office:value-type="percentage" office:value="0.0276960958026964" calcext:value-type="percentage">
            <text:p>2,77%</text:p>
          </table:table-cell>
          <table:table-cell table:formula="of:=COUNTIF([.B14:.J14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table:formula="of:=ABS([$Registrado.B15]-[$Previsto.C15])/[$Registrado.B15]" office:value-type="percentage" office:value="0.0228042351351748" calcext:value-type="percentage">
            <text:p>2,280%</text:p>
          </table:table-cell>
          <table:table-cell table:formula="of:=ABS([$Registrado.C15]-[$Previsto.D15])/[$Registrado.C15]" office:value-type="percentage" office:value="0.0718564759545382" calcext:value-type="percentage">
            <text:p>7,186%</text:p>
          </table:table-cell>
          <table:table-cell table:formula="of:=ABS([$Registrado.D15]-[$Previsto.E15])/[$Registrado.D15]" office:value-type="percentage" office:value="0.0493380613499337" calcext:value-type="percentage">
            <text:p>4,934%</text:p>
          </table:table-cell>
          <table:table-cell table:formula="of:=ABS([$Registrado.E15]-[$Previsto.F15])/[$Registrado.E15]" office:value-type="percentage" office:value="0.0210716219428628" calcext:value-type="percentage">
            <text:p>2,107%</text:p>
          </table:table-cell>
          <table:table-cell table:formula="of:=ABS([$Registrado.F15]-[$Previsto.G15])/[$Registrado.F15]" office:value-type="percentage" office:value="0.0206603817832184" calcext:value-type="percentage">
            <text:p>2,066%</text:p>
          </table:table-cell>
          <table:table-cell table:formula="of:=ABS([$Registrado.G15]-[$Previsto.H15])/[$Registrado.G15]" office:value-type="percentage" office:value="0.01836683834524" calcext:value-type="percentage">
            <text:p>1,837%</text:p>
          </table:table-cell>
          <table:table-cell table:formula="of:=ABS([$Registrado.H15]-[$Previsto.I15])/[$Registrado.H15]" office:value-type="percentage" office:value="0.0249810765945287" calcext:value-type="percentage">
            <text:p>2,498%</text:p>
          </table:table-cell>
          <table:table-cell table:formula="of:=ABS([$Registrado.I15]-[$Previsto.J15])/[$Registrado.I15]" office:value-type="percentage" office:value="0.0383228189333564" calcext:value-type="percentage">
            <text:p>3,832%</text:p>
          </table:table-cell>
          <table:table-cell table:formula="of:=ABS([$Registrado.J15]-[$Previsto.K15])/[$Registrado.J15]" office:value-type="percentage" office:value="0.0583158595739703" calcext:value-type="percentage">
            <text:p>5,832%</text:p>
          </table:table-cell>
          <table:table-cell table:formula="of:=AVERAGE([.B15:.J15])" office:value-type="percentage" office:value="0.0361908188458693" calcext:value-type="percentage">
            <text:p>3,619%</text:p>
          </table:table-cell>
          <table:table-cell table:formula="of:=STDEV([.B15:.J15])" office:value-type="percentage" office:value="0.0194656420073535" calcext:value-type="percentage">
            <text:p>1,95%</text:p>
          </table:table-cell>
          <table:table-cell table:formula="of:=COUNTIF([.B15:.J15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table:formula="of:=ABS([$Registrado.B16]-[$Previsto.C16])/[$Registrado.B16]" office:value-type="percentage" office:value="0.0728587132749762" calcext:value-type="percentage">
            <text:p>7,286%</text:p>
          </table:table-cell>
          <table:table-cell table:formula="of:=ABS([$Registrado.C16]-[$Previsto.D16])/[$Registrado.C16]" office:value-type="percentage" office:value="0.000294251310235799" calcext:value-type="percentage">
            <text:p>0,029%</text:p>
          </table:table-cell>
          <table:table-cell table:formula="of:=ABS([$Registrado.D16]-[$Previsto.E16])/[$Registrado.D16]" office:value-type="percentage" office:value="0.010605273851989" calcext:value-type="percentage">
            <text:p>1,061%</text:p>
          </table:table-cell>
          <table:table-cell table:formula="of:=ABS([$Registrado.E16]-[$Previsto.F16])/[$Registrado.E16]" office:value-type="percentage" office:value="0.0218955110717976" calcext:value-type="percentage">
            <text:p>2,190%</text:p>
          </table:table-cell>
          <table:table-cell table:formula="of:=ABS([$Registrado.F16]-[$Previsto.G16])/[$Registrado.F16]" office:value-type="percentage" office:value="0.0518973623087232" calcext:value-type="percentage">
            <text:p>5,190%</text:p>
          </table:table-cell>
          <table:table-cell table:formula="of:=ABS([$Registrado.G16]-[$Previsto.H16])/[$Registrado.G16]" office:value-type="percentage" office:value="0.0107091352573576" calcext:value-type="percentage">
            <text:p>1,071%</text:p>
          </table:table-cell>
          <table:table-cell table:formula="of:=ABS([$Registrado.H16]-[$Previsto.I16])/[$Registrado.H16]" office:value-type="percentage" office:value="0.0434801043013716" calcext:value-type="percentage">
            <text:p>4,348%</text:p>
          </table:table-cell>
          <table:table-cell table:formula="of:=ABS([$Registrado.I16]-[$Previsto.J16])/[$Registrado.I16]" office:value-type="percentage" office:value="0.00428043896603738" calcext:value-type="percentage">
            <text:p>0,428%</text:p>
          </table:table-cell>
          <table:table-cell table:formula="of:=ABS([$Registrado.J16]-[$Previsto.K16])/[$Registrado.J16]" office:value-type="percentage" office:value="0.0885847023944227" calcext:value-type="percentage">
            <text:p>8,858%</text:p>
          </table:table-cell>
          <table:table-cell table:formula="of:=AVERAGE([.B16:.J16])" office:value-type="percentage" office:value="0.0338450547485457" calcext:value-type="percentage">
            <text:p>3,385%</text:p>
          </table:table-cell>
          <table:table-cell table:formula="of:=STDEV([.B16:.J16])" office:value-type="percentage" office:value="0.0319278234122939" calcext:value-type="percentage">
            <text:p>3,19%</text:p>
          </table:table-cell>
          <table:table-cell table:formula="of:=COUNTIF([.B16:.J16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table:formula="of:=ABS([$Registrado.B17]-[$Previsto.C17])/[$Registrado.B17]" office:value-type="percentage" office:value="0.0475218821972911" calcext:value-type="percentage">
            <text:p>4,752%</text:p>
          </table:table-cell>
          <table:table-cell table:formula="of:=ABS([$Registrado.C17]-[$Previsto.D17])/[$Registrado.C17]" office:value-type="percentage" office:value="0.207456413544758" calcext:value-type="percentage">
            <text:p>20,746%</text:p>
          </table:table-cell>
          <table:table-cell table:formula="of:=ABS([$Registrado.D17]-[$Previsto.E17])/[$Registrado.D17]" office:value-type="percentage" office:value="0.0291686368461527" calcext:value-type="percentage">
            <text:p>2,917%</text:p>
          </table:table-cell>
          <table:table-cell table:formula="of:=ABS([$Registrado.E17]-[$Previsto.F17])/[$Registrado.E17]" office:value-type="percentage" office:value="0.0792672093411533" calcext:value-type="percentage">
            <text:p>7,927%</text:p>
          </table:table-cell>
          <table:table-cell table:formula="of:=ABS([$Registrado.F17]-[$Previsto.G17])/[$Registrado.F17]" office:value-type="percentage" office:value="0.0069740684055706" calcext:value-type="percentage">
            <text:p>0,697%</text:p>
          </table:table-cell>
          <table:table-cell table:formula="of:=ABS([$Registrado.G17]-[$Previsto.H17])/[$Registrado.G17]" office:value-type="percentage" office:value="0.0118572948781226" calcext:value-type="percentage">
            <text:p>1,186%</text:p>
          </table:table-cell>
          <table:table-cell table:formula="of:=ABS([$Registrado.H17]-[$Previsto.I17])/[$Registrado.H17]" office:value-type="percentage" office:value="0.0489622760016687" calcext:value-type="percentage">
            <text:p>4,896%</text:p>
          </table:table-cell>
          <table:table-cell table:formula="of:=ABS([$Registrado.I17]-[$Previsto.J17])/[$Registrado.I17]" office:value-type="percentage" office:value="0.00799926273589406" calcext:value-type="percentage">
            <text:p>0,800%</text:p>
          </table:table-cell>
          <table:table-cell table:formula="of:=ABS([$Registrado.J17]-[$Previsto.K17])/[$Registrado.J17]" office:value-type="percentage" office:value="0.0838541651910552" calcext:value-type="percentage">
            <text:p>8,385%</text:p>
          </table:table-cell>
          <table:table-cell table:formula="of:=AVERAGE([.B17:.J17])" office:value-type="percentage" office:value="0.0581179121268518" calcext:value-type="percentage">
            <text:p>5,812%</text:p>
          </table:table-cell>
          <table:table-cell table:formula="of:=STDEV([.B17:.J17])" office:value-type="percentage" office:value="0.0629617086392457" calcext:value-type="percentage">
            <text:p>6,30%</text:p>
          </table:table-cell>
          <table:table-cell table:formula="of:=COUNTIF([.B17:.J17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table:formula="of:=ABS([$Registrado.B18]-[$Previsto.C18])/[$Registrado.B18]" office:value-type="percentage" office:value="0.0508234276435637" calcext:value-type="percentage">
            <text:p>5,082%</text:p>
          </table:table-cell>
          <table:table-cell table:formula="of:=ABS([$Registrado.C18]-[$Previsto.D18])/[$Registrado.C18]" office:value-type="percentage" office:value="0.00222399506911575" calcext:value-type="percentage">
            <text:p>0,222%</text:p>
          </table:table-cell>
          <table:table-cell table:formula="of:=ABS([$Registrado.D18]-[$Previsto.E18])/[$Registrado.D18]" office:value-type="percentage" office:value="0.0435666999147348" calcext:value-type="percentage">
            <text:p>4,357%</text:p>
          </table:table-cell>
          <table:table-cell table:formula="of:=ABS([$Registrado.E18]-[$Previsto.F18])/[$Registrado.E18]" office:value-type="percentage" office:value="0.026817839463666" calcext:value-type="percentage">
            <text:p>2,682%</text:p>
          </table:table-cell>
          <table:table-cell table:formula="of:=ABS([$Registrado.F18]-[$Previsto.G18])/[$Registrado.F18]" office:value-type="percentage" office:value="0.0108189243455038" calcext:value-type="percentage">
            <text:p>1,082%</text:p>
          </table:table-cell>
          <table:table-cell table:formula="of:=ABS([$Registrado.G18]-[$Previsto.H18])/[$Registrado.G18]" office:value-type="percentage" office:value="0.0929760118989537" calcext:value-type="percentage">
            <text:p>9,298%</text:p>
          </table:table-cell>
          <table:table-cell table:formula="of:=ABS([$Registrado.H18]-[$Previsto.I18])/[$Registrado.H18]" office:value-type="percentage" office:value="0.191639655587464" calcext:value-type="percentage">
            <text:p>19,164%</text:p>
          </table:table-cell>
          <table:table-cell table:formula="of:=ABS([$Registrado.I18]-[$Previsto.J18])/[$Registrado.I18]" office:value-type="percentage" office:value="0.0614562177750073" calcext:value-type="percentage">
            <text:p>6,146%</text:p>
          </table:table-cell>
          <table:table-cell table:formula="of:=ABS([$Registrado.J18]-[$Previsto.K18])/[$Registrado.J18]" office:value-type="percentage" office:value="0.0420024628077395" calcext:value-type="percentage">
            <text:p>4,200%</text:p>
          </table:table-cell>
          <table:table-cell table:formula="of:=AVERAGE([.B18:.J18])" office:value-type="percentage" office:value="0.0580361371673054" calcext:value-type="percentage">
            <text:p>5,804%</text:p>
          </table:table-cell>
          <table:table-cell table:formula="of:=STDEV([.B18:.J18])" office:value-type="percentage" office:value="0.0569208891161468" calcext:value-type="percentage">
            <text:p>5,69%</text:p>
          </table:table-cell>
          <table:table-cell table:formula="of:=COUNTIF([.B18:.J18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table:formula="of:=ABS([$Registrado.B19]-[$Previsto.C19])/[$Registrado.B19]" office:value-type="percentage" office:value="0.0121811803309209" calcext:value-type="percentage">
            <text:p>1,218%</text:p>
          </table:table-cell>
          <table:table-cell table:formula="of:=ABS([$Registrado.C19]-[$Previsto.D19])/[$Registrado.C19]" office:value-type="percentage" office:value="0.164617946811612" calcext:value-type="percentage">
            <text:p>16,462%</text:p>
          </table:table-cell>
          <table:table-cell table:formula="of:=ABS([$Registrado.D19]-[$Previsto.E19])/[$Registrado.D19]" office:value-type="percentage" office:value="0.0174709181924884" calcext:value-type="percentage">
            <text:p>1,747%</text:p>
          </table:table-cell>
          <table:table-cell table:formula="of:=ABS([$Registrado.E19]-[$Previsto.F19])/[$Registrado.E19]" office:value-type="percentage" office:value="0.00523180848989552" calcext:value-type="percentage">
            <text:p>0,523%</text:p>
          </table:table-cell>
          <table:table-cell table:formula="of:=ABS([$Registrado.F19]-[$Previsto.G19])/[$Registrado.F19]" office:value-type="percentage" office:value="0.0213827910006918" calcext:value-type="percentage">
            <text:p>2,138%</text:p>
          </table:table-cell>
          <table:table-cell table:formula="of:=ABS([$Registrado.G19]-[$Previsto.H19])/[$Registrado.G19]" office:value-type="percentage" office:value="0.00631257848623219" calcext:value-type="percentage">
            <text:p>0,631%</text:p>
          </table:table-cell>
          <table:table-cell table:formula="of:=ABS([$Registrado.H19]-[$Previsto.I19])/[$Registrado.H19]" office:value-type="percentage" office:value="0.00619587591001927" calcext:value-type="percentage">
            <text:p>0,620%</text:p>
          </table:table-cell>
          <table:table-cell table:formula="of:=ABS([$Registrado.I19]-[$Previsto.J19])/[$Registrado.I19]" office:value-type="percentage" office:value="0.00458973544958487" calcext:value-type="percentage">
            <text:p>0,459%</text:p>
          </table:table-cell>
          <table:table-cell table:formula="of:=ABS([$Registrado.J19]-[$Previsto.K19])/[$Registrado.J19]" office:value-type="percentage" office:value="0.00999157535741293" calcext:value-type="percentage">
            <text:p>0,999%</text:p>
          </table:table-cell>
          <table:table-cell table:formula="of:=AVERAGE([.B19:.J19])" office:value-type="percentage" office:value="0.0275527122254286" calcext:value-type="percentage">
            <text:p>2,755%</text:p>
          </table:table-cell>
          <table:table-cell table:formula="of:=STDEV([.B19:.J19])" office:value-type="percentage" office:value="0.0517252904009846" calcext:value-type="percentage">
            <text:p>5,17%</text:p>
          </table:table-cell>
          <table:table-cell table:formula="of:=COUNTIF([.B19:.J19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table:formula="of:=ABS([$Registrado.B20]-[$Previsto.C20])/[$Registrado.B20]" office:value-type="percentage" office:value="0.00471072074600838" calcext:value-type="percentage">
            <text:p>0,471%</text:p>
          </table:table-cell>
          <table:table-cell table:formula="of:=ABS([$Registrado.C20]-[$Previsto.D20])/[$Registrado.C20]" office:value-type="percentage" office:value="0.0592192188765788" calcext:value-type="percentage">
            <text:p>5,922%</text:p>
          </table:table-cell>
          <table:table-cell table:formula="of:=ABS([$Registrado.D20]-[$Previsto.E20])/[$Registrado.D20]" office:value-type="percentage" office:value="0.00412298801345986" calcext:value-type="percentage">
            <text:p>0,412%</text:p>
          </table:table-cell>
          <table:table-cell table:formula="of:=ABS([$Registrado.E20]-[$Previsto.F20])/[$Registrado.E20]" office:value-type="percentage" office:value="0.00290168222366287" calcext:value-type="percentage">
            <text:p>0,290%</text:p>
          </table:table-cell>
          <table:table-cell table:formula="of:=ABS([$Registrado.F20]-[$Previsto.G20])/[$Registrado.F20]" office:value-type="percentage" office:value="0.0421216922579084" calcext:value-type="percentage">
            <text:p>4,212%</text:p>
          </table:table-cell>
          <table:table-cell table:formula="of:=ABS([$Registrado.G20]-[$Previsto.H20])/[$Registrado.G20]" office:value-type="percentage" office:value="0.0203665581012417" calcext:value-type="percentage">
            <text:p>2,037%</text:p>
          </table:table-cell>
          <table:table-cell table:formula="of:=ABS([$Registrado.H20]-[$Previsto.I20])/[$Registrado.H20]" office:value-type="percentage" office:value="0.000527465931365634" calcext:value-type="percentage">
            <text:p>0,053%</text:p>
          </table:table-cell>
          <table:table-cell table:formula="of:=ABS([$Registrado.I20]-[$Previsto.J20])/[$Registrado.I20]" office:value-type="percentage" office:value="0.000429625024150517" calcext:value-type="percentage">
            <text:p>0,043%</text:p>
          </table:table-cell>
          <table:table-cell table:formula="of:=ABS([$Registrado.J20]-[$Previsto.K20])/[$Registrado.J20]" office:value-type="percentage" office:value="0.0390625574208636" calcext:value-type="percentage">
            <text:p>3,906%</text:p>
          </table:table-cell>
          <table:table-cell table:formula="of:=AVERAGE([.B20:.J20])" office:value-type="percentage" office:value="0.0192736120661377" calcext:value-type="percentage">
            <text:p>1,927%</text:p>
          </table:table-cell>
          <table:table-cell table:formula="of:=STDEV([.B20:.J20])" office:value-type="percentage" office:value="0.0221547294705079" calcext:value-type="percentage">
            <text:p>2,22%</text:p>
          </table:table-cell>
          <table:table-cell table:formula="of:=COUNTIF([.B20:.J20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table:formula="of:=ABS([$Registrado.B21]-[$Previsto.C21])/[$Registrado.B21]" office:value-type="percentage" office:value="0.0203072397685328" calcext:value-type="percentage">
            <text:p>2,031%</text:p>
          </table:table-cell>
          <table:table-cell table:formula="of:=ABS([$Registrado.C21]-[$Previsto.D21])/[$Registrado.C21]" office:value-type="percentage" office:value="0.12514726660235" calcext:value-type="percentage">
            <text:p>12,515%</text:p>
          </table:table-cell>
          <table:table-cell table:formula="of:=ABS([$Registrado.D21]-[$Previsto.E21])/[$Registrado.D21]" office:value-type="percentage" office:value="0.0310575808379363" calcext:value-type="percentage">
            <text:p>3,106%</text:p>
          </table:table-cell>
          <table:table-cell table:formula="of:=ABS([$Registrado.E21]-[$Previsto.F21])/[$Registrado.E21]" office:value-type="percentage" office:value="0.0062227403030223" calcext:value-type="percentage">
            <text:p>0,622%</text:p>
          </table:table-cell>
          <table:table-cell table:formula="of:=ABS([$Registrado.F21]-[$Previsto.G21])/[$Registrado.F21]" office:value-type="percentage" office:value="0.101036118319221" calcext:value-type="percentage">
            <text:p>10,104%</text:p>
          </table:table-cell>
          <table:table-cell table:formula="of:=ABS([$Registrado.G21]-[$Previsto.H21])/[$Registrado.G21]" office:value-type="percentage" office:value="0.085120778951367" calcext:value-type="percentage">
            <text:p>8,512%</text:p>
          </table:table-cell>
          <table:table-cell table:formula="of:=ABS([$Registrado.H21]-[$Previsto.I21])/[$Registrado.H21]" office:value-type="percentage" office:value="0.0931080138440256" calcext:value-type="percentage">
            <text:p>9,311%</text:p>
          </table:table-cell>
          <table:table-cell table:formula="of:=ABS([$Registrado.I21]-[$Previsto.J21])/[$Registrado.I21]" office:value-type="percentage" office:value="0.0471827716108772" calcext:value-type="percentage">
            <text:p>4,718%</text:p>
          </table:table-cell>
          <table:table-cell table:formula="of:=ABS([$Registrado.J21]-[$Previsto.K21])/[$Registrado.J21]" office:value-type="percentage" office:value="0.0558739640558153" calcext:value-type="percentage">
            <text:p>5,587%</text:p>
          </table:table-cell>
          <table:table-cell table:formula="of:=AVERAGE([.B21:.J21])" office:value-type="percentage" office:value="0.0627840526992386" calcext:value-type="percentage">
            <text:p>6,278%</text:p>
          </table:table-cell>
          <table:table-cell table:formula="of:=STDEV([.B21:.J21])" office:value-type="percentage" office:value="0.0404228322576646" calcext:value-type="percentage">
            <text:p>4,04%</text:p>
          </table:table-cell>
          <table:table-cell table:formula="of:=COUNTIF([.B21:.J21]; &quot;&lt;0,05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table:formula="of:=ABS([$Registrado.B22]-[$Previsto.C22])/[$Registrado.B22]" office:value-type="percentage" office:value="0.0143598448562612" calcext:value-type="percentage">
            <text:p>1,436%</text:p>
          </table:table-cell>
          <table:table-cell table:formula="of:=ABS([$Registrado.C22]-[$Previsto.D22])/[$Registrado.C22]" office:value-type="percentage" office:value="0.00883385560225126" calcext:value-type="percentage">
            <text:p>0,883%</text:p>
          </table:table-cell>
          <table:table-cell table:formula="of:=ABS([$Registrado.D22]-[$Previsto.E22])/[$Registrado.D22]" office:value-type="percentage" office:value="0.0839222943808432" calcext:value-type="percentage">
            <text:p>8,392%</text:p>
          </table:table-cell>
          <table:table-cell table:formula="of:=ABS([$Registrado.E22]-[$Previsto.F22])/[$Registrado.E22]" office:value-type="percentage" office:value="0.00447721393431587" calcext:value-type="percentage">
            <text:p>0,448%</text:p>
          </table:table-cell>
          <table:table-cell table:formula="of:=ABS([$Registrado.F22]-[$Previsto.G22])/[$Registrado.F22]" office:value-type="percentage" office:value="0.0176868270385519" calcext:value-type="percentage">
            <text:p>1,769%</text:p>
          </table:table-cell>
          <table:table-cell table:formula="of:=ABS([$Registrado.G22]-[$Previsto.H22])/[$Registrado.G22]" office:value-type="percentage" office:value="0.0135518080936516" calcext:value-type="percentage">
            <text:p>1,355%</text:p>
          </table:table-cell>
          <table:table-cell table:formula="of:=ABS([$Registrado.H22]-[$Previsto.I22])/[$Registrado.H22]" office:value-type="percentage" office:value="0.0330589758603911" calcext:value-type="percentage">
            <text:p>3,306%</text:p>
          </table:table-cell>
          <table:table-cell table:formula="of:=ABS([$Registrado.I22]-[$Previsto.J22])/[$Registrado.I22]" office:value-type="percentage" office:value="0.0322407699012771" calcext:value-type="percentage">
            <text:p>3,224%</text:p>
          </table:table-cell>
          <table:table-cell table:formula="of:=ABS([$Registrado.J22]-[$Previsto.K22])/[$Registrado.J22]" office:value-type="percentage" office:value="0.00280185752279277" calcext:value-type="percentage">
            <text:p>0,280%</text:p>
          </table:table-cell>
          <table:table-cell table:formula="of:=AVERAGE([.B22:.J22])" office:value-type="percentage" office:value="0.0234370496878151" calcext:value-type="percentage">
            <text:p>2,344%</text:p>
          </table:table-cell>
          <table:table-cell table:formula="of:=STDEV([.B22:.J22])" office:value-type="percentage" office:value="0.0251004738323694" calcext:value-type="percentage">
            <text:p>2,51%</text:p>
          </table:table-cell>
          <table:table-cell table:formula="of:=COUNTIF([.B22:.J22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ndônia*</text:p>
          </table:table-cell>
          <table:table-cell table:formula="of:=ABS([$Registrado.B23]-[$Previsto.C23])/[$Registrado.B23]" office:value-type="percentage" office:value="0.0225538055127953" calcext:value-type="percentage">
            <text:p>2,255%</text:p>
          </table:table-cell>
          <table:table-cell table:formula="of:=ABS([$Registrado.C23]-[$Previsto.D23])/[$Registrado.C23]" office:value-type="percentage" office:value="0.361017092673013" calcext:value-type="percentage">
            <text:p>36,102%</text:p>
          </table:table-cell>
          <table:table-cell table:formula="of:=ABS([$Registrado.D23]-[$Previsto.E23])/[$Registrado.D23]" office:value-type="percentage" office:value="0.0518510922958232" calcext:value-type="percentage">
            <text:p>5,185%</text:p>
          </table:table-cell>
          <table:table-cell table:formula="of:=ABS([$Registrado.E23]-[$Previsto.F23])/[$Registrado.E23]" office:value-type="percentage" office:value="0.00973792460114498" calcext:value-type="percentage">
            <text:p>0,974%</text:p>
          </table:table-cell>
          <table:table-cell table:formula="of:=ABS([$Registrado.F23]-[$Previsto.G23])/[$Registrado.F23]" office:value-type="percentage" office:value="0.00985922353743485" calcext:value-type="percentage">
            <text:p>0,986%</text:p>
          </table:table-cell>
          <table:table-cell table:formula="of:=ABS([$Registrado.G23]-[$Previsto.H23])/[$Registrado.G23]" office:value-type="percentage" office:value="0.0295294655542829" calcext:value-type="percentage">
            <text:p>2,953%</text:p>
          </table:table-cell>
          <table:table-cell table:formula="of:=ABS([$Registrado.H23]-[$Previsto.I23])/[$Registrado.H23]" office:value-type="percentage" office:value="0.0417240480887334" calcext:value-type="percentage">
            <text:p>4,172%</text:p>
          </table:table-cell>
          <table:table-cell table:formula="of:=ABS([$Registrado.I23]-[$Previsto.J23])/[$Registrado.I23]" office:value-type="percentage" office:value="0.0385413615527699" calcext:value-type="percentage">
            <text:p>3,854%</text:p>
          </table:table-cell>
          <table:table-cell table:formula="of:=ABS([$Registrado.J23]-[$Previsto.K23])/[$Registrado.J23]" office:value-type="percentage" office:value="0.0283596275251233" calcext:value-type="percentage">
            <text:p>2,836%</text:p>
          </table:table-cell>
          <table:table-cell table:formula="of:=AVERAGE([.B23:.J23])" office:value-type="percentage" office:value="0.0659081823712357" calcext:value-type="percentage">
            <text:p>6,591%</text:p>
          </table:table-cell>
          <table:table-cell table:formula="of:=STDEV([.B23:.J23])" office:value-type="percentage" office:value="0.111540450397473" calcext:value-type="percentage">
            <text:p>11,15%</text:p>
          </table:table-cell>
          <table:table-cell table:formula="of:=COUNTIF([.B23:.J23]; &quot;&lt;0,05&quot;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oraima*</text:p>
          </table:table-cell>
          <table:table-cell table:formula="of:=ABS([$Registrado.B24]-[$Previsto.C24])/[$Registrado.B24]" office:value-type="percentage" office:value="0.000739511922131374" calcext:value-type="percentage">
            <text:p>0,074%</text:p>
          </table:table-cell>
          <table:table-cell table:formula="of:=ABS([$Registrado.C24]-[$Previsto.D24])/[$Registrado.C24]" office:value-type="percentage" office:value="0.275981429532293" calcext:value-type="percentage">
            <text:p>27,598%</text:p>
          </table:table-cell>
          <table:table-cell table:formula="of:=ABS([$Registrado.D24]-[$Previsto.E24])/[$Registrado.D24]" office:value-type="percentage" office:value="0.558426135844607" calcext:value-type="percentage">
            <text:p>55,843%</text:p>
          </table:table-cell>
          <table:table-cell table:formula="of:=ABS([$Registrado.E24]-[$Previsto.F24])/[$Registrado.E24]" office:value-type="percentage" office:value="0.0461591426705037" calcext:value-type="percentage">
            <text:p>4,616%</text:p>
          </table:table-cell>
          <table:table-cell table:formula="of:=ABS([$Registrado.F24]-[$Previsto.G24])/[$Registrado.F24]" office:value-type="percentage" office:value="0.0130639641262407" calcext:value-type="percentage">
            <text:p>1,306%</text:p>
          </table:table-cell>
          <table:table-cell table:formula="of:=ABS([$Registrado.G24]-[$Previsto.H24])/[$Registrado.G24]" office:value-type="percentage" office:value="0.000732027716775401" calcext:value-type="percentage">
            <text:p>0,073%</text:p>
          </table:table-cell>
          <table:table-cell table:formula="of:=ABS([$Registrado.H24]-[$Previsto.I24])/[$Registrado.H24]" office:value-type="percentage" office:value="0.0204307810918903" calcext:value-type="percentage">
            <text:p>2,043%</text:p>
          </table:table-cell>
          <table:table-cell table:formula="of:=ABS([$Registrado.I24]-[$Previsto.J24])/[$Registrado.I24]" office:value-type="percentage" office:value="0.0500330250990753" calcext:value-type="percentage">
            <text:p>5,003%</text:p>
          </table:table-cell>
          <table:table-cell table:formula="of:=ABS([$Registrado.J24]-[$Previsto.K24])/[$Registrado.J24]" office:value-type="percentage" office:value="0.0094741078438488" calcext:value-type="percentage">
            <text:p>0,947%</text:p>
          </table:table-cell>
          <table:table-cell table:formula="of:=AVERAGE([.B24:.J24])" office:value-type="percentage" office:value="0.108337791760818" calcext:value-type="percentage">
            <text:p>10,834%</text:p>
          </table:table-cell>
          <table:table-cell table:formula="of:=STDEV([.B24:.J24])" office:value-type="percentage" office:value="0.189632770116938" calcext:value-type="percentage">
            <text:p>18,96%</text:p>
          </table:table-cell>
          <table:table-cell table:formula="of:=COUNTIF([.B24:.J24]; &quot;&lt;0,05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ta Catarina*</text:p>
          </table:table-cell>
          <table:table-cell table:formula="of:=ABS([$Registrado.B25]-[$Previsto.C25])/[$Registrado.B25]" office:value-type="percentage" office:value="0.0160416239585597" calcext:value-type="percentage">
            <text:p>1,604%</text:p>
          </table:table-cell>
          <table:table-cell table:formula="of:=ABS([$Registrado.C25]-[$Previsto.D25])/[$Registrado.C25]" office:value-type="percentage" office:value="0.0204086460580914" calcext:value-type="percentage">
            <text:p>2,041%</text:p>
          </table:table-cell>
          <table:table-cell table:formula="of:=ABS([$Registrado.D25]-[$Previsto.E25])/[$Registrado.D25]" office:value-type="percentage" office:value="0.0897611734076148" calcext:value-type="percentage">
            <text:p>8,976%</text:p>
          </table:table-cell>
          <table:table-cell table:formula="of:=ABS([$Registrado.E25]-[$Previsto.F25])/[$Registrado.E25]" office:value-type="percentage" office:value="0.0258438280140692" calcext:value-type="percentage">
            <text:p>2,584%</text:p>
          </table:table-cell>
          <table:table-cell table:formula="of:=ABS([$Registrado.F25]-[$Previsto.G25])/[$Registrado.F25]" office:value-type="percentage" office:value="0.0393067256630155" calcext:value-type="percentage">
            <text:p>3,931%</text:p>
          </table:table-cell>
          <table:table-cell table:formula="of:=ABS([$Registrado.G25]-[$Previsto.H25])/[$Registrado.G25]" office:value-type="percentage" office:value="0.031391784647979" calcext:value-type="percentage">
            <text:p>3,139%</text:p>
          </table:table-cell>
          <table:table-cell table:formula="of:=ABS([$Registrado.H25]-[$Previsto.I25])/[$Registrado.H25]" office:value-type="percentage" office:value="0.0428952270883274" calcext:value-type="percentage">
            <text:p>4,290%</text:p>
          </table:table-cell>
          <table:table-cell table:formula="of:=ABS([$Registrado.I25]-[$Previsto.J25])/[$Registrado.I25]" office:value-type="percentage" office:value="0.0392243526526944" calcext:value-type="percentage">
            <text:p>3,922%</text:p>
          </table:table-cell>
          <table:table-cell table:formula="of:=ABS([$Registrado.J25]-[$Previsto.K25])/[$Registrado.J25]" office:value-type="percentage" office:value="0.0488361428451878" calcext:value-type="percentage">
            <text:p>4,884%</text:p>
          </table:table-cell>
          <table:table-cell table:formula="of:=AVERAGE([.B25:.J25])" office:value-type="percentage" office:value="0.0393010560372821" calcext:value-type="percentage">
            <text:p>3,930%</text:p>
          </table:table-cell>
          <table:table-cell table:formula="of:=STDEV([.B25:.J25])" office:value-type="percentage" office:value="0.0217705167657574" calcext:value-type="percentage">
            <text:p>2,18%</text:p>
          </table:table-cell>
          <table:table-cell table:formula="of:=COUNTIF([.B25:.J25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ão Paulo*</text:p>
          </table:table-cell>
          <table:table-cell table:formula="of:=ABS([$Registrado.B26]-[$Previsto.C26])/[$Registrado.B26]" office:value-type="percentage" office:value="0.01737503350169" calcext:value-type="percentage">
            <text:p>1,738%</text:p>
          </table:table-cell>
          <table:table-cell table:formula="of:=ABS([$Registrado.C26]-[$Previsto.D26])/[$Registrado.C26]" office:value-type="percentage" office:value="0.243133328212706" calcext:value-type="percentage">
            <text:p>24,313%</text:p>
          </table:table-cell>
          <table:table-cell table:formula="of:=ABS([$Registrado.D26]-[$Previsto.E26])/[$Registrado.D26]" office:value-type="percentage" office:value="0.130268662149164" calcext:value-type="percentage">
            <text:p>13,027%</text:p>
          </table:table-cell>
          <table:table-cell table:formula="of:=ABS([$Registrado.E26]-[$Previsto.F26])/[$Registrado.E26]" office:value-type="percentage" office:value="0.035929679435653" calcext:value-type="percentage">
            <text:p>3,593%</text:p>
          </table:table-cell>
          <table:table-cell table:formula="of:=ABS([$Registrado.F26]-[$Previsto.G26])/[$Registrado.F26]" office:value-type="percentage" office:value="0.0343677620128417" calcext:value-type="percentage">
            <text:p>3,437%</text:p>
          </table:table-cell>
          <table:table-cell table:formula="of:=ABS([$Registrado.G26]-[$Previsto.H26])/[$Registrado.G26]" office:value-type="percentage" office:value="0.00344134663090721" calcext:value-type="percentage">
            <text:p>0,344%</text:p>
          </table:table-cell>
          <table:table-cell table:formula="of:=ABS([$Registrado.H26]-[$Previsto.I26])/[$Registrado.H26]" office:value-type="percentage" office:value="0.0605308808241352" calcext:value-type="percentage">
            <text:p>6,053%</text:p>
          </table:table-cell>
          <table:table-cell table:formula="of:=ABS([$Registrado.I26]-[$Previsto.J26])/[$Registrado.I26]" office:value-type="percentage" office:value="0.0740620155750336" calcext:value-type="percentage">
            <text:p>7,406%</text:p>
          </table:table-cell>
          <table:table-cell table:formula="of:=ABS([$Registrado.J26]-[$Previsto.K26])/[$Registrado.J26]" office:value-type="percentage" office:value="0.0206646348547001" calcext:value-type="percentage">
            <text:p>2,066%</text:p>
          </table:table-cell>
          <table:table-cell table:formula="of:=AVERAGE([.B26:.J26])" office:value-type="percentage" office:value="0.0688637047996479" calcext:value-type="percentage">
            <text:p>6,886%</text:p>
          </table:table-cell>
          <table:table-cell table:formula="of:=STDEV([.B26:.J26])" office:value-type="percentage" office:value="0.0756355302431688" calcext:value-type="percentage">
            <text:p>7,56%</text:p>
          </table:table-cell>
          <table:table-cell table:formula="of:=COUNTIF([.B26:.J26]; &quot;&lt;0,05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gipe*</text:p>
          </table:table-cell>
          <table:table-cell table:formula="of:=ABS([$Registrado.B27]-[$Previsto.C27])/[$Registrado.B27]" office:value-type="percentage" office:value="0.0190811101961975" calcext:value-type="percentage">
            <text:p>1,908%</text:p>
          </table:table-cell>
          <table:table-cell table:formula="of:=ABS([$Registrado.C27]-[$Previsto.D27])/[$Registrado.C27]" office:value-type="percentage" office:value="0.0808128888655503" calcext:value-type="percentage">
            <text:p>8,081%</text:p>
          </table:table-cell>
          <table:table-cell table:formula="of:=ABS([$Registrado.D27]-[$Previsto.E27])/[$Registrado.D27]" office:value-type="percentage" office:value="0.0397984807087921" calcext:value-type="percentage">
            <text:p>3,980%</text:p>
          </table:table-cell>
          <table:table-cell table:formula="of:=ABS([$Registrado.E27]-[$Previsto.F27])/[$Registrado.E27]" office:value-type="percentage" office:value="0.00972781049096814" calcext:value-type="percentage">
            <text:p>0,973%</text:p>
          </table:table-cell>
          <table:table-cell table:formula="of:=ABS([$Registrado.F27]-[$Previsto.G27])/[$Registrado.F27]" office:value-type="percentage" office:value="0.0137091403920207" calcext:value-type="percentage">
            <text:p>1,371%</text:p>
          </table:table-cell>
          <table:table-cell table:formula="of:=ABS([$Registrado.G27]-[$Previsto.H27])/[$Registrado.G27]" office:value-type="percentage" office:value="0.00765952776446903" calcext:value-type="percentage">
            <text:p>0,766%</text:p>
          </table:table-cell>
          <table:table-cell table:formula="of:=ABS([$Registrado.H27]-[$Previsto.I27])/[$Registrado.H27]" office:value-type="percentage" office:value="0.0108970742322882" calcext:value-type="percentage">
            <text:p>1,090%</text:p>
          </table:table-cell>
          <table:table-cell table:formula="of:=ABS([$Registrado.I27]-[$Previsto.J27])/[$Registrado.I27]" office:value-type="percentage" office:value="0.00676745473929198" calcext:value-type="percentage">
            <text:p>0,677%</text:p>
          </table:table-cell>
          <table:table-cell table:formula="of:=ABS([$Registrado.J27]-[$Previsto.K27])/[$Registrado.J27]" office:value-type="percentage" office:value="0.0139134795857111" calcext:value-type="percentage">
            <text:p>1,391%</text:p>
          </table:table-cell>
          <table:table-cell table:formula="of:=AVERAGE([.B27:.J27])" office:value-type="percentage" office:value="0.0224852185528099" calcext:value-type="percentage">
            <text:p>2,249%</text:p>
          </table:table-cell>
          <table:table-cell table:formula="of:=STDEV([.B27:.J27])" office:value-type="percentage" office:value="0.0240515959371723" calcext:value-type="percentage">
            <text:p>2,41%</text:p>
          </table:table-cell>
          <table:table-cell table:formula="of:=COUNTIF([.B27:.J27]; &quot;&lt;0,05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cantins*</text:p>
          </table:table-cell>
          <table:table-cell table:formula="of:=ABS([$Registrado.B28]-[$Previsto.C28])/[$Registrado.B28]" office:value-type="percentage" office:value="0.00934177080814565" calcext:value-type="percentage">
            <text:p>0,934%</text:p>
          </table:table-cell>
          <table:table-cell table:formula="of:=ABS([$Registrado.C28]-[$Previsto.D28])/[$Registrado.C28]" office:value-type="percentage" office:value="0.132657063327964" calcext:value-type="percentage">
            <text:p>13,266%</text:p>
          </table:table-cell>
          <table:table-cell table:formula="of:=ABS([$Registrado.D28]-[$Previsto.E28])/[$Registrado.D28]" office:value-type="percentage" office:value="0.0152565685725467" calcext:value-type="percentage">
            <text:p>1,526%</text:p>
          </table:table-cell>
          <table:table-cell table:formula="of:=ABS([$Registrado.E28]-[$Previsto.F28])/[$Registrado.E28]" office:value-type="percentage" office:value="0.0208801813030164" calcext:value-type="percentage">
            <text:p>2,088%</text:p>
          </table:table-cell>
          <table:table-cell table:formula="of:=ABS([$Registrado.F28]-[$Previsto.G28])/[$Registrado.F28]" office:value-type="percentage" office:value="0.0201220409966137" calcext:value-type="percentage">
            <text:p>2,012%</text:p>
          </table:table-cell>
          <table:table-cell table:formula="of:=ABS([$Registrado.G28]-[$Previsto.H28])/[$Registrado.G28]" office:value-type="percentage" office:value="0.00744797809183041" calcext:value-type="percentage">
            <text:p>0,745%</text:p>
          </table:table-cell>
          <table:table-cell table:formula="of:=ABS([$Registrado.H28]-[$Previsto.I28])/[$Registrado.H28]" office:value-type="percentage" office:value="0.0135405788547011" calcext:value-type="percentage">
            <text:p>1,354%</text:p>
          </table:table-cell>
          <table:table-cell table:formula="of:=ABS([$Registrado.I28]-[$Previsto.J28])/[$Registrado.I28]" office:value-type="percentage" office:value="0.00536070602483786" calcext:value-type="percentage">
            <text:p>0,536%</text:p>
          </table:table-cell>
          <table:table-cell table:formula="of:=ABS([$Registrado.J28]-[$Previsto.K28])/[$Registrado.J28]" office:value-type="percentage" office:value="0.0108312705198291" calcext:value-type="percentage">
            <text:p>1,083%</text:p>
          </table:table-cell>
          <table:table-cell table:formula="of:=AVERAGE([.B28:.J28])" office:value-type="percentage" office:value="0.0261597953888317" calcext:value-type="percentage">
            <text:p>2,616%</text:p>
          </table:table-cell>
          <table:table-cell table:formula="of:=STDEV([.B28:.J28])" office:value-type="percentage" office:value="0.0402875069233967" calcext:value-type="percentage">
            <text:p>4,03%</text:p>
          </table:table-cell>
          <table:table-cell table:formula="of:=COUNTIF([.B28:.J28]; &quot;&lt;0,05&quot;)" office:value-type="float" office:value="8" calcext:value-type="float">
            <text:p>8</text:p>
          </table:table-cell>
        </table:table-row>
        <table:table-row table:style-name="ro3">
          <table:table-cell table:style-name="ce73"/>
          <table:table-cell table:style-name="ce77"/>
          <table:table-cell table:style-name="ce80"/>
          <table:table-cell table:style-name="ce75"/>
          <table:table-cell table:style-name="ce77" table:number-columns-repeated="2"/>
          <table:table-cell table:style-name="Default" table:number-columns-repeated="6"/>
          <table:table-cell/>
        </table:table-row>
        <table:table-row table:style-name="ro3">
          <table:table-cell table:style-name="ce74" office:value-type="string" calcext:value-type="string">
            <text:p>Treinado com:</text:p>
          </table:table-cell>
          <table:table-cell table:style-name="ce78" office:value-type="string" calcext:value-type="string">
            <text:p>3 anos</text:p>
          </table:table-cell>
          <table:table-cell table:style-name="ce78" office:value-type="string" calcext:value-type="string">
            <text:p>4 anos</text:p>
          </table:table-cell>
          <table:table-cell table:style-name="ce78" office:value-type="string" calcext:value-type="string">
            <text:p>5 anos</text:p>
          </table:table-cell>
          <table:table-cell table:style-name="ce78" office:value-type="string" calcext:value-type="string">
            <text:p>6 anos</text:p>
          </table:table-cell>
          <table:table-cell table:style-name="ce78" office:value-type="string" calcext:value-type="string">
            <text:p>7 anos</text:p>
          </table:table-cell>
          <table:table-cell table:style-name="ce78" office:value-type="string" calcext:value-type="string">
            <text:p>8 anos</text:p>
          </table:table-cell>
          <table:table-cell table:style-name="ce78" office:value-type="string" calcext:value-type="string">
            <text:p>9 anos</text:p>
          </table:table-cell>
          <table:table-cell table:style-name="ce78" office:value-type="string" calcext:value-type="string">
            <text:p>10 anos</text:p>
          </table:table-cell>
          <table:table-cell table:style-name="ce78" office:value-type="string" calcext:value-type="string">
            <text:p>11 anos</text:p>
          </table:table-cell>
          <table:table-cell table:style-name="ce78" office:value-type="string" calcext:value-type="string">
            <text:p>MEDIA</text:p>
          </table:table-cell>
          <table:table-cell table:style-name="ce78" office:value-type="string" calcext:value-type="string">
            <text:p>Total Desvio Padrão </text:p>
          </table:table-cell>
          <table:table-cell table:style-name="ce78" office:value-type="string" calcext:value-type="string">
            <text:p>Erro total ton. Brasil</text:p>
          </table:table-cell>
        </table:table-row>
        <table:table-row table:style-name="ro4">
          <table:table-cell table:style-name="ce75" office:value-type="string" calcext:value-type="string">
            <text:p>Média (Ano)</text:p>
          </table:table-cell>
          <table:table-cell table:style-name="ce29" table:formula="of:=AVERAGE([.B2:.B28])" office:value-type="percentage" office:value="0.0215473378323591" calcext:value-type="percentage">
            <text:p>2,15%</text:p>
          </table:table-cell>
          <table:table-cell table:style-name="ce29" table:formula="of:=AVERAGE([.C2:.C28])" office:value-type="percentage" office:value="0.145257677500732" calcext:value-type="percentage">
            <text:p>14,53%</text:p>
          </table:table-cell>
          <table:table-cell table:style-name="ce29" table:formula="of:=AVERAGE([.D2:.D28])" office:value-type="percentage" office:value="0.0652854581819195" calcext:value-type="percentage">
            <text:p>6,53%</text:p>
          </table:table-cell>
          <table:table-cell table:style-name="ce29" table:formula="of:=AVERAGE([.E2:.E28])" office:value-type="percentage" office:value="0.01977024765562" calcext:value-type="percentage">
            <text:p>1,98%</text:p>
          </table:table-cell>
          <table:table-cell table:style-name="ce29" table:formula="of:=AVERAGE([.F2:.F28])" office:value-type="percentage" office:value="0.0226414839165634" calcext:value-type="percentage">
            <text:p>2,26%</text:p>
          </table:table-cell>
          <table:table-cell table:style-name="ce29" table:formula="of:=AVERAGE([.G2:.G28])" office:value-type="percentage" office:value="0.0218336640009539" calcext:value-type="percentage">
            <text:p>2,18%</text:p>
          </table:table-cell>
          <table:table-cell table:style-name="ce29" table:formula="of:=AVERAGE([.H2:.H28])" office:value-type="percentage" office:value="0.0389439031201771" calcext:value-type="percentage">
            <text:p>3,89%</text:p>
          </table:table-cell>
          <table:table-cell table:style-name="ce29" table:formula="of:=AVERAGE([.I2:.I28])" office:value-type="percentage" office:value="0.0271559128307965" calcext:value-type="percentage">
            <text:p>2,72%</text:p>
          </table:table-cell>
          <table:table-cell table:style-name="ce29" table:formula="of:=AVERAGE([.J2:.J28])" office:value-type="percentage" office:value="0.027914009415687" calcext:value-type="percentage">
            <text:p>2,79%</text:p>
          </table:table-cell>
          <table:table-cell table:style-name="ce33" table:formula="of:=AVERAGE([.B31:.J31])" office:value-type="percentage" office:value="0.0433721882727565" calcext:value-type="percentage">
            <text:p>4,337%</text:p>
          </table:table-cell>
          <table:table-cell table:style-name="ce29" table:formula="of:=AVERAGE([.C31:.K31])" office:value-type="percentage" office:value="0.0457971716550229" calcext:value-type="percentage">
            <text:p>4,58%</text:p>
          </table:table-cell>
          <table:table-cell table:style-name="ce33" table:formula="of:=ABS(SUM([$Registrado.B2:.K28]) - SUM([$Previsto.B2:.K28]))/SUM([$Registrado.B2:.K28])" office:value-type="percentage" office:value="0.0236686401408312" calcext:value-type="percentage">
            <text:p>2,367%</text:p>
          </table:table-cell>
        </table:table-row>
        <table:table-row table:style-name="ro3">
          <table:table-cell table:style-name="ce73" office:value-type="string" calcext:value-type="string">
            <text:p>Desvio Padrão</text:p>
          </table:table-cell>
          <table:table-cell table:style-name="ce79" table:formula="of:=STDEV([.B2:.B28])" office:value-type="percentage" office:value="0.0169979338544374" calcext:value-type="percentage">
            <text:p>1,70%</text:p>
          </table:table-cell>
          <table:table-cell table:style-name="ce79" table:formula="of:=STDEV([.C2:.C28])" office:value-type="percentage" office:value="0.134889754366173" calcext:value-type="percentage">
            <text:p>13,49%</text:p>
          </table:table-cell>
          <table:table-cell table:style-name="ce79" table:formula="of:=STDEV([.D2:.D28])" office:value-type="percentage" office:value="0.104773455414437" calcext:value-type="percentage">
            <text:p>10,48%</text:p>
          </table:table-cell>
          <table:table-cell table:style-name="ce79" table:formula="of:=STDEV([.E2:.E28])" office:value-type="percentage" office:value="0.0180808424412878" calcext:value-type="percentage">
            <text:p>1,81%</text:p>
          </table:table-cell>
          <table:table-cell table:style-name="ce79" table:formula="of:=STDEV([.F2:.F28])" office:value-type="percentage" office:value="0.0207998849523072" calcext:value-type="percentage">
            <text:p>2,08%</text:p>
          </table:table-cell>
          <table:table-cell table:style-name="ce79" table:formula="of:=STDEV([.G2:.G28])" office:value-type="percentage" office:value="0.0243080396537142" calcext:value-type="percentage">
            <text:p>2,43%</text:p>
          </table:table-cell>
          <table:table-cell table:style-name="ce79" table:formula="of:=STDEV([.H2:.H28])" office:value-type="percentage" office:value="0.0403895161592254" calcext:value-type="percentage">
            <text:p>4,04%</text:p>
          </table:table-cell>
          <table:table-cell table:style-name="ce79" table:formula="of:=STDEV([.I2:.I28])" office:value-type="percentage" office:value="0.0212826539860917" calcext:value-type="percentage">
            <text:p>2,13%</text:p>
          </table:table-cell>
          <table:table-cell table:style-name="ce79" table:formula="of:=STDEV([.J2:.J28])" office:value-type="percentage" office:value="0.0260040428112329" calcext:value-type="percentage">
            <text:p>2,60%</text:p>
          </table:table-cell>
          <table:table-cell table:formula="of:=AVERAGE([.B32:.J32])" office:value-type="percentage" office:value="0.045280680404323" calcext:value-type="percentage">
            <text:p>4,528%</text:p>
          </table:table-cell>
          <table:table-cell table:style-name="ce83" table:number-columns-repeated="2"/>
        </table:table-row>
        <table:table-row table:style-name="ro1">
          <table:table-cell table:style-name="Default" office:value-type="string" calcext:value-type="string">
            <text:p>&lt; 5%</text:p>
          </table:table-cell>
          <table:table-cell table:style-name="Default" table:formula="of:=COUNTIF([.B2:.B28]; &quot;&lt;0,05&quot;)" office:value-type="float" office:value="25" calcext:value-type="float">
            <text:p>25</text:p>
          </table:table-cell>
          <table:table-cell table:style-name="Default" table:formula="of:=COUNTIF([.C2:.C28]; &quot;&lt;0,05&quot;)" office:value-type="float" office:value="5" calcext:value-type="float">
            <text:p>5</text:p>
          </table:table-cell>
          <table:table-cell table:style-name="Default" table:formula="of:=COUNTIF([.D2:.D28]; &quot;&lt;0,05&quot;)" office:value-type="float" office:value="16" calcext:value-type="float">
            <text:p>16</text:p>
          </table:table-cell>
          <table:table-cell table:style-name="Default" table:formula="of:=COUNTIF([.E2:.E28]; &quot;&lt;0,05&quot;)" office:value-type="float" office:value="26" calcext:value-type="float">
            <text:p>26</text:p>
          </table:table-cell>
          <table:table-cell table:style-name="Default" table:formula="of:=COUNTIF([.F2:.F28]; &quot;&lt;0,05&quot;)" office:value-type="float" office:value="25" calcext:value-type="float">
            <text:p>25</text:p>
          </table:table-cell>
          <table:table-cell table:style-name="Default" table:formula="of:=COUNTIF([.G2:.G28]; &quot;&lt;0,05&quot;)" office:value-type="float" office:value="23" calcext:value-type="float">
            <text:p>23</text:p>
          </table:table-cell>
          <table:table-cell table:style-name="Default" table:formula="of:=COUNTIF([.H2:.H28]; &quot;&lt;0,05&quot;)" office:value-type="float" office:value="20" calcext:value-type="float">
            <text:p>20</text:p>
          </table:table-cell>
          <table:table-cell table:style-name="Default" table:formula="of:=COUNTIF([.I2:.I28]; &quot;&lt;0,05&quot;)" office:value-type="float" office:value="22" calcext:value-type="float">
            <text:p>22</text:p>
          </table:table-cell>
          <table:table-cell table:style-name="Default" table:formula="of:=COUNTIF([.J2:.J28]; &quot;&lt;0,05&quot;)" office:value-type="float" office:value="22" calcext:value-type="float">
            <text:p>22</text:p>
          </table:table-cell>
          <table:table-cell table:style-name="ce42" table:formula="of:=AVERAGE([.B33:.J33])" office:value-type="float" office:value="20.4444444444444" calcext:value-type="float">
            <text:p>20,44</text:p>
          </table:table-cell>
          <table:table-cell table:style-name="ce78" office:value-type="string" calcext:value-type="string">
            <text:p>Total &lt; 5%</text:p>
          </table:table-cell>
          <table:table-cell table:style-name="ce78" office:value-type="string" calcext:value-type="string">
            <text:p>Total % &lt; 5%</text:p>
          </table:table-cell>
        </table:table-row>
        <table:table-row table:style-name="ro4">
          <table:table-cell table:style-name="Default" office:value-type="string" calcext:value-type="string">
            <text:p>% do Erro Total Brasil</text:p>
          </table:table-cell>
          <table:table-cell table:style-name="ce29" table:formula="of:=ABS(SUM([$Registrado.B2:.B28]) - SUM([$Previsto.B2:.B28]))/SUM([$Registrado.B2:.B28])" office:value-type="percentage" office:value="0.0510135583385597" calcext:value-type="percentage">
            <text:p>5,10%</text:p>
          </table:table-cell>
          <table:table-cell table:style-name="ce29" table:formula="of:=ABS(SUM([$Registrado.C2:.C28]) - SUM([$Previsto.C2:.C28]))/SUM([$Registrado.C2:.C28])" office:value-type="percentage" office:value="0.0350528257342563" calcext:value-type="percentage">
            <text:p>3,51%</text:p>
          </table:table-cell>
          <table:table-cell table:style-name="ce29" table:formula="of:=ABS(SUM([$Registrado.D2:.D28]) - SUM([$Previsto.D2:.D28]))/SUM([$Registrado.D2:.D28])" office:value-type="percentage" office:value="0.0723668082405694" calcext:value-type="percentage">
            <text:p>7,24%</text:p>
          </table:table-cell>
          <table:table-cell table:style-name="ce29" table:formula="of:=ABS(SUM([$Registrado.E2:.E28]) - SUM([$Previsto.E2:.E28]))/SUM([$Registrado.E2:.E28])" office:value-type="percentage" office:value="0.0503904173296856" calcext:value-type="percentage">
            <text:p>5,04%</text:p>
          </table:table-cell>
          <table:table-cell table:style-name="ce29" table:formula="of:=ABS(SUM([$Registrado.F2:.F28]) - SUM([$Previsto.F2:.F28]))/SUM([$Registrado.F2:.F28])" office:value-type="percentage" office:value="0.0996895347987774" calcext:value-type="percentage">
            <text:p>9,97%</text:p>
          </table:table-cell>
          <table:table-cell table:style-name="ce29" table:formula="of:=ABS(SUM([$Registrado.G2:.G28]) - SUM([$Previsto.G2:.G28]))/SUM([$Registrado.G2:.G28])" office:value-type="percentage" office:value="0.0772127297894641" calcext:value-type="percentage">
            <text:p>7,72%</text:p>
          </table:table-cell>
          <table:table-cell table:style-name="ce29" table:formula="of:=ABS(SUM([$Registrado.H2:.H28]) - SUM([$Previsto.H2:.H28]))/SUM([$Registrado.H2:.H28])" office:value-type="percentage" office:value="0.0306932238249402" calcext:value-type="percentage">
            <text:p>3,07%</text:p>
          </table:table-cell>
          <table:table-cell table:style-name="ce29" table:formula="of:=ABS(SUM([$Registrado.I2:.I28]) - SUM([$Previsto.I2:.I28]))/SUM([$Registrado.I2:.I28])" office:value-type="percentage" office:value="0.063028852411277" calcext:value-type="percentage">
            <text:p>6,30%</text:p>
          </table:table-cell>
          <table:table-cell table:style-name="ce29" table:formula="of:=ABS(SUM([$Registrado.J2:.J28]) - SUM([$Previsto.J2:.J28]))/SUM([$Registrado.J2:.J28])" office:value-type="percentage" office:value="0.128319407005395" calcext:value-type="percentage">
            <text:p>12,83%</text:p>
          </table:table-cell>
          <table:table-cell table:style-name="ce33" table:formula="of:=AVERAGE([.B34:.J34])" office:value-type="percentage" office:value="0.0675297063858805" calcext:value-type="percentage">
            <text:p>6,753%</text:p>
          </table:table-cell>
          <table:table-cell table:style-name="ce36" table:formula="of:=CONCATENATE(SUM([.B33:.J33]); &quot;/270&quot;)" office:value-type="string" office:string-value="184/270" calcext:value-type="string">
            <text:p>184/270</text:p>
          </table:table-cell>
          <table:table-cell table:style-name="ce22" table:formula="of:=SUM([.B33:.J33])/270" office:value-type="percentage" office:value="0.681481481481481" calcext:value-type="percentage">
            <text:p>68,148%</text:p>
          </table:table-cell>
        </table:table-row>
        <table:table-row table:style-name="ro1">
          <table:table-cell table:style-name="ce23" office:value-type="string" calcext:value-type="string">
            <text:p>Trabalho Final de Graduação - MAC0499 - Pedro Fernandes</text:p>
          </table:table-cell>
          <table:table-cell table:style-name="ce23" table:number-columns-repeated="12"/>
        </table:table-row>
        <table:table-row table:style-name="ro1">
          <table:table-cell table:style-name="ce26" office:value-type="string" calcext:value-type="string">
            <text:p>"Métodos de Explicabilidade de Inteligência Artificial Usando Demanda de Cimento como Estudo de Caso."</text:p>
          </table:table-cell>
          <table:table-cell table:style-name="ce23" table:number-columns-repeated="12"/>
        </table:table-row>
        <table:table-row table:style-name="ro1">
          <table:table-cell table:style-name="ce27" office:value-type="string" calcext:value-type="string">
            <text:p><text:span text:style-name="T1">Orientador:</text:span> Dr. Marcelo Finger</text:p>
          </table:table-cell>
          <table:table-cell table:style-name="ce23" table:number-columns-repeated="12"/>
        </table:table-row>
        <calcext:conditional-formats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AlmostThere" calcext:value="&lt;=10%" calcext:base-cell-address="Experimental.B2"/>
            <calcext:condition calcext:apply-style-name="Untitled2" calcext:value="&lt;=&lt;15%" calcext:base-cell-address="Experimental.B2"/>
            <calcext:condition calcext:apply-style-name="Cold" calcext:value="&gt;15%" calcext:base-cell-address="Experimental.B2"/>
          </calcext:conditional-format>
          <calcext:conditional-format calcext:target-range-address="Experimental.B2:Experimental.J28">
            <calcext:condition calcext:apply-style-name="Untitled1" calcext:value="&lt;=5%" calcext:base-cell-address="Experimental.B2"/>
            <calcext:condition calcext:apply-style-name="Cold" calcext:value="&gt;15%" calcext:base-cell-address="Experimental.B2"/>
            <calcext:condition calcext:apply-style-name="AlmostThere" calcext:value="&lt;=10%" calcext:base-cell-address="Experimental.B2"/>
            <calcext:condition calcext:apply-style-name="Untitled2" calcext:value="&lt;=15%" calcext:base-cell-address="Experimental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time-style style:name="N140">
      <number:minutes number:style="long"/>
      <number:text>:</number:text>
      <number:seconds number:style="long"/>
    </number:time-style>
    <number:date-style style:name="N135">
      <number:day/>
      <number:text>/</number:text>
      <number:month number:textual="true"/>
      <number:text>/</number:text>
      <number:year/>
    </number:date-style>
    <number:time-style style:name="N134">
      <number:minutes number:style="long"/>
      <number:text>:</number:text>
      <number:seconds number:style="long" number:decimal-places="1"/>
    </number:time-style>
    <number:date-style style:name="N13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date-style style:name="N142">
      <number:day/>
      <number:text>/</number:text>
      <number:month number:textual="true"/>
    </number:date-style>
    <number:date-style style:name="N113">
      <number:day/>
      <number:text>/</number:text>
      <number:month/>
      <number:text>/</number:text>
      <number:year number:style="long"/>
    </number:date-style>
    <number:number-style style:name="N12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4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6P0" style:volatile="true">
      <number:number number:decimal-places="0" number:min-decimal-places="0" number:min-integer-digits="1" number:grouping="true"/>
      <number:text> </number:text>
    </number:number-style>
    <number:number-style style:name="N14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6P0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percentage-style style:name="N118">
      <number:number number:decimal-places="3" number:min-decimal-places="3" number:min-integer-digits="1"/>
      <number:text>%</number:text>
    </number:percentage-style>
    <number:time-style style:name="N131">
      <number:hours/>
      <number:text>:</number:text>
      <number:minutes number:style="long"/>
      <number:text> </number:text>
      <number:am-pm/>
    </number:time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date-style style:name="N120">
      <number:month number:textual="true"/>
      <number:text>/</number:text>
      <number:year/>
    </number:date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omma_20__5b_0_5d_" style:display-name="Excel Built-in Comma [0]" style:family="table-cell" style:parent-style-name="Default" style:data-style-name="N110"/>
    <style:style style:name="Untitled1" style:family="table-cell" style:parent-style-name="Default">
      <style:table-cell-properties fo:background-color="#bbe33d"/>
    </style:style>
    <style:style style:name="Untitled2" style:family="table-cell" style:parent-style-name="Default">
      <style:table-cell-properties fo:background-color="#ffde59"/>
    </style:style>
    <style:style style:name="Untitled3" style:family="table-cell" style:parent-style-name="Default">
      <style:table-cell-properties fo:background-color="#bbe33d"/>
    </style:style>
    <style:style style:name="Untitled4" style:family="table-cell" style:parent-style-name="Default">
      <style:table-cell-properties fo:background-color="#ffe659"/>
    </style:style>
    <style:style style:name="Untitled5" style:family="table-cell" style:parent-style-name="Default">
      <style:table-cell-properties fo:background-color="#ff7b59"/>
    </style:style>
    <style:style style:name="FailToAchieve" style:family="table-cell" style:parent-style-name="Default">
      <style:table-cell-properties fo:background-color="#b2b2b2"/>
    </style:style>
    <style:style style:name="Cold" style:family="table-cell" style:parent-style-name="Default">
      <style:table-cell-properties fo:background-color="#b4c7dc"/>
    </style:style>
    <style:style style:name="Untitled6" style:family="table-cell" style:parent-style-name="Default">
      <style:table-cell-properties fo:background-color="#e6ea6b"/>
    </style:style>
    <style:style style:name="AlmostThere" style:family="table-cell" style:parent-style-name="Default">
      <style:table-cell-properties fo:background-color="#eaea6b"/>
    </style:style>
  </office:styles>
  <office:automatic-styles>
    <style:page-layout style:name="Mpm1">
      <style:page-layout-properties fo:page-width="29.7cm" fo:page-height="21.001cm" style:num-format="1" style:print-orientation="landscape" style:scale-to="7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8:30:24.512095864</meta:creation-date>
    <dc:date>2023-10-16T01:09:31.000699576</dc:date>
    <meta:editing-duration>P3DT20H37M39S</meta:editing-duration>
    <meta:editing-cycles>327</meta:editing-cycles>
    <meta:generator>LibreOffice/7.3.7.2$Linux_X86_64 LibreOffice_project/30$Build-2</meta:generator>
    <meta:print-date>2023-09-15T16:35:44.412240108</meta:print-date>
    <meta:document-statistic meta:table-count="4" meta:cell-count="1545" meta:object-count="0"/>
  </office:meta>
</office:document-meta>
</file>